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05pt"/>
    </style:style>
    <style:style style:name="co3" style:family="table-column">
      <style:table-column-properties fo:break-before="auto" style:column-width="11pt"/>
    </style:style>
    <style:style style:name="co4" style:family="table-column">
      <style:table-column-properties fo:break-before="auto" style:column-width="15pt"/>
    </style:style>
    <style:style style:name="co5" style:family="table-column">
      <style:table-column-properties fo:break-before="auto" style:column-width="69.14pt"/>
    </style:style>
    <style:style style:name="co6" style:family="table-column">
      <style:table-column-properties fo:break-before="auto" style:column-width="18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pt" svg:x="669.91pt" svg:y="76.79pt">
            <draw:object draw:notify-on-update-of-ranges="Sheet1.F3:Sheet1.F2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number-columns-repeated="8"/>
          <table:table-cell table:formula="of:=DEC2HEX(2^8-1)" office:value-type="string" office:string-value="FF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INT([.A3]/2^4)" office:value-type="float" office:value="-8" calcext:value-type="float">
            <text:p>-8</text:p>
          </table:table-cell>
          <table:table-cell table:formula="of:=[.A3]-INT([.A3]/2^4)*2^4-8" office:value-type="float" office:value="-8" calcext:value-type="float">
            <text:p>-8</text:p>
          </table:table-cell>
          <table:table-cell table:formula="of:=DEC2HEX([.B3])" office:value-type="string" office:string-value="FFFFFFFFF8" calcext:value-type="string">
            <text:p>FFFFFFFFF8</text:p>
          </table:table-cell>
          <table:table-cell table:formula="of:=DEC2HEX([.C3])" office:value-type="string" office:string-value="FFFFFFFFF8" calcext:value-type="string">
            <text:p>FFFFFFFFF8</text:p>
          </table:table-cell>
          <table:table-cell table:formula="of:=ATAN2([.B3];[.C3])/(2*PI())" office:value-type="float" office:value="-0.375" calcext:value-type="float">
            <text:p>-0.375</text:p>
          </table:table-cell>
          <table:table-cell table:formula="of:=DEC2HEX(INT([.F3]*(2^8-1));2)" office:value-type="string" office:string-value="FFFFFFFFA0" calcext:value-type="string">
            <text:p>FFFFFFFFA0</text:p>
          </table:table-cell>
          <table:table-cell/>
          <table:table-cell table:formula="of:=(0.9)*(2^8-1)" office:value-type="float" office:value="229.5" calcext:value-type="float">
            <text:p>229.5</text:p>
          </table:table-cell>
          <table:table-cell table:formula="of:=DEC2HEX([.I3])" office:value-type="string" office:string-value="E5" calcext:value-type="string">
            <text:p>E5</text:p>
          </table:table-cell>
          <table:table-cell table:formula="of:=BITXOR([.I3]-1;255)" office:value-type="float" office:value="27" calcext:value-type="float">
            <text:p>27</text:p>
          </table:table-cell>
          <table:table-cell table:formula="of:=DEC2HEX([.K3])" office:value-type="string" office:string-value="1B" calcext:value-type="string">
            <text:p>1B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INT([.A4]/2^4)" office:value-type="float" office:value="-8" calcext:value-type="float">
            <text:p>-8</text:p>
          </table:table-cell>
          <table:table-cell table:formula="of:=[.A4]-INT([.A4]/2^4)*2^4-8" office:value-type="float" office:value="-7" calcext:value-type="float">
            <text:p>-7</text:p>
          </table:table-cell>
          <table:table-cell table:formula="of:=DEC2HEX([.B4])" office:value-type="string" office:string-value="FFFFFFFFF8" calcext:value-type="string">
            <text:p>FFFFFFFFF8</text:p>
          </table:table-cell>
          <table:table-cell table:formula="of:=DEC2HEX([.C4])" office:value-type="string" office:string-value="FFFFFFFFF9" calcext:value-type="string">
            <text:p>FFFFFFFFF9</text:p>
          </table:table-cell>
          <table:table-cell table:formula="of:=ATAN2([.B4];[.C4])/(2*PI())" office:value-type="float" office:value="-0.385594652317473" calcext:value-type="float">
            <text:p>-0.385594652317473</text:p>
          </table:table-cell>
          <table:table-cell table:formula="of:=DEC2HEX(INT([.F4]*(2^8-1));2)" office:value-type="string" office:string-value="FFFFFFFF9D" calcext:value-type="string">
            <text:p>FFFFFFFF9D</text:p>
          </table:table-cell>
          <table:table-cell table:number-columns-repeated="5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INT([.A5]/2^4)" office:value-type="float" office:value="-8" calcext:value-type="float">
            <text:p>-8</text:p>
          </table:table-cell>
          <table:table-cell table:formula="of:=[.A5]-INT([.A5]/2^4)*2^4-8" office:value-type="float" office:value="-6" calcext:value-type="float">
            <text:p>-6</text:p>
          </table:table-cell>
          <table:table-cell table:formula="of:=DEC2HEX([.B5])" office:value-type="string" office:string-value="FFFFFFFFF8" calcext:value-type="string">
            <text:p>FFFFFFFFF8</text:p>
          </table:table-cell>
          <table:table-cell table:formula="of:=DEC2HEX([.C5])" office:value-type="string" office:string-value="FFFFFFFFFA" calcext:value-type="string">
            <text:p>FFFFFFFFFA</text:p>
          </table:table-cell>
          <table:table-cell table:formula="of:=ATAN2([.B5];[.C5])/(2*PI())" office:value-type="float" office:value="-0.397583617650433" calcext:value-type="float">
            <text:p>-0.397583617650433</text:p>
          </table:table-cell>
          <table:table-cell table:formula="of:=DEC2HEX(INT([.F5]*(2^8-1));2)" office:value-type="string" office:string-value="FFFFFFFF9A" calcext:value-type="string">
            <text:p>FFFFFFFF9A</text:p>
          </table:table-cell>
          <table:table-cell/>
          <table:table-cell table:formula="of:=0*(2^8-1)" office:value-type="float" office:value="0" calcext:value-type="float">
            <text:p>0</text:p>
          </table:table-cell>
          <table:table-cell table:formula="of:=DEC2HEX([.I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INT([.A6]/2^4)" office:value-type="float" office:value="-8" calcext:value-type="float">
            <text:p>-8</text:p>
          </table:table-cell>
          <table:table-cell table:formula="of:=[.A6]-INT([.A6]/2^4)*2^4-8" office:value-type="float" office:value="-5" calcext:value-type="float">
            <text:p>-5</text:p>
          </table:table-cell>
          <table:table-cell table:formula="of:=DEC2HEX([.B6])" office:value-type="string" office:string-value="FFFFFFFFF8" calcext:value-type="string">
            <text:p>FFFFFFFFF8</text:p>
          </table:table-cell>
          <table:table-cell table:formula="of:=DEC2HEX([.C6])" office:value-type="string" office:string-value="FFFFFFFFFB" calcext:value-type="string">
            <text:p>FFFFFFFFFB</text:p>
          </table:table-cell>
          <table:table-cell table:formula="of:=ATAN2([.B6];[.C6])/(2*PI())" office:value-type="float" office:value="-0.411096157755324" calcext:value-type="float">
            <text:p>-0.411096157755324</text:p>
          </table:table-cell>
          <table:table-cell table:formula="of:=DEC2HEX(INT([.F6]*(2^8-1));2)" office:value-type="string" office:string-value="FFFFFFFF97" calcext:value-type="string">
            <text:p>FFFFFFFF97</text:p>
          </table:table-cell>
          <table:table-cell/>
          <table:table-cell table:formula="of:=0.25*(2^8-1)" office:value-type="float" office:value="63.75" calcext:value-type="float">
            <text:p>63.75</text:p>
          </table:table-cell>
          <table:table-cell table:formula="of:=DEC2HEX([.I6])" office:value-type="string" office:string-value="3F" calcext:value-type="string">
            <text:p>3F</text:p>
          </table:table-cell>
          <table:table-cell table:number-columns-repeated="2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formula="of:=INT([.A7]/2^4)" office:value-type="float" office:value="-8" calcext:value-type="float">
            <text:p>-8</text:p>
          </table:table-cell>
          <table:table-cell table:formula="of:=[.A7]-INT([.A7]/2^4)*2^4-8" office:value-type="float" office:value="-4" calcext:value-type="float">
            <text:p>-4</text:p>
          </table:table-cell>
          <table:table-cell table:formula="of:=DEC2HEX([.B7])" office:value-type="string" office:string-value="FFFFFFFFF8" calcext:value-type="string">
            <text:p>FFFFFFFFF8</text:p>
          </table:table-cell>
          <table:table-cell table:formula="of:=DEC2HEX([.C7])" office:value-type="string" office:string-value="FFFFFFFFFC" calcext:value-type="string">
            <text:p>FFFFFFFFFC</text:p>
          </table:table-cell>
          <table:table-cell table:formula="of:=ATAN2([.B7];[.C7])/(2*PI())" office:value-type="float" office:value="-0.426208191174783" calcext:value-type="float">
            <text:p>-0.426208191174783</text:p>
          </table:table-cell>
          <table:table-cell table:formula="of:=DEC2HEX(INT([.F7]*(2^8-1));2)" office:value-type="string" office:string-value="FFFFFFFF93" calcext:value-type="string">
            <text:p>FFFFFFFF93</text:p>
          </table:table-cell>
          <table:table-cell/>
          <table:table-cell table:formula="of:=0.5*(2^8-1)" office:value-type="float" office:value="127.5" calcext:value-type="float">
            <text:p>127.5</text:p>
          </table:table-cell>
          <table:table-cell table:formula="of:=DEC2HEX([.I7])" office:value-type="string" office:string-value="7F" calcext:value-type="string">
            <text:p>7F</text:p>
          </table:table-cell>
          <table:table-cell table:number-columns-repeated="2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INT([.A8]/2^4)" office:value-type="float" office:value="-8" calcext:value-type="float">
            <text:p>-8</text:p>
          </table:table-cell>
          <table:table-cell table:formula="of:=[.A8]-INT([.A8]/2^4)*2^4-8" office:value-type="float" office:value="-3" calcext:value-type="float">
            <text:p>-3</text:p>
          </table:table-cell>
          <table:table-cell table:formula="of:=DEC2HEX([.B8])" office:value-type="string" office:string-value="FFFFFFFFF8" calcext:value-type="string">
            <text:p>FFFFFFFFF8</text:p>
          </table:table-cell>
          <table:table-cell table:formula="of:=DEC2HEX([.C8])" office:value-type="string" office:string-value="FFFFFFFFFD" calcext:value-type="string">
            <text:p>FFFFFFFFFD</text:p>
          </table:table-cell>
          <table:table-cell table:formula="of:=ATAN2([.B8];[.C8])/(2*PI())" office:value-type="float" office:value="-0.442899874390046" calcext:value-type="float">
            <text:p>-0.442899874390046</text:p>
          </table:table-cell>
          <table:table-cell table:formula="of:=DEC2HEX(INT([.F8]*(2^8-1));2)" office:value-type="string" office:string-value="FFFFFFFF8F" calcext:value-type="string">
            <text:p>FFFFFFFF8F</text:p>
          </table:table-cell>
          <table:table-cell/>
          <table:table-cell table:formula="of:=0.75*(2^8-1)" office:value-type="float" office:value="191.25" calcext:value-type="float">
            <text:p>191.25</text:p>
          </table:table-cell>
          <table:table-cell table:formula="of:=DEC2HEX([.I8])" office:value-type="string" office:string-value="BF" calcext:value-type="string">
            <text:p>BF</text:p>
          </table:table-cell>
          <table:table-cell table:number-columns-repeated="2"/>
        </table:table-row>
        <table:table-row table:style-name="ro1">
          <table:table-cell office:value-type="float" office:value="-122" calcext:value-type="float">
            <text:p>-122</text:p>
          </table:table-cell>
          <table:table-cell table:formula="of:=INT([.A9]/2^4)" office:value-type="float" office:value="-8" calcext:value-type="float">
            <text:p>-8</text:p>
          </table:table-cell>
          <table:table-cell table:formula="of:=[.A9]-INT([.A9]/2^4)*2^4-8" office:value-type="float" office:value="-2" calcext:value-type="float">
            <text:p>-2</text:p>
          </table:table-cell>
          <table:table-cell table:formula="of:=DEC2HEX([.B9])" office:value-type="string" office:string-value="FFFFFFFFF8" calcext:value-type="string">
            <text:p>FFFFFFFFF8</text:p>
          </table:table-cell>
          <table:table-cell table:formula="of:=DEC2HEX([.C9])" office:value-type="string" office:string-value="FFFFFFFFFE" calcext:value-type="string">
            <text:p>FFFFFFFFFE</text:p>
          </table:table-cell>
          <table:table-cell table:formula="of:=ATAN2([.B9];[.C9])/(2*PI())" office:value-type="float" office:value="-0.461010434811315" calcext:value-type="float">
            <text:p>-0.461010434811315</text:p>
          </table:table-cell>
          <table:table-cell table:formula="of:=DEC2HEX(INT([.F9]*(2^8-1));2)" office:value-type="string" office:string-value="FFFFFFFF8A" calcext:value-type="string">
            <text:p>FFFFFFFF8A</text:p>
          </table:table-cell>
          <table:table-cell/>
          <table:table-cell table:formula="of:=1*(2^8-1)" office:value-type="float" office:value="255" calcext:value-type="float">
            <text:p>255</text:p>
          </table:table-cell>
          <table:table-cell table:formula="of:=DEC2HEX([.I9])" office:value-type="string" office:string-value="FF" calcext:value-type="string">
            <text:p>FF</text:p>
          </table:table-cell>
          <table:table-cell table:number-columns-repeated="2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INT([.A10]/2^4)" office:value-type="float" office:value="-8" calcext:value-type="float">
            <text:p>-8</text:p>
          </table:table-cell>
          <table:table-cell table:formula="of:=[.A10]-INT([.A10]/2^4)*2^4-8" office:value-type="float" office:value="-1" calcext:value-type="float">
            <text:p>-1</text:p>
          </table:table-cell>
          <table:table-cell table:formula="of:=DEC2HEX([.B10])" office:value-type="string" office:string-value="FFFFFFFFF8" calcext:value-type="string">
            <text:p>FFFFFFFFF8</text:p>
          </table:table-cell>
          <table:table-cell table:formula="of:=DEC2HEX([.C10])" office:value-type="string" office:string-value="FFFFFFFFFF" calcext:value-type="string">
            <text:p>FFFFFFFFFF</text:p>
          </table:table-cell>
          <table:table-cell table:formula="of:=ATAN2([.B10];[.C10])/(2*PI())" office:value-type="float" office:value="-0.480208287919717" calcext:value-type="float">
            <text:p>-0.480208287919717</text:p>
          </table:table-cell>
          <table:table-cell table:formula="of:=DEC2HEX(INT([.F10]*(2^8-1));2)" office:value-type="string" office:string-value="FFFFFFFF85" calcext:value-type="string">
            <text:p>FFFFFFFF85</text:p>
          </table:table-cell>
          <table:table-cell table:number-columns-repeated="5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INT([.A11]/2^4)" office:value-type="float" office:value="-8" calcext:value-type="float">
            <text:p>-8</text:p>
          </table:table-cell>
          <table:table-cell table:formula="of:=[.A11]-INT([.A11]/2^4)*2^4-8" office:value-type="float" office:value="0" calcext:value-type="float">
            <text:p>0</text:p>
          </table:table-cell>
          <table:table-cell table:formula="of:=DEC2HEX([.B11])" office:value-type="string" office:string-value="FFFFFFFFF8" calcext:value-type="string">
            <text:p>FFFFFFFFF8</text:p>
          </table:table-cell>
          <table:table-cell table:formula="of:=DEC2HEX([.C11])" office:value-type="string" office:string-value="0" calcext:value-type="string">
            <text:p>0</text:p>
          </table:table-cell>
          <table:table-cell table:formula="of:=ATAN2([.B11];[.C11])/(2*PI())" office:value-type="float" office:value="0.5" calcext:value-type="float">
            <text:p>0.5</text:p>
          </table:table-cell>
          <table:table-cell table:formula="of:=DEC2HEX(INT([.F11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119" calcext:value-type="float">
            <text:p>-119</text:p>
          </table:table-cell>
          <table:table-cell table:formula="of:=INT([.A12]/2^4)" office:value-type="float" office:value="-8" calcext:value-type="float">
            <text:p>-8</text:p>
          </table:table-cell>
          <table:table-cell table:formula="of:=[.A12]-INT([.A12]/2^4)*2^4-8" office:value-type="float" office:value="1" calcext:value-type="float">
            <text:p>1</text:p>
          </table:table-cell>
          <table:table-cell table:formula="of:=DEC2HEX([.B12])" office:value-type="string" office:string-value="FFFFFFFFF8" calcext:value-type="string">
            <text:p>FFFFFFFFF8</text:p>
          </table:table-cell>
          <table:table-cell table:formula="of:=DEC2HEX([.C12])" office:value-type="string" office:string-value="1" calcext:value-type="string">
            <text:p>1</text:p>
          </table:table-cell>
          <table:table-cell table:formula="of:=ATAN2([.B12];[.C12])/(2*PI())" office:value-type="float" office:value="0.480208287919717" calcext:value-type="float">
            <text:p>0.480208287919717</text:p>
          </table:table-cell>
          <table:table-cell table:formula="of:=DEC2HEX(INT([.F12]*(2^8-1));2)" office:value-type="string" office:string-value="7A" calcext:value-type="string">
            <text:p>7A</text:p>
          </table:table-cell>
          <table:table-cell table:number-columns-repeated="5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INT([.A13]/2^4)" office:value-type="float" office:value="-8" calcext:value-type="float">
            <text:p>-8</text:p>
          </table:table-cell>
          <table:table-cell table:formula="of:=[.A13]-INT([.A13]/2^4)*2^4-8" office:value-type="float" office:value="2" calcext:value-type="float">
            <text:p>2</text:p>
          </table:table-cell>
          <table:table-cell table:formula="of:=DEC2HEX([.B13])" office:value-type="string" office:string-value="FFFFFFFFF8" calcext:value-type="string">
            <text:p>FFFFFFFFF8</text:p>
          </table:table-cell>
          <table:table-cell table:formula="of:=DEC2HEX([.C13])" office:value-type="string" office:string-value="2" calcext:value-type="string">
            <text:p>2</text:p>
          </table:table-cell>
          <table:table-cell table:formula="of:=ATAN2([.B13];[.C13])/(2*PI())" office:value-type="float" office:value="0.461010434811315" calcext:value-type="float">
            <text:p>0.461010434811315</text:p>
          </table:table-cell>
          <table:table-cell table:formula="of:=DEC2HEX(INT([.F13]*(2^8-1));2)" office:value-type="string" office:string-value="75" calcext:value-type="string">
            <text:p>75</text:p>
          </table:table-cell>
          <table:table-cell table:number-columns-repeated="5"/>
        </table:table-row>
        <table:table-row table:style-name="ro1">
          <table:table-cell office:value-type="float" office:value="-117" calcext:value-type="float">
            <text:p>-117</text:p>
          </table:table-cell>
          <table:table-cell table:formula="of:=INT([.A14]/2^4)" office:value-type="float" office:value="-8" calcext:value-type="float">
            <text:p>-8</text:p>
          </table:table-cell>
          <table:table-cell table:formula="of:=[.A14]-INT([.A14]/2^4)*2^4-8" office:value-type="float" office:value="3" calcext:value-type="float">
            <text:p>3</text:p>
          </table:table-cell>
          <table:table-cell table:formula="of:=DEC2HEX([.B14])" office:value-type="string" office:string-value="FFFFFFFFF8" calcext:value-type="string">
            <text:p>FFFFFFFFF8</text:p>
          </table:table-cell>
          <table:table-cell table:formula="of:=DEC2HEX([.C14])" office:value-type="string" office:string-value="3" calcext:value-type="string">
            <text:p>3</text:p>
          </table:table-cell>
          <table:table-cell table:formula="of:=ATAN2([.B14];[.C14])/(2*PI())" office:value-type="float" office:value="0.442899874390046" calcext:value-type="float">
            <text:p>0.442899874390046</text:p>
          </table:table-cell>
          <table:table-cell table:formula="of:=DEC2HEX(INT([.F14]*(2^8-1));2)" office:value-type="string" office:string-value="70" calcext:value-type="string">
            <text:p>70</text:p>
          </table:table-cell>
          <table:table-cell/>
          <table:table-cell table:formula="of:=HEX2DEC(&quot;FF&quot;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formula="of:=INT([.A15]/2^4)" office:value-type="float" office:value="-8" calcext:value-type="float">
            <text:p>-8</text:p>
          </table:table-cell>
          <table:table-cell table:formula="of:=[.A15]-INT([.A15]/2^4)*2^4-8" office:value-type="float" office:value="4" calcext:value-type="float">
            <text:p>4</text:p>
          </table:table-cell>
          <table:table-cell table:formula="of:=DEC2HEX([.B15])" office:value-type="string" office:string-value="FFFFFFFFF8" calcext:value-type="string">
            <text:p>FFFFFFFFF8</text:p>
          </table:table-cell>
          <table:table-cell table:formula="of:=DEC2HEX([.C15])" office:value-type="string" office:string-value="4" calcext:value-type="string">
            <text:p>4</text:p>
          </table:table-cell>
          <table:table-cell table:formula="of:=ATAN2([.B15];[.C15])/(2*PI())" office:value-type="float" office:value="0.426208191174783" calcext:value-type="float">
            <text:p>0.426208191174783</text:p>
          </table:table-cell>
          <table:table-cell table:formula="of:=DEC2HEX(INT([.F15]*(2^8-1));2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INT([.A16]/2^4)" office:value-type="float" office:value="-8" calcext:value-type="float">
            <text:p>-8</text:p>
          </table:table-cell>
          <table:table-cell table:formula="of:=[.A16]-INT([.A16]/2^4)*2^4-8" office:value-type="float" office:value="5" calcext:value-type="float">
            <text:p>5</text:p>
          </table:table-cell>
          <table:table-cell table:formula="of:=DEC2HEX([.B16])" office:value-type="string" office:string-value="FFFFFFFFF8" calcext:value-type="string">
            <text:p>FFFFFFFFF8</text:p>
          </table:table-cell>
          <table:table-cell table:formula="of:=DEC2HEX([.C16])" office:value-type="string" office:string-value="5" calcext:value-type="string">
            <text:p>5</text:p>
          </table:table-cell>
          <table:table-cell table:formula="of:=ATAN2([.B16];[.C16])/(2*PI())" office:value-type="float" office:value="0.411096157755324" calcext:value-type="float">
            <text:p>0.411096157755324</text:p>
          </table:table-cell>
          <table:table-cell table:formula="of:=DEC2HEX(INT([.F16]*(2^8-1));2)" office:value-type="string" office:string-value="68" calcext:value-type="string">
            <text:p>68</text:p>
          </table:table-cell>
          <table:table-cell table:number-columns-repeated="5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INT([.A17]/2^4)" office:value-type="float" office:value="-8" calcext:value-type="float">
            <text:p>-8</text:p>
          </table:table-cell>
          <table:table-cell table:formula="of:=[.A17]-INT([.A17]/2^4)*2^4-8" office:value-type="float" office:value="6" calcext:value-type="float">
            <text:p>6</text:p>
          </table:table-cell>
          <table:table-cell table:formula="of:=DEC2HEX([.B17])" office:value-type="string" office:string-value="FFFFFFFFF8" calcext:value-type="string">
            <text:p>FFFFFFFFF8</text:p>
          </table:table-cell>
          <table:table-cell table:formula="of:=DEC2HEX([.C17])" office:value-type="string" office:string-value="6" calcext:value-type="string">
            <text:p>6</text:p>
          </table:table-cell>
          <table:table-cell table:formula="of:=ATAN2([.B17];[.C17])/(2*PI())" office:value-type="float" office:value="0.397583617650433" calcext:value-type="float">
            <text:p>0.397583617650433</text:p>
          </table:table-cell>
          <table:table-cell table:formula="of:=DEC2HEX(INT([.F17]*(2^8-1));2)" office:value-type="string" office:string-value="65" calcext:value-type="string">
            <text:p>65</text:p>
          </table:table-cell>
          <table:table-cell table:number-columns-repeated="5"/>
        </table:table-row>
        <table:table-row table:style-name="ro1">
          <table:table-cell office:value-type="float" office:value="-113" calcext:value-type="float">
            <text:p>-113</text:p>
          </table:table-cell>
          <table:table-cell table:formula="of:=INT([.A18]/2^4)" office:value-type="float" office:value="-8" calcext:value-type="float">
            <text:p>-8</text:p>
          </table:table-cell>
          <table:table-cell table:formula="of:=[.A18]-INT([.A18]/2^4)*2^4-8" office:value-type="float" office:value="7" calcext:value-type="float">
            <text:p>7</text:p>
          </table:table-cell>
          <table:table-cell table:formula="of:=DEC2HEX([.B18])" office:value-type="string" office:string-value="FFFFFFFFF8" calcext:value-type="string">
            <text:p>FFFFFFFFF8</text:p>
          </table:table-cell>
          <table:table-cell table:formula="of:=DEC2HEX([.C18])" office:value-type="string" office:string-value="7" calcext:value-type="string">
            <text:p>7</text:p>
          </table:table-cell>
          <table:table-cell table:formula="of:=ATAN2([.B18];[.C18])/(2*PI())" office:value-type="float" office:value="0.385594652317473" calcext:value-type="float">
            <text:p>0.385594652317473</text:p>
          </table:table-cell>
          <table:table-cell table:formula="of:=DEC2HEX(INT([.F18]*(2^8-1));2)" office:value-type="string" office:string-value="62" calcext:value-type="string">
            <text:p>62</text:p>
          </table:table-cell>
          <table:table-cell table:number-columns-repeated="5"/>
        </table:table-row>
        <table:table-row table:style-name="ro1">
          <table:table-cell office:value-type="float" office:value="-112" calcext:value-type="float">
            <text:p>-112</text:p>
          </table:table-cell>
          <table:table-cell table:formula="of:=INT([.A19]/2^4)" office:value-type="float" office:value="-7" calcext:value-type="float">
            <text:p>-7</text:p>
          </table:table-cell>
          <table:table-cell table:formula="of:=[.A19]-INT([.A19]/2^4)*2^4-8" office:value-type="float" office:value="-8" calcext:value-type="float">
            <text:p>-8</text:p>
          </table:table-cell>
          <table:table-cell table:formula="of:=DEC2HEX([.B19])" office:value-type="string" office:string-value="FFFFFFFFF9" calcext:value-type="string">
            <text:p>FFFFFFFFF9</text:p>
          </table:table-cell>
          <table:table-cell table:formula="of:=DEC2HEX([.C19])" office:value-type="string" office:string-value="FFFFFFFFF8" calcext:value-type="string">
            <text:p>FFFFFFFFF8</text:p>
          </table:table-cell>
          <table:table-cell table:formula="of:=ATAN2([.B19];[.C19])/(2*PI())" office:value-type="float" office:value="-0.364405347682527" calcext:value-type="float">
            <text:p>-0.364405347682527</text:p>
          </table:table-cell>
          <table:table-cell table:formula="of:=DEC2HEX(INT([.F19]*(2^8-1));2)" office:value-type="string" office:string-value="FFFFFFFFA3" calcext:value-type="string">
            <text:p>FFFFFFFFA3</text:p>
          </table:table-cell>
          <table:table-cell table:number-columns-repeated="5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INT([.A20]/2^4)" office:value-type="float" office:value="-7" calcext:value-type="float">
            <text:p>-7</text:p>
          </table:table-cell>
          <table:table-cell table:formula="of:=[.A20]-INT([.A20]/2^4)*2^4-8" office:value-type="float" office:value="-7" calcext:value-type="float">
            <text:p>-7</text:p>
          </table:table-cell>
          <table:table-cell table:formula="of:=DEC2HEX([.B20])" office:value-type="string" office:string-value="FFFFFFFFF9" calcext:value-type="string">
            <text:p>FFFFFFFFF9</text:p>
          </table:table-cell>
          <table:table-cell table:formula="of:=DEC2HEX([.C20])" office:value-type="string" office:string-value="FFFFFFFFF9" calcext:value-type="string">
            <text:p>FFFFFFFFF9</text:p>
          </table:table-cell>
          <table:table-cell table:formula="of:=ATAN2([.B20];[.C20])/(2*PI())" office:value-type="float" office:value="-0.375" calcext:value-type="float">
            <text:p>-0.375</text:p>
          </table:table-cell>
          <table:table-cell table:formula="of:=DEC2HEX(INT([.F20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INT([.A21]/2^4)" office:value-type="float" office:value="-7" calcext:value-type="float">
            <text:p>-7</text:p>
          </table:table-cell>
          <table:table-cell table:formula="of:=[.A21]-INT([.A21]/2^4)*2^4-8" office:value-type="float" office:value="-6" calcext:value-type="float">
            <text:p>-6</text:p>
          </table:table-cell>
          <table:table-cell table:formula="of:=DEC2HEX([.B21])" office:value-type="string" office:string-value="FFFFFFFFF9" calcext:value-type="string">
            <text:p>FFFFFFFFF9</text:p>
          </table:table-cell>
          <table:table-cell table:formula="of:=DEC2HEX([.C21])" office:value-type="string" office:string-value="FFFFFFFFFA" calcext:value-type="string">
            <text:p>FFFFFFFFFA</text:p>
          </table:table-cell>
          <table:table-cell table:formula="of:=ATAN2([.B21];[.C21])/(2*PI())" office:value-type="float" office:value="-0.387218625986099" calcext:value-type="float">
            <text:p>-0.387218625986099</text:p>
          </table:table-cell>
          <table:table-cell table:formula="of:=DEC2HEX(INT([.F21]*(2^8-1));2)" office:value-type="string" office:string-value="FFFFFFFF9D" calcext:value-type="string">
            <text:p>FFFFFFFF9D</text:p>
          </table:table-cell>
          <table:table-cell table:number-columns-repeated="5"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INT([.A22]/2^4)" office:value-type="float" office:value="-7" calcext:value-type="float">
            <text:p>-7</text:p>
          </table:table-cell>
          <table:table-cell table:formula="of:=[.A22]-INT([.A22]/2^4)*2^4-8" office:value-type="float" office:value="-5" calcext:value-type="float">
            <text:p>-5</text:p>
          </table:table-cell>
          <table:table-cell table:formula="of:=DEC2HEX([.B22])" office:value-type="string" office:string-value="FFFFFFFFF9" calcext:value-type="string">
            <text:p>FFFFFFFFF9</text:p>
          </table:table-cell>
          <table:table-cell table:formula="of:=DEC2HEX([.C22])" office:value-type="string" office:string-value="FFFFFFFFFB" calcext:value-type="string">
            <text:p>FFFFFFFFFB</text:p>
          </table:table-cell>
          <table:table-cell table:formula="of:=ATAN2([.B22];[.C22])/(2*PI())" office:value-type="float" office:value="-0.401284228355627" calcext:value-type="float">
            <text:p>-0.401284228355627</text:p>
          </table:table-cell>
          <table:table-cell table:formula="of:=DEC2HEX(INT([.F22]*(2^8-1));2)" office:value-type="string" office:string-value="FFFFFFFF99" calcext:value-type="string">
            <text:p>FFFFFFFF99</text:p>
          </table:table-cell>
          <table:table-cell table:number-columns-repeated="5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INT([.A23]/2^4)" office:value-type="float" office:value="-7" calcext:value-type="float">
            <text:p>-7</text:p>
          </table:table-cell>
          <table:table-cell table:formula="of:=[.A23]-INT([.A23]/2^4)*2^4-8" office:value-type="float" office:value="-4" calcext:value-type="float">
            <text:p>-4</text:p>
          </table:table-cell>
          <table:table-cell table:formula="of:=DEC2HEX([.B23])" office:value-type="string" office:string-value="FFFFFFFFF9" calcext:value-type="string">
            <text:p>FFFFFFFFF9</text:p>
          </table:table-cell>
          <table:table-cell table:formula="of:=DEC2HEX([.C23])" office:value-type="string" office:string-value="FFFFFFFFFC" calcext:value-type="string">
            <text:p>FFFFFFFFFC</text:p>
          </table:table-cell>
          <table:table-cell table:formula="of:=ATAN2([.B23];[.C23])/(2*PI())" office:value-type="float" office:value="-0.417375329730716" calcext:value-type="float">
            <text:p>-0.417375329730716</text:p>
          </table:table-cell>
          <table:table-cell table:formula="of:=DEC2HEX(INT([.F23]*(2^8-1));2)" office:value-type="string" office:string-value="FFFFFFFF95" calcext:value-type="string">
            <text:p>FFFFFFFF95</text:p>
          </table:table-cell>
          <table:table-cell table:number-columns-repeated="5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INT([.A24]/2^4)" office:value-type="float" office:value="-7" calcext:value-type="float">
            <text:p>-7</text:p>
          </table:table-cell>
          <table:table-cell table:formula="of:=[.A24]-INT([.A24]/2^4)*2^4-8" office:value-type="float" office:value="-3" calcext:value-type="float">
            <text:p>-3</text:p>
          </table:table-cell>
          <table:table-cell table:formula="of:=DEC2HEX([.B24])" office:value-type="string" office:string-value="FFFFFFFFF9" calcext:value-type="string">
            <text:p>FFFFFFFFF9</text:p>
          </table:table-cell>
          <table:table-cell table:formula="of:=DEC2HEX([.C24])" office:value-type="string" office:string-value="FFFFFFFFFD" calcext:value-type="string">
            <text:p>FFFFFFFFFD</text:p>
          </table:table-cell>
          <table:table-cell table:formula="of:=ATAN2([.B24];[.C24])/(2*PI())" office:value-type="float" office:value="-0.435559470795422" calcext:value-type="float">
            <text:p>-0.435559470795422</text:p>
          </table:table-cell>
          <table:table-cell table:formula="of:=DEC2HEX(INT([.F24]*(2^8-1));2)" office:value-type="string" office:string-value="FFFFFFFF90" calcext:value-type="string">
            <text:p>FFFFFFFF90</text:p>
          </table:table-cell>
          <table:table-cell table:number-columns-repeated="5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INT([.A25]/2^4)" office:value-type="float" office:value="-7" calcext:value-type="float">
            <text:p>-7</text:p>
          </table:table-cell>
          <table:table-cell table:formula="of:=[.A25]-INT([.A25]/2^4)*2^4-8" office:value-type="float" office:value="-2" calcext:value-type="float">
            <text:p>-2</text:p>
          </table:table-cell>
          <table:table-cell table:formula="of:=DEC2HEX([.B25])" office:value-type="string" office:string-value="FFFFFFFFF9" calcext:value-type="string">
            <text:p>FFFFFFFFF9</text:p>
          </table:table-cell>
          <table:table-cell table:formula="of:=DEC2HEX([.C25])" office:value-type="string" office:string-value="FFFFFFFFFE" calcext:value-type="string">
            <text:p>FFFFFFFFFE</text:p>
          </table:table-cell>
          <table:table-cell table:formula="of:=ATAN2([.B25];[.C25])/(2*PI())" office:value-type="float" office:value="-0.455707233608548" calcext:value-type="float">
            <text:p>-0.455707233608548</text:p>
          </table:table-cell>
          <table:table-cell table:formula="of:=DEC2HEX(INT([.F25]*(2^8-1));2)" office:value-type="string" office:string-value="FFFFFFFF8B" calcext:value-type="string">
            <text:p>FFFFFFFF8B</text:p>
          </table:table-cell>
          <table:table-cell table:number-columns-repeated="5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INT([.A26]/2^4)" office:value-type="float" office:value="-7" calcext:value-type="float">
            <text:p>-7</text:p>
          </table:table-cell>
          <table:table-cell table:formula="of:=[.A26]-INT([.A26]/2^4)*2^4-8" office:value-type="float" office:value="-1" calcext:value-type="float">
            <text:p>-1</text:p>
          </table:table-cell>
          <table:table-cell table:formula="of:=DEC2HEX([.B26])" office:value-type="string" office:string-value="FFFFFFFFF9" calcext:value-type="string">
            <text:p>FFFFFFFFF9</text:p>
          </table:table-cell>
          <table:table-cell table:formula="of:=DEC2HEX([.C26])" office:value-type="string" office:string-value="FFFFFFFFFF" calcext:value-type="string">
            <text:p>FFFFFFFFFF</text:p>
          </table:table-cell>
          <table:table-cell table:formula="of:=ATAN2([.B26];[.C26])/(2*PI())" office:value-type="float" office:value="-0.477416382349567" calcext:value-type="float">
            <text:p>-0.477416382349567</text:p>
          </table:table-cell>
          <table:table-cell table:formula="of:=DEC2HEX(INT([.F26]*(2^8-1));2)" office:value-type="string" office:string-value="FFFFFFFF86" calcext:value-type="string">
            <text:p>FFFFFFFF86</text:p>
          </table:table-cell>
          <table:table-cell table:number-columns-repeated="5"/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INT([.A27]/2^4)" office:value-type="float" office:value="-7" calcext:value-type="float">
            <text:p>-7</text:p>
          </table:table-cell>
          <table:table-cell table:formula="of:=[.A27]-INT([.A27]/2^4)*2^4-8" office:value-type="float" office:value="0" calcext:value-type="float">
            <text:p>0</text:p>
          </table:table-cell>
          <table:table-cell table:formula="of:=DEC2HEX([.B27])" office:value-type="string" office:string-value="FFFFFFFFF9" calcext:value-type="string">
            <text:p>FFFFFFFFF9</text:p>
          </table:table-cell>
          <table:table-cell table:formula="of:=DEC2HEX([.C27])" office:value-type="string" office:string-value="0" calcext:value-type="string">
            <text:p>0</text:p>
          </table:table-cell>
          <table:table-cell table:formula="of:=ATAN2([.B27];[.C27])/(2*PI())" office:value-type="float" office:value="0.5" calcext:value-type="float">
            <text:p>0.5</text:p>
          </table:table-cell>
          <table:table-cell table:formula="of:=DEC2HEX(INT([.F27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INT([.A28]/2^4)" office:value-type="float" office:value="-7" calcext:value-type="float">
            <text:p>-7</text:p>
          </table:table-cell>
          <table:table-cell table:formula="of:=[.A28]-INT([.A28]/2^4)*2^4-8" office:value-type="float" office:value="1" calcext:value-type="float">
            <text:p>1</text:p>
          </table:table-cell>
          <table:table-cell table:formula="of:=DEC2HEX([.B28])" office:value-type="string" office:string-value="FFFFFFFFF9" calcext:value-type="string">
            <text:p>FFFFFFFFF9</text:p>
          </table:table-cell>
          <table:table-cell table:formula="of:=DEC2HEX([.C28])" office:value-type="string" office:string-value="1" calcext:value-type="string">
            <text:p>1</text:p>
          </table:table-cell>
          <table:table-cell table:formula="of:=ATAN2([.B28];[.C28])/(2*PI())" office:value-type="float" office:value="0.477416382349567" calcext:value-type="float">
            <text:p>0.477416382349567</text:p>
          </table:table-cell>
          <table:table-cell table:formula="of:=DEC2HEX(INT([.F28]*(2^8-1));2)" office:value-type="string" office:string-value="79" calcext:value-type="string">
            <text:p>79</text:p>
          </table:table-cell>
          <table:table-cell table:number-columns-repeated="5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formula="of:=INT([.A29]/2^4)" office:value-type="float" office:value="-7" calcext:value-type="float">
            <text:p>-7</text:p>
          </table:table-cell>
          <table:table-cell table:formula="of:=[.A29]-INT([.A29]/2^4)*2^4-8" office:value-type="float" office:value="2" calcext:value-type="float">
            <text:p>2</text:p>
          </table:table-cell>
          <table:table-cell table:formula="of:=DEC2HEX([.B29])" office:value-type="string" office:string-value="FFFFFFFFF9" calcext:value-type="string">
            <text:p>FFFFFFFFF9</text:p>
          </table:table-cell>
          <table:table-cell table:formula="of:=DEC2HEX([.C29])" office:value-type="string" office:string-value="2" calcext:value-type="string">
            <text:p>2</text:p>
          </table:table-cell>
          <table:table-cell table:formula="of:=ATAN2([.B29];[.C29])/(2*PI())" office:value-type="float" office:value="0.455707233608548" calcext:value-type="float">
            <text:p>0.455707233608548</text:p>
          </table:table-cell>
          <table:table-cell table:formula="of:=DEC2HEX(INT([.F29]*(2^8-1));2)" office:value-type="string" office:string-value="74" calcext:value-type="string">
            <text:p>74</text:p>
          </table:table-cell>
          <table:table-cell table:number-columns-repeated="5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INT([.A30]/2^4)" office:value-type="float" office:value="-7" calcext:value-type="float">
            <text:p>-7</text:p>
          </table:table-cell>
          <table:table-cell table:formula="of:=[.A30]-INT([.A30]/2^4)*2^4-8" office:value-type="float" office:value="3" calcext:value-type="float">
            <text:p>3</text:p>
          </table:table-cell>
          <table:table-cell table:formula="of:=DEC2HEX([.B30])" office:value-type="string" office:string-value="FFFFFFFFF9" calcext:value-type="string">
            <text:p>FFFFFFFFF9</text:p>
          </table:table-cell>
          <table:table-cell table:formula="of:=DEC2HEX([.C30])" office:value-type="string" office:string-value="3" calcext:value-type="string">
            <text:p>3</text:p>
          </table:table-cell>
          <table:table-cell table:formula="of:=ATAN2([.B30];[.C30])/(2*PI())" office:value-type="float" office:value="0.435559470795422" calcext:value-type="float">
            <text:p>0.435559470795422</text:p>
          </table:table-cell>
          <table:table-cell table:formula="of:=DEC2HEX(INT([.F30]*(2^8-1));2)" office:value-type="string" office:string-value="6F" calcext:value-type="string">
            <text:p>6F</text:p>
          </table:table-cell>
          <table:table-cell table:number-columns-repeated="5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INT([.A31]/2^4)" office:value-type="float" office:value="-7" calcext:value-type="float">
            <text:p>-7</text:p>
          </table:table-cell>
          <table:table-cell table:formula="of:=[.A31]-INT([.A31]/2^4)*2^4-8" office:value-type="float" office:value="4" calcext:value-type="float">
            <text:p>4</text:p>
          </table:table-cell>
          <table:table-cell table:formula="of:=DEC2HEX([.B31])" office:value-type="string" office:string-value="FFFFFFFFF9" calcext:value-type="string">
            <text:p>FFFFFFFFF9</text:p>
          </table:table-cell>
          <table:table-cell table:formula="of:=DEC2HEX([.C31])" office:value-type="string" office:string-value="4" calcext:value-type="string">
            <text:p>4</text:p>
          </table:table-cell>
          <table:table-cell table:formula="of:=ATAN2([.B31];[.C31])/(2*PI())" office:value-type="float" office:value="0.417375329730716" calcext:value-type="float">
            <text:p>0.417375329730716</text:p>
          </table:table-cell>
          <table:table-cell table:formula="of:=DEC2HEX(INT([.F31]*(2^8-1));2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INT([.A32]/2^4)" office:value-type="float" office:value="-7" calcext:value-type="float">
            <text:p>-7</text:p>
          </table:table-cell>
          <table:table-cell table:formula="of:=[.A32]-INT([.A32]/2^4)*2^4-8" office:value-type="float" office:value="5" calcext:value-type="float">
            <text:p>5</text:p>
          </table:table-cell>
          <table:table-cell table:formula="of:=DEC2HEX([.B32])" office:value-type="string" office:string-value="FFFFFFFFF9" calcext:value-type="string">
            <text:p>FFFFFFFFF9</text:p>
          </table:table-cell>
          <table:table-cell table:formula="of:=DEC2HEX([.C32])" office:value-type="string" office:string-value="5" calcext:value-type="string">
            <text:p>5</text:p>
          </table:table-cell>
          <table:table-cell table:formula="of:=ATAN2([.B32];[.C32])/(2*PI())" office:value-type="float" office:value="0.401284228355627" calcext:value-type="float">
            <text:p>0.401284228355627</text:p>
          </table:table-cell>
          <table:table-cell table:formula="of:=DEC2HEX(INT([.F32]*(2^8-1));2)" office:value-type="string" office:string-value="66" calcext:value-type="string">
            <text:p>66</text:p>
          </table:table-cell>
          <table:table-cell table:number-columns-repeated="5"/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INT([.A33]/2^4)" office:value-type="float" office:value="-7" calcext:value-type="float">
            <text:p>-7</text:p>
          </table:table-cell>
          <table:table-cell table:formula="of:=[.A33]-INT([.A33]/2^4)*2^4-8" office:value-type="float" office:value="6" calcext:value-type="float">
            <text:p>6</text:p>
          </table:table-cell>
          <table:table-cell table:formula="of:=DEC2HEX([.B33])" office:value-type="string" office:string-value="FFFFFFFFF9" calcext:value-type="string">
            <text:p>FFFFFFFFF9</text:p>
          </table:table-cell>
          <table:table-cell table:formula="of:=DEC2HEX([.C33])" office:value-type="string" office:string-value="6" calcext:value-type="string">
            <text:p>6</text:p>
          </table:table-cell>
          <table:table-cell table:formula="of:=ATAN2([.B33];[.C33])/(2*PI())" office:value-type="float" office:value="0.387218625986099" calcext:value-type="float">
            <text:p>0.387218625986099</text:p>
          </table:table-cell>
          <table:table-cell table:formula="of:=DEC2HEX(INT([.F33]*(2^8-1));2)" office:value-type="string" office:string-value="62" calcext:value-type="string">
            <text:p>62</text:p>
          </table:table-cell>
          <table:table-cell table:number-columns-repeated="5"/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INT([.A34]/2^4)" office:value-type="float" office:value="-7" calcext:value-type="float">
            <text:p>-7</text:p>
          </table:table-cell>
          <table:table-cell table:formula="of:=[.A34]-INT([.A34]/2^4)*2^4-8" office:value-type="float" office:value="7" calcext:value-type="float">
            <text:p>7</text:p>
          </table:table-cell>
          <table:table-cell table:formula="of:=DEC2HEX([.B34])" office:value-type="string" office:string-value="FFFFFFFFF9" calcext:value-type="string">
            <text:p>FFFFFFFFF9</text:p>
          </table:table-cell>
          <table:table-cell table:formula="of:=DEC2HEX([.C34])" office:value-type="string" office:string-value="7" calcext:value-type="string">
            <text:p>7</text:p>
          </table:table-cell>
          <table:table-cell table:formula="of:=ATAN2([.B34];[.C34])/(2*PI())" office:value-type="float" office:value="0.375" calcext:value-type="float">
            <text:p>0.375</text:p>
          </table:table-cell>
          <table:table-cell table:formula="of:=DEC2HEX(INT([.F34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INT([.A35]/2^4)" office:value-type="float" office:value="-6" calcext:value-type="float">
            <text:p>-6</text:p>
          </table:table-cell>
          <table:table-cell table:formula="of:=[.A35]-INT([.A35]/2^4)*2^4-8" office:value-type="float" office:value="-8" calcext:value-type="float">
            <text:p>-8</text:p>
          </table:table-cell>
          <table:table-cell table:formula="of:=DEC2HEX([.B35])" office:value-type="string" office:string-value="FFFFFFFFFA" calcext:value-type="string">
            <text:p>FFFFFFFFFA</text:p>
          </table:table-cell>
          <table:table-cell table:formula="of:=DEC2HEX([.C35])" office:value-type="string" office:string-value="FFFFFFFFF8" calcext:value-type="string">
            <text:p>FFFFFFFFF8</text:p>
          </table:table-cell>
          <table:table-cell table:formula="of:=ATAN2([.B35];[.C35])/(2*PI())" office:value-type="float" office:value="-0.352416382349567" calcext:value-type="float">
            <text:p>-0.352416382349567</text:p>
          </table:table-cell>
          <table:table-cell table:formula="of:=DEC2HEX(INT([.F35]*(2^8-1));2)" office:value-type="string" office:string-value="FFFFFFFFA6" calcext:value-type="string">
            <text:p>FFFFFFFFA6</text:p>
          </table:table-cell>
          <table:table-cell table:number-columns-repeated="5"/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INT([.A36]/2^4)" office:value-type="float" office:value="-6" calcext:value-type="float">
            <text:p>-6</text:p>
          </table:table-cell>
          <table:table-cell table:formula="of:=[.A36]-INT([.A36]/2^4)*2^4-8" office:value-type="float" office:value="-7" calcext:value-type="float">
            <text:p>-7</text:p>
          </table:table-cell>
          <table:table-cell table:formula="of:=DEC2HEX([.B36])" office:value-type="string" office:string-value="FFFFFFFFFA" calcext:value-type="string">
            <text:p>FFFFFFFFFA</text:p>
          </table:table-cell>
          <table:table-cell table:formula="of:=DEC2HEX([.C36])" office:value-type="string" office:string-value="FFFFFFFFF9" calcext:value-type="string">
            <text:p>FFFFFFFFF9</text:p>
          </table:table-cell>
          <table:table-cell table:formula="of:=ATAN2([.B36];[.C36])/(2*PI())" office:value-type="float" office:value="-0.362781374013901" calcext:value-type="float">
            <text:p>-0.362781374013901</text:p>
          </table:table-cell>
          <table:table-cell table:formula="of:=DEC2HEX(INT([.F36]*(2^8-1));2)" office:value-type="string" office:string-value="FFFFFFFFA3" calcext:value-type="string">
            <text:p>FFFFFFFFA3</text:p>
          </table:table-cell>
          <table:table-cell table:number-columns-repeated="5"/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INT([.A37]/2^4)" office:value-type="float" office:value="-6" calcext:value-type="float">
            <text:p>-6</text:p>
          </table:table-cell>
          <table:table-cell table:formula="of:=[.A37]-INT([.A37]/2^4)*2^4-8" office:value-type="float" office:value="-6" calcext:value-type="float">
            <text:p>-6</text:p>
          </table:table-cell>
          <table:table-cell table:formula="of:=DEC2HEX([.B37])" office:value-type="string" office:string-value="FFFFFFFFFA" calcext:value-type="string">
            <text:p>FFFFFFFFFA</text:p>
          </table:table-cell>
          <table:table-cell table:formula="of:=DEC2HEX([.C37])" office:value-type="string" office:string-value="FFFFFFFFFA" calcext:value-type="string">
            <text:p>FFFFFFFFFA</text:p>
          </table:table-cell>
          <table:table-cell table:formula="of:=ATAN2([.B37];[.C37])/(2*PI())" office:value-type="float" office:value="-0.375" calcext:value-type="float">
            <text:p>-0.375</text:p>
          </table:table-cell>
          <table:table-cell table:formula="of:=DEC2HEX(INT([.F37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INT([.A38]/2^4)" office:value-type="float" office:value="-6" calcext:value-type="float">
            <text:p>-6</text:p>
          </table:table-cell>
          <table:table-cell table:formula="of:=[.A38]-INT([.A38]/2^4)*2^4-8" office:value-type="float" office:value="-5" calcext:value-type="float">
            <text:p>-5</text:p>
          </table:table-cell>
          <table:table-cell table:formula="of:=DEC2HEX([.B38])" office:value-type="string" office:string-value="FFFFFFFFFA" calcext:value-type="string">
            <text:p>FFFFFFFFFA</text:p>
          </table:table-cell>
          <table:table-cell table:formula="of:=DEC2HEX([.C38])" office:value-type="string" office:string-value="FFFFFFFFFB" calcext:value-type="string">
            <text:p>FFFFFFFFFB</text:p>
          </table:table-cell>
          <table:table-cell table:formula="of:=ATAN2([.B38];[.C38])/(2*PI())" office:value-type="float" office:value="-0.389428969188152" calcext:value-type="float">
            <text:p>-0.389428969188152</text:p>
          </table:table-cell>
          <table:table-cell table:formula="of:=DEC2HEX(INT([.F38]*(2^8-1));2)" office:value-type="string" office:string-value="FFFFFFFF9C" calcext:value-type="string">
            <text:p>FFFFFFFF9C</text:p>
          </table:table-cell>
          <table:table-cell table:number-columns-repeated="5"/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INT([.A39]/2^4)" office:value-type="float" office:value="-6" calcext:value-type="float">
            <text:p>-6</text:p>
          </table:table-cell>
          <table:table-cell table:formula="of:=[.A39]-INT([.A39]/2^4)*2^4-8" office:value-type="float" office:value="-4" calcext:value-type="float">
            <text:p>-4</text:p>
          </table:table-cell>
          <table:table-cell table:formula="of:=DEC2HEX([.B39])" office:value-type="string" office:string-value="FFFFFFFFFA" calcext:value-type="string">
            <text:p>FFFFFFFFFA</text:p>
          </table:table-cell>
          <table:table-cell table:formula="of:=DEC2HEX([.C39])" office:value-type="string" office:string-value="FFFFFFFFFC" calcext:value-type="string">
            <text:p>FFFFFFFFFC</text:p>
          </table:table-cell>
          <table:table-cell table:formula="of:=ATAN2([.B39];[.C39])/(2*PI())" office:value-type="float" office:value="-0.406416479094501" calcext:value-type="float">
            <text:p>-0.406416479094501</text:p>
          </table:table-cell>
          <table:table-cell table:formula="of:=DEC2HEX(INT([.F39]*(2^8-1));2)" office:value-type="string" office:string-value="FFFFFFFF98" calcext:value-type="string">
            <text:p>FFFFFFFF98</text:p>
          </table:table-cell>
          <table:table-cell table:number-columns-repeated="5"/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INT([.A40]/2^4)" office:value-type="float" office:value="-6" calcext:value-type="float">
            <text:p>-6</text:p>
          </table:table-cell>
          <table:table-cell table:formula="of:=[.A40]-INT([.A40]/2^4)*2^4-8" office:value-type="float" office:value="-3" calcext:value-type="float">
            <text:p>-3</text:p>
          </table:table-cell>
          <table:table-cell table:formula="of:=DEC2HEX([.B40])" office:value-type="string" office:string-value="FFFFFFFFFA" calcext:value-type="string">
            <text:p>FFFFFFFFFA</text:p>
          </table:table-cell>
          <table:table-cell table:formula="of:=DEC2HEX([.C40])" office:value-type="string" office:string-value="FFFFFFFFFD" calcext:value-type="string">
            <text:p>FFFFFFFFFD</text:p>
          </table:table-cell>
          <table:table-cell table:formula="of:=ATAN2([.B40];[.C40])/(2*PI())" office:value-type="float" office:value="-0.426208191174783" calcext:value-type="float">
            <text:p>-0.426208191174783</text:p>
          </table:table-cell>
          <table:table-cell table:formula="of:=DEC2HEX(INT([.F40]*(2^8-1));2)" office:value-type="string" office:string-value="FFFFFFFF93" calcext:value-type="string">
            <text:p>FFFFFFFF93</text:p>
          </table:table-cell>
          <table:table-cell table:number-columns-repeated="5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INT([.A41]/2^4)" office:value-type="float" office:value="-6" calcext:value-type="float">
            <text:p>-6</text:p>
          </table:table-cell>
          <table:table-cell table:formula="of:=[.A41]-INT([.A41]/2^4)*2^4-8" office:value-type="float" office:value="-2" calcext:value-type="float">
            <text:p>-2</text:p>
          </table:table-cell>
          <table:table-cell table:formula="of:=DEC2HEX([.B41])" office:value-type="string" office:string-value="FFFFFFFFFA" calcext:value-type="string">
            <text:p>FFFFFFFFFA</text:p>
          </table:table-cell>
          <table:table-cell table:formula="of:=DEC2HEX([.C41])" office:value-type="string" office:string-value="FFFFFFFFFE" calcext:value-type="string">
            <text:p>FFFFFFFFFE</text:p>
          </table:table-cell>
          <table:table-cell table:formula="of:=ATAN2([.B41];[.C41])/(2*PI())" office:value-type="float" office:value="-0.448791808825217" calcext:value-type="float">
            <text:p>-0.448791808825217</text:p>
          </table:table-cell>
          <table:table-cell table:formula="of:=DEC2HEX(INT([.F41]*(2^8-1));2)" office:value-type="string" office:string-value="FFFFFFFF8D" calcext:value-type="string">
            <text:p>FFFFFFFF8D</text:p>
          </table:table-cell>
          <table:table-cell table:number-columns-repeated="5"/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INT([.A42]/2^4)" office:value-type="float" office:value="-6" calcext:value-type="float">
            <text:p>-6</text:p>
          </table:table-cell>
          <table:table-cell table:formula="of:=[.A42]-INT([.A42]/2^4)*2^4-8" office:value-type="float" office:value="-1" calcext:value-type="float">
            <text:p>-1</text:p>
          </table:table-cell>
          <table:table-cell table:formula="of:=DEC2HEX([.B42])" office:value-type="string" office:string-value="FFFFFFFFFA" calcext:value-type="string">
            <text:p>FFFFFFFFFA</text:p>
          </table:table-cell>
          <table:table-cell table:formula="of:=DEC2HEX([.C42])" office:value-type="string" office:string-value="FFFFFFFFFF" calcext:value-type="string">
            <text:p>FFFFFFFFFF</text:p>
          </table:table-cell>
          <table:table-cell table:formula="of:=ATAN2([.B42];[.C42])/(2*PI())" office:value-type="float" office:value="-0.473715771644373" calcext:value-type="float">
            <text:p>-0.473715771644373</text:p>
          </table:table-cell>
          <table:table-cell table:formula="of:=DEC2HEX(INT([.F42]*(2^8-1));2)" office:value-type="string" office:string-value="FFFFFFFF87" calcext:value-type="string">
            <text:p>FFFFFFFF87</text:p>
          </table:table-cell>
          <table:table-cell table:number-columns-repeated="5"/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INT([.A43]/2^4)" office:value-type="float" office:value="-6" calcext:value-type="float">
            <text:p>-6</text:p>
          </table:table-cell>
          <table:table-cell table:formula="of:=[.A43]-INT([.A43]/2^4)*2^4-8" office:value-type="float" office:value="0" calcext:value-type="float">
            <text:p>0</text:p>
          </table:table-cell>
          <table:table-cell table:formula="of:=DEC2HEX([.B43])" office:value-type="string" office:string-value="FFFFFFFFFA" calcext:value-type="string">
            <text:p>FFFFFFFFFA</text:p>
          </table:table-cell>
          <table:table-cell table:formula="of:=DEC2HEX([.C43])" office:value-type="string" office:string-value="0" calcext:value-type="string">
            <text:p>0</text:p>
          </table:table-cell>
          <table:table-cell table:formula="of:=ATAN2([.B43];[.C43])/(2*PI())" office:value-type="float" office:value="0.5" calcext:value-type="float">
            <text:p>0.5</text:p>
          </table:table-cell>
          <table:table-cell table:formula="of:=DEC2HEX(INT([.F43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INT([.A44]/2^4)" office:value-type="float" office:value="-6" calcext:value-type="float">
            <text:p>-6</text:p>
          </table:table-cell>
          <table:table-cell table:formula="of:=[.A44]-INT([.A44]/2^4)*2^4-8" office:value-type="float" office:value="1" calcext:value-type="float">
            <text:p>1</text:p>
          </table:table-cell>
          <table:table-cell table:formula="of:=DEC2HEX([.B44])" office:value-type="string" office:string-value="FFFFFFFFFA" calcext:value-type="string">
            <text:p>FFFFFFFFFA</text:p>
          </table:table-cell>
          <table:table-cell table:formula="of:=DEC2HEX([.C44])" office:value-type="string" office:string-value="1" calcext:value-type="string">
            <text:p>1</text:p>
          </table:table-cell>
          <table:table-cell table:formula="of:=ATAN2([.B44];[.C44])/(2*PI())" office:value-type="float" office:value="0.473715771644373" calcext:value-type="float">
            <text:p>0.473715771644373</text:p>
          </table:table-cell>
          <table:table-cell table:formula="of:=DEC2HEX(INT([.F44]*(2^8-1));2)" office:value-type="string" office:string-value="78" calcext:value-type="string">
            <text:p>78</text:p>
          </table:table-cell>
          <table:table-cell table:number-columns-repeated="5"/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INT([.A45]/2^4)" office:value-type="float" office:value="-6" calcext:value-type="float">
            <text:p>-6</text:p>
          </table:table-cell>
          <table:table-cell table:formula="of:=[.A45]-INT([.A45]/2^4)*2^4-8" office:value-type="float" office:value="2" calcext:value-type="float">
            <text:p>2</text:p>
          </table:table-cell>
          <table:table-cell table:formula="of:=DEC2HEX([.B45])" office:value-type="string" office:string-value="FFFFFFFFFA" calcext:value-type="string">
            <text:p>FFFFFFFFFA</text:p>
          </table:table-cell>
          <table:table-cell table:formula="of:=DEC2HEX([.C45])" office:value-type="string" office:string-value="2" calcext:value-type="string">
            <text:p>2</text:p>
          </table:table-cell>
          <table:table-cell table:formula="of:=ATAN2([.B45];[.C45])/(2*PI())" office:value-type="float" office:value="0.448791808825217" calcext:value-type="float">
            <text:p>0.448791808825217</text:p>
          </table:table-cell>
          <table:table-cell table:formula="of:=DEC2HEX(INT([.F45]*(2^8-1));2)" office:value-type="string" office:string-value="72" calcext:value-type="string">
            <text:p>72</text:p>
          </table:table-cell>
          <table:table-cell table:number-columns-repeated="5"/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INT([.A46]/2^4)" office:value-type="float" office:value="-6" calcext:value-type="float">
            <text:p>-6</text:p>
          </table:table-cell>
          <table:table-cell table:formula="of:=[.A46]-INT([.A46]/2^4)*2^4-8" office:value-type="float" office:value="3" calcext:value-type="float">
            <text:p>3</text:p>
          </table:table-cell>
          <table:table-cell table:formula="of:=DEC2HEX([.B46])" office:value-type="string" office:string-value="FFFFFFFFFA" calcext:value-type="string">
            <text:p>FFFFFFFFFA</text:p>
          </table:table-cell>
          <table:table-cell table:formula="of:=DEC2HEX([.C46])" office:value-type="string" office:string-value="3" calcext:value-type="string">
            <text:p>3</text:p>
          </table:table-cell>
          <table:table-cell table:formula="of:=ATAN2([.B46];[.C46])/(2*PI())" office:value-type="float" office:value="0.426208191174783" calcext:value-type="float">
            <text:p>0.426208191174783</text:p>
          </table:table-cell>
          <table:table-cell table:formula="of:=DEC2HEX(INT([.F46]*(2^8-1));2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INT([.A47]/2^4)" office:value-type="float" office:value="-6" calcext:value-type="float">
            <text:p>-6</text:p>
          </table:table-cell>
          <table:table-cell table:formula="of:=[.A47]-INT([.A47]/2^4)*2^4-8" office:value-type="float" office:value="4" calcext:value-type="float">
            <text:p>4</text:p>
          </table:table-cell>
          <table:table-cell table:formula="of:=DEC2HEX([.B47])" office:value-type="string" office:string-value="FFFFFFFFFA" calcext:value-type="string">
            <text:p>FFFFFFFFFA</text:p>
          </table:table-cell>
          <table:table-cell table:formula="of:=DEC2HEX([.C47])" office:value-type="string" office:string-value="4" calcext:value-type="string">
            <text:p>4</text:p>
          </table:table-cell>
          <table:table-cell table:formula="of:=ATAN2([.B47];[.C47])/(2*PI())" office:value-type="float" office:value="0.406416479094501" calcext:value-type="float">
            <text:p>0.406416479094501</text:p>
          </table:table-cell>
          <table:table-cell table:formula="of:=DEC2HEX(INT([.F47]*(2^8-1));2)" office:value-type="string" office:string-value="67" calcext:value-type="string">
            <text:p>67</text:p>
          </table:table-cell>
          <table:table-cell table:number-columns-repeated="5"/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INT([.A48]/2^4)" office:value-type="float" office:value="-6" calcext:value-type="float">
            <text:p>-6</text:p>
          </table:table-cell>
          <table:table-cell table:formula="of:=[.A48]-INT([.A48]/2^4)*2^4-8" office:value-type="float" office:value="5" calcext:value-type="float">
            <text:p>5</text:p>
          </table:table-cell>
          <table:table-cell table:formula="of:=DEC2HEX([.B48])" office:value-type="string" office:string-value="FFFFFFFFFA" calcext:value-type="string">
            <text:p>FFFFFFFFFA</text:p>
          </table:table-cell>
          <table:table-cell table:formula="of:=DEC2HEX([.C48])" office:value-type="string" office:string-value="5" calcext:value-type="string">
            <text:p>5</text:p>
          </table:table-cell>
          <table:table-cell table:formula="of:=ATAN2([.B48];[.C48])/(2*PI())" office:value-type="float" office:value="0.389428969188152" calcext:value-type="float">
            <text:p>0.389428969188152</text:p>
          </table:table-cell>
          <table:table-cell table:formula="of:=DEC2HEX(INT([.F48]*(2^8-1));2)" office:value-type="string" office:string-value="63" calcext:value-type="string">
            <text:p>63</text:p>
          </table:table-cell>
          <table:table-cell table:number-columns-repeated="5"/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INT([.A49]/2^4)" office:value-type="float" office:value="-6" calcext:value-type="float">
            <text:p>-6</text:p>
          </table:table-cell>
          <table:table-cell table:formula="of:=[.A49]-INT([.A49]/2^4)*2^4-8" office:value-type="float" office:value="6" calcext:value-type="float">
            <text:p>6</text:p>
          </table:table-cell>
          <table:table-cell table:formula="of:=DEC2HEX([.B49])" office:value-type="string" office:string-value="FFFFFFFFFA" calcext:value-type="string">
            <text:p>FFFFFFFFFA</text:p>
          </table:table-cell>
          <table:table-cell table:formula="of:=DEC2HEX([.C49])" office:value-type="string" office:string-value="6" calcext:value-type="string">
            <text:p>6</text:p>
          </table:table-cell>
          <table:table-cell table:formula="of:=ATAN2([.B49];[.C49])/(2*PI())" office:value-type="float" office:value="0.375" calcext:value-type="float">
            <text:p>0.375</text:p>
          </table:table-cell>
          <table:table-cell table:formula="of:=DEC2HEX(INT([.F49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INT([.A50]/2^4)" office:value-type="float" office:value="-6" calcext:value-type="float">
            <text:p>-6</text:p>
          </table:table-cell>
          <table:table-cell table:formula="of:=[.A50]-INT([.A50]/2^4)*2^4-8" office:value-type="float" office:value="7" calcext:value-type="float">
            <text:p>7</text:p>
          </table:table-cell>
          <table:table-cell table:formula="of:=DEC2HEX([.B50])" office:value-type="string" office:string-value="FFFFFFFFFA" calcext:value-type="string">
            <text:p>FFFFFFFFFA</text:p>
          </table:table-cell>
          <table:table-cell table:formula="of:=DEC2HEX([.C50])" office:value-type="string" office:string-value="7" calcext:value-type="string">
            <text:p>7</text:p>
          </table:table-cell>
          <table:table-cell table:formula="of:=ATAN2([.B50];[.C50])/(2*PI())" office:value-type="float" office:value="0.362781374013901" calcext:value-type="float">
            <text:p>0.362781374013901</text:p>
          </table:table-cell>
          <table:table-cell table:formula="of:=DEC2HEX(INT([.F50]*(2^8-1));2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INT([.A51]/2^4)" office:value-type="float" office:value="-5" calcext:value-type="float">
            <text:p>-5</text:p>
          </table:table-cell>
          <table:table-cell table:formula="of:=[.A51]-INT([.A51]/2^4)*2^4-8" office:value-type="float" office:value="-8" calcext:value-type="float">
            <text:p>-8</text:p>
          </table:table-cell>
          <table:table-cell table:formula="of:=DEC2HEX([.B51])" office:value-type="string" office:string-value="FFFFFFFFFB" calcext:value-type="string">
            <text:p>FFFFFFFFFB</text:p>
          </table:table-cell>
          <table:table-cell table:formula="of:=DEC2HEX([.C51])" office:value-type="string" office:string-value="FFFFFFFFF8" calcext:value-type="string">
            <text:p>FFFFFFFFF8</text:p>
          </table:table-cell>
          <table:table-cell table:formula="of:=ATAN2([.B51];[.C51])/(2*PI())" office:value-type="float" office:value="-0.338903842244676" calcext:value-type="float">
            <text:p>-0.338903842244676</text:p>
          </table:table-cell>
          <table:table-cell table:formula="of:=DEC2HEX(INT([.F51]*(2^8-1));2)" office:value-type="string" office:string-value="FFFFFFFFA9" calcext:value-type="string">
            <text:p>FFFFFFFFA9</text:p>
          </table:table-cell>
          <table:table-cell table:number-columns-repeated="5"/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INT([.A52]/2^4)" office:value-type="float" office:value="-5" calcext:value-type="float">
            <text:p>-5</text:p>
          </table:table-cell>
          <table:table-cell table:formula="of:=[.A52]-INT([.A52]/2^4)*2^4-8" office:value-type="float" office:value="-7" calcext:value-type="float">
            <text:p>-7</text:p>
          </table:table-cell>
          <table:table-cell table:formula="of:=DEC2HEX([.B52])" office:value-type="string" office:string-value="FFFFFFFFFB" calcext:value-type="string">
            <text:p>FFFFFFFFFB</text:p>
          </table:table-cell>
          <table:table-cell table:formula="of:=DEC2HEX([.C52])" office:value-type="string" office:string-value="FFFFFFFFF9" calcext:value-type="string">
            <text:p>FFFFFFFFF9</text:p>
          </table:table-cell>
          <table:table-cell table:formula="of:=ATAN2([.B52];[.C52])/(2*PI())" office:value-type="float" office:value="-0.348715771644373" calcext:value-type="float">
            <text:p>-0.348715771644373</text:p>
          </table:table-cell>
          <table:table-cell table:formula="of:=DEC2HEX(INT([.F52]*(2^8-1));2)" office:value-type="string" office:string-value="FFFFFFFFA7" calcext:value-type="string">
            <text:p>FFFFFFFFA7</text:p>
          </table:table-cell>
          <table:table-cell table:number-columns-repeated="5"/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INT([.A53]/2^4)" office:value-type="float" office:value="-5" calcext:value-type="float">
            <text:p>-5</text:p>
          </table:table-cell>
          <table:table-cell table:formula="of:=[.A53]-INT([.A53]/2^4)*2^4-8" office:value-type="float" office:value="-6" calcext:value-type="float">
            <text:p>-6</text:p>
          </table:table-cell>
          <table:table-cell table:formula="of:=DEC2HEX([.B53])" office:value-type="string" office:string-value="FFFFFFFFFB" calcext:value-type="string">
            <text:p>FFFFFFFFFB</text:p>
          </table:table-cell>
          <table:table-cell table:formula="of:=DEC2HEX([.C53])" office:value-type="string" office:string-value="FFFFFFFFFA" calcext:value-type="string">
            <text:p>FFFFFFFFFA</text:p>
          </table:table-cell>
          <table:table-cell table:formula="of:=ATAN2([.B53];[.C53])/(2*PI())" office:value-type="float" office:value="-0.360571030811848" calcext:value-type="float">
            <text:p>-0.360571030811848</text:p>
          </table:table-cell>
          <table:table-cell table:formula="of:=DEC2HEX(INT([.F53]*(2^8-1));2)" office:value-type="string" office:string-value="FFFFFFFFA4" calcext:value-type="string">
            <text:p>FFFFFFFFA4</text:p>
          </table:table-cell>
          <table:table-cell table:number-columns-repeated="5"/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INT([.A54]/2^4)" office:value-type="float" office:value="-5" calcext:value-type="float">
            <text:p>-5</text:p>
          </table:table-cell>
          <table:table-cell table:formula="of:=[.A54]-INT([.A54]/2^4)*2^4-8" office:value-type="float" office:value="-5" calcext:value-type="float">
            <text:p>-5</text:p>
          </table:table-cell>
          <table:table-cell table:formula="of:=DEC2HEX([.B54])" office:value-type="string" office:string-value="FFFFFFFFFB" calcext:value-type="string">
            <text:p>FFFFFFFFFB</text:p>
          </table:table-cell>
          <table:table-cell table:formula="of:=DEC2HEX([.C54])" office:value-type="string" office:string-value="FFFFFFFFFB" calcext:value-type="string">
            <text:p>FFFFFFFFFB</text:p>
          </table:table-cell>
          <table:table-cell table:formula="of:=ATAN2([.B54];[.C54])/(2*PI())" office:value-type="float" office:value="-0.375" calcext:value-type="float">
            <text:p>-0.375</text:p>
          </table:table-cell>
          <table:table-cell table:formula="of:=DEC2HEX(INT([.F54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INT([.A55]/2^4)" office:value-type="float" office:value="-5" calcext:value-type="float">
            <text:p>-5</text:p>
          </table:table-cell>
          <table:table-cell table:formula="of:=[.A55]-INT([.A55]/2^4)*2^4-8" office:value-type="float" office:value="-4" calcext:value-type="float">
            <text:p>-4</text:p>
          </table:table-cell>
          <table:table-cell table:formula="of:=DEC2HEX([.B55])" office:value-type="string" office:string-value="FFFFFFFFFB" calcext:value-type="string">
            <text:p>FFFFFFFFFB</text:p>
          </table:table-cell>
          <table:table-cell table:formula="of:=DEC2HEX([.C55])" office:value-type="string" office:string-value="FFFFFFFFFC" calcext:value-type="string">
            <text:p>FFFFFFFFFC</text:p>
          </table:table-cell>
          <table:table-cell table:formula="of:=ATAN2([.B55];[.C55])/(2*PI())" office:value-type="float" office:value="-0.392611643738639" calcext:value-type="float">
            <text:p>-0.392611643738639</text:p>
          </table:table-cell>
          <table:table-cell table:formula="of:=DEC2HEX(INT([.F55]*(2^8-1));2)" office:value-type="string" office:string-value="FFFFFFFF9B" calcext:value-type="string">
            <text:p>FFFFFFFF9B</text:p>
          </table:table-cell>
          <table:table-cell table:number-columns-repeated="5"/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INT([.A56]/2^4)" office:value-type="float" office:value="-5" calcext:value-type="float">
            <text:p>-5</text:p>
          </table:table-cell>
          <table:table-cell table:formula="of:=[.A56]-INT([.A56]/2^4)*2^4-8" office:value-type="float" office:value="-3" calcext:value-type="float">
            <text:p>-3</text:p>
          </table:table-cell>
          <table:table-cell table:formula="of:=DEC2HEX([.B56])" office:value-type="string" office:string-value="FFFFFFFFFB" calcext:value-type="string">
            <text:p>FFFFFFFFFB</text:p>
          </table:table-cell>
          <table:table-cell table:formula="of:=DEC2HEX([.C56])" office:value-type="string" office:string-value="FFFFFFFFFD" calcext:value-type="string">
            <text:p>FFFFFFFFFD</text:p>
          </table:table-cell>
          <table:table-cell table:formula="of:=ATAN2([.B56];[.C56])/(2*PI())" office:value-type="float" office:value="-0.413989565188685" calcext:value-type="float">
            <text:p>-0.413989565188685</text:p>
          </table:table-cell>
          <table:table-cell table:formula="of:=DEC2HEX(INT([.F56]*(2^8-1));2)" office:value-type="string" office:string-value="FFFFFFFF96" calcext:value-type="string">
            <text:p>FFFFFFFF96</text:p>
          </table:table-cell>
          <table:table-cell table:number-columns-repeated="5"/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INT([.A57]/2^4)" office:value-type="float" office:value="-5" calcext:value-type="float">
            <text:p>-5</text:p>
          </table:table-cell>
          <table:table-cell table:formula="of:=[.A57]-INT([.A57]/2^4)*2^4-8" office:value-type="float" office:value="-2" calcext:value-type="float">
            <text:p>-2</text:p>
          </table:table-cell>
          <table:table-cell table:formula="of:=DEC2HEX([.B57])" office:value-type="string" office:string-value="FFFFFFFFFB" calcext:value-type="string">
            <text:p>FFFFFFFFFB</text:p>
          </table:table-cell>
          <table:table-cell table:formula="of:=DEC2HEX([.C57])" office:value-type="string" office:string-value="FFFFFFFFFE" calcext:value-type="string">
            <text:p>FFFFFFFFFE</text:p>
          </table:table-cell>
          <table:table-cell table:formula="of:=ATAN2([.B57];[.C57])/(2*PI())" office:value-type="float" office:value="-0.439440529204578" calcext:value-type="float">
            <text:p>-0.439440529204578</text:p>
          </table:table-cell>
          <table:table-cell table:formula="of:=DEC2HEX(INT([.F57]*(2^8-1));2)" office:value-type="string" office:string-value="FFFFFFFF8F" calcext:value-type="string">
            <text:p>FFFFFFFF8F</text:p>
          </table:table-cell>
          <table:table-cell table:number-columns-repeated="5"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INT([.A58]/2^4)" office:value-type="float" office:value="-5" calcext:value-type="float">
            <text:p>-5</text:p>
          </table:table-cell>
          <table:table-cell table:formula="of:=[.A58]-INT([.A58]/2^4)*2^4-8" office:value-type="float" office:value="-1" calcext:value-type="float">
            <text:p>-1</text:p>
          </table:table-cell>
          <table:table-cell table:formula="of:=DEC2HEX([.B58])" office:value-type="string" office:string-value="FFFFFFFFFB" calcext:value-type="string">
            <text:p>FFFFFFFFFB</text:p>
          </table:table-cell>
          <table:table-cell table:formula="of:=DEC2HEX([.C58])" office:value-type="string" office:string-value="FFFFFFFFFF" calcext:value-type="string">
            <text:p>FFFFFFFFFF</text:p>
          </table:table-cell>
          <table:table-cell table:formula="of:=ATAN2([.B58];[.C58])/(2*PI())" office:value-type="float" office:value="-0.468583520905499" calcext:value-type="float">
            <text:p>-0.468583520905499</text:p>
          </table:table-cell>
          <table:table-cell table:formula="of:=DEC2HEX(INT([.F58]*(2^8-1));2)" office:value-type="string" office:string-value="FFFFFFFF88" calcext:value-type="string">
            <text:p>FFFFFFFF88</text:p>
          </table:table-cell>
          <table:table-cell table:number-columns-repeated="5"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INT([.A59]/2^4)" office:value-type="float" office:value="-5" calcext:value-type="float">
            <text:p>-5</text:p>
          </table:table-cell>
          <table:table-cell table:formula="of:=[.A59]-INT([.A59]/2^4)*2^4-8" office:value-type="float" office:value="0" calcext:value-type="float">
            <text:p>0</text:p>
          </table:table-cell>
          <table:table-cell table:formula="of:=DEC2HEX([.B59])" office:value-type="string" office:string-value="FFFFFFFFFB" calcext:value-type="string">
            <text:p>FFFFFFFFFB</text:p>
          </table:table-cell>
          <table:table-cell table:formula="of:=DEC2HEX([.C59])" office:value-type="string" office:string-value="0" calcext:value-type="string">
            <text:p>0</text:p>
          </table:table-cell>
          <table:table-cell table:formula="of:=ATAN2([.B59];[.C59])/(2*PI())" office:value-type="float" office:value="0.5" calcext:value-type="float">
            <text:p>0.5</text:p>
          </table:table-cell>
          <table:table-cell table:formula="of:=DEC2HEX(INT([.F59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INT([.A60]/2^4)" office:value-type="float" office:value="-5" calcext:value-type="float">
            <text:p>-5</text:p>
          </table:table-cell>
          <table:table-cell table:formula="of:=[.A60]-INT([.A60]/2^4)*2^4-8" office:value-type="float" office:value="1" calcext:value-type="float">
            <text:p>1</text:p>
          </table:table-cell>
          <table:table-cell table:formula="of:=DEC2HEX([.B60])" office:value-type="string" office:string-value="FFFFFFFFFB" calcext:value-type="string">
            <text:p>FFFFFFFFFB</text:p>
          </table:table-cell>
          <table:table-cell table:formula="of:=DEC2HEX([.C60])" office:value-type="string" office:string-value="1" calcext:value-type="string">
            <text:p>1</text:p>
          </table:table-cell>
          <table:table-cell table:formula="of:=ATAN2([.B60];[.C60])/(2*PI())" office:value-type="float" office:value="0.468583520905499" calcext:value-type="float">
            <text:p>0.468583520905499</text:p>
          </table:table-cell>
          <table:table-cell table:formula="of:=DEC2HEX(INT([.F60]*(2^8-1));2)" office:value-type="string" office:string-value="77" calcext:value-type="string">
            <text:p>77</text:p>
          </table:table-cell>
          <table:table-cell table:number-columns-repeated="5"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INT([.A61]/2^4)" office:value-type="float" office:value="-5" calcext:value-type="float">
            <text:p>-5</text:p>
          </table:table-cell>
          <table:table-cell table:formula="of:=[.A61]-INT([.A61]/2^4)*2^4-8" office:value-type="float" office:value="2" calcext:value-type="float">
            <text:p>2</text:p>
          </table:table-cell>
          <table:table-cell table:formula="of:=DEC2HEX([.B61])" office:value-type="string" office:string-value="FFFFFFFFFB" calcext:value-type="string">
            <text:p>FFFFFFFFFB</text:p>
          </table:table-cell>
          <table:table-cell table:formula="of:=DEC2HEX([.C61])" office:value-type="string" office:string-value="2" calcext:value-type="string">
            <text:p>2</text:p>
          </table:table-cell>
          <table:table-cell table:formula="of:=ATAN2([.B61];[.C61])/(2*PI())" office:value-type="float" office:value="0.439440529204578" calcext:value-type="float">
            <text:p>0.439440529204578</text:p>
          </table:table-cell>
          <table:table-cell table:formula="of:=DEC2HEX(INT([.F61]*(2^8-1));2)" office:value-type="string" office:string-value="70" calcext:value-type="string">
            <text:p>70</text:p>
          </table:table-cell>
          <table:table-cell table:number-columns-repeated="5"/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INT([.A62]/2^4)" office:value-type="float" office:value="-5" calcext:value-type="float">
            <text:p>-5</text:p>
          </table:table-cell>
          <table:table-cell table:formula="of:=[.A62]-INT([.A62]/2^4)*2^4-8" office:value-type="float" office:value="3" calcext:value-type="float">
            <text:p>3</text:p>
          </table:table-cell>
          <table:table-cell table:formula="of:=DEC2HEX([.B62])" office:value-type="string" office:string-value="FFFFFFFFFB" calcext:value-type="string">
            <text:p>FFFFFFFFFB</text:p>
          </table:table-cell>
          <table:table-cell table:formula="of:=DEC2HEX([.C62])" office:value-type="string" office:string-value="3" calcext:value-type="string">
            <text:p>3</text:p>
          </table:table-cell>
          <table:table-cell table:formula="of:=ATAN2([.B62];[.C62])/(2*PI())" office:value-type="float" office:value="0.413989565188685" calcext:value-type="float">
            <text:p>0.413989565188685</text:p>
          </table:table-cell>
          <table:table-cell table:formula="of:=DEC2HEX(INT([.F62]*(2^8-1));2)" office:value-type="string" office:string-value="69" calcext:value-type="string">
            <text:p>69</text:p>
          </table:table-cell>
          <table:table-cell table:number-columns-repeated="5"/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INT([.A63]/2^4)" office:value-type="float" office:value="-5" calcext:value-type="float">
            <text:p>-5</text:p>
          </table:table-cell>
          <table:table-cell table:formula="of:=[.A63]-INT([.A63]/2^4)*2^4-8" office:value-type="float" office:value="4" calcext:value-type="float">
            <text:p>4</text:p>
          </table:table-cell>
          <table:table-cell table:formula="of:=DEC2HEX([.B63])" office:value-type="string" office:string-value="FFFFFFFFFB" calcext:value-type="string">
            <text:p>FFFFFFFFFB</text:p>
          </table:table-cell>
          <table:table-cell table:formula="of:=DEC2HEX([.C63])" office:value-type="string" office:string-value="4" calcext:value-type="string">
            <text:p>4</text:p>
          </table:table-cell>
          <table:table-cell table:formula="of:=ATAN2([.B63];[.C63])/(2*PI())" office:value-type="float" office:value="0.392611643738639" calcext:value-type="float">
            <text:p>0.392611643738639</text:p>
          </table:table-cell>
          <table:table-cell table:formula="of:=DEC2HEX(INT([.F63]*(2^8-1));2)" office:value-type="string" office:string-value="64" calcext:value-type="string">
            <text:p>64</text:p>
          </table:table-cell>
          <table:table-cell table:number-columns-repeated="5"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INT([.A64]/2^4)" office:value-type="float" office:value="-5" calcext:value-type="float">
            <text:p>-5</text:p>
          </table:table-cell>
          <table:table-cell table:formula="of:=[.A64]-INT([.A64]/2^4)*2^4-8" office:value-type="float" office:value="5" calcext:value-type="float">
            <text:p>5</text:p>
          </table:table-cell>
          <table:table-cell table:formula="of:=DEC2HEX([.B64])" office:value-type="string" office:string-value="FFFFFFFFFB" calcext:value-type="string">
            <text:p>FFFFFFFFFB</text:p>
          </table:table-cell>
          <table:table-cell table:formula="of:=DEC2HEX([.C64])" office:value-type="string" office:string-value="5" calcext:value-type="string">
            <text:p>5</text:p>
          </table:table-cell>
          <table:table-cell table:formula="of:=ATAN2([.B64];[.C64])/(2*PI())" office:value-type="float" office:value="0.375" calcext:value-type="float">
            <text:p>0.375</text:p>
          </table:table-cell>
          <table:table-cell table:formula="of:=DEC2HEX(INT([.F64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INT([.A65]/2^4)" office:value-type="float" office:value="-5" calcext:value-type="float">
            <text:p>-5</text:p>
          </table:table-cell>
          <table:table-cell table:formula="of:=[.A65]-INT([.A65]/2^4)*2^4-8" office:value-type="float" office:value="6" calcext:value-type="float">
            <text:p>6</text:p>
          </table:table-cell>
          <table:table-cell table:formula="of:=DEC2HEX([.B65])" office:value-type="string" office:string-value="FFFFFFFFFB" calcext:value-type="string">
            <text:p>FFFFFFFFFB</text:p>
          </table:table-cell>
          <table:table-cell table:formula="of:=DEC2HEX([.C65])" office:value-type="string" office:string-value="6" calcext:value-type="string">
            <text:p>6</text:p>
          </table:table-cell>
          <table:table-cell table:formula="of:=ATAN2([.B65];[.C65])/(2*PI())" office:value-type="float" office:value="0.360571030811848" calcext:value-type="float">
            <text:p>0.360571030811848</text:p>
          </table:table-cell>
          <table:table-cell table:formula="of:=DEC2HEX(INT([.F65]*(2^8-1));2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INT([.A66]/2^4)" office:value-type="float" office:value="-5" calcext:value-type="float">
            <text:p>-5</text:p>
          </table:table-cell>
          <table:table-cell table:formula="of:=[.A66]-INT([.A66]/2^4)*2^4-8" office:value-type="float" office:value="7" calcext:value-type="float">
            <text:p>7</text:p>
          </table:table-cell>
          <table:table-cell table:formula="of:=DEC2HEX([.B66])" office:value-type="string" office:string-value="FFFFFFFFFB" calcext:value-type="string">
            <text:p>FFFFFFFFFB</text:p>
          </table:table-cell>
          <table:table-cell table:formula="of:=DEC2HEX([.C66])" office:value-type="string" office:string-value="7" calcext:value-type="string">
            <text:p>7</text:p>
          </table:table-cell>
          <table:table-cell table:formula="of:=ATAN2([.B66];[.C66])/(2*PI())" office:value-type="float" office:value="0.348715771644373" calcext:value-type="float">
            <text:p>0.348715771644373</text:p>
          </table:table-cell>
          <table:table-cell table:formula="of:=DEC2HEX(INT([.F66]*(2^8-1));2)" office:value-type="string" office:string-value="58" calcext:value-type="string">
            <text:p>58</text:p>
          </table:table-cell>
          <table:table-cell table:number-columns-repeated="5"/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INT([.A67]/2^4)" office:value-type="float" office:value="-4" calcext:value-type="float">
            <text:p>-4</text:p>
          </table:table-cell>
          <table:table-cell table:formula="of:=[.A67]-INT([.A67]/2^4)*2^4-8" office:value-type="float" office:value="-8" calcext:value-type="float">
            <text:p>-8</text:p>
          </table:table-cell>
          <table:table-cell table:formula="of:=DEC2HEX([.B67])" office:value-type="string" office:string-value="FFFFFFFFFC" calcext:value-type="string">
            <text:p>FFFFFFFFFC</text:p>
          </table:table-cell>
          <table:table-cell table:formula="of:=DEC2HEX([.C67])" office:value-type="string" office:string-value="FFFFFFFFF8" calcext:value-type="string">
            <text:p>FFFFFFFFF8</text:p>
          </table:table-cell>
          <table:table-cell table:formula="of:=ATAN2([.B67];[.C67])/(2*PI())" office:value-type="float" office:value="-0.323791808825217" calcext:value-type="float">
            <text:p>-0.323791808825217</text:p>
          </table:table-cell>
          <table:table-cell table:formula="of:=DEC2HEX(INT([.F67]*(2^8-1));2)" office:value-type="string" office:string-value="FFFFFFFFAD" calcext:value-type="string">
            <text:p>FFFFFFFFAD</text:p>
          </table:table-cell>
          <table:table-cell table:number-columns-repeated="5"/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INT([.A68]/2^4)" office:value-type="float" office:value="-4" calcext:value-type="float">
            <text:p>-4</text:p>
          </table:table-cell>
          <table:table-cell table:formula="of:=[.A68]-INT([.A68]/2^4)*2^4-8" office:value-type="float" office:value="-7" calcext:value-type="float">
            <text:p>-7</text:p>
          </table:table-cell>
          <table:table-cell table:formula="of:=DEC2HEX([.B68])" office:value-type="string" office:string-value="FFFFFFFFFC" calcext:value-type="string">
            <text:p>FFFFFFFFFC</text:p>
          </table:table-cell>
          <table:table-cell table:formula="of:=DEC2HEX([.C68])" office:value-type="string" office:string-value="FFFFFFFFF9" calcext:value-type="string">
            <text:p>FFFFFFFFF9</text:p>
          </table:table-cell>
          <table:table-cell table:formula="of:=ATAN2([.B68];[.C68])/(2*PI())" office:value-type="float" office:value="-0.332624670269284" calcext:value-type="float">
            <text:p>-0.332624670269284</text:p>
          </table:table-cell>
          <table:table-cell table:formula="of:=DEC2HEX(INT([.F68]*(2^8-1));2)" office:value-type="string" office:string-value="FFFFFFFFAB" calcext:value-type="string">
            <text:p>FFFFFFFFAB</text:p>
          </table:table-cell>
          <table:table-cell table:number-columns-repeated="5"/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INT([.A69]/2^4)" office:value-type="float" office:value="-4" calcext:value-type="float">
            <text:p>-4</text:p>
          </table:table-cell>
          <table:table-cell table:formula="of:=[.A69]-INT([.A69]/2^4)*2^4-8" office:value-type="float" office:value="-6" calcext:value-type="float">
            <text:p>-6</text:p>
          </table:table-cell>
          <table:table-cell table:formula="of:=DEC2HEX([.B69])" office:value-type="string" office:string-value="FFFFFFFFFC" calcext:value-type="string">
            <text:p>FFFFFFFFFC</text:p>
          </table:table-cell>
          <table:table-cell table:formula="of:=DEC2HEX([.C69])" office:value-type="string" office:string-value="FFFFFFFFFA" calcext:value-type="string">
            <text:p>FFFFFFFFFA</text:p>
          </table:table-cell>
          <table:table-cell table:formula="of:=ATAN2([.B69];[.C69])/(2*PI())" office:value-type="float" office:value="-0.343583520905499" calcext:value-type="float">
            <text:p>-0.343583520905499</text:p>
          </table:table-cell>
          <table:table-cell table:formula="of:=DEC2HEX(INT([.F69]*(2^8-1));2)" office:value-type="string" office:string-value="FFFFFFFFA8" calcext:value-type="string">
            <text:p>FFFFFFFFA8</text:p>
          </table:table-cell>
          <table:table-cell table:number-columns-repeated="5"/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INT([.A70]/2^4)" office:value-type="float" office:value="-4" calcext:value-type="float">
            <text:p>-4</text:p>
          </table:table-cell>
          <table:table-cell table:formula="of:=[.A70]-INT([.A70]/2^4)*2^4-8" office:value-type="float" office:value="-5" calcext:value-type="float">
            <text:p>-5</text:p>
          </table:table-cell>
          <table:table-cell table:formula="of:=DEC2HEX([.B70])" office:value-type="string" office:string-value="FFFFFFFFFC" calcext:value-type="string">
            <text:p>FFFFFFFFFC</text:p>
          </table:table-cell>
          <table:table-cell table:formula="of:=DEC2HEX([.C70])" office:value-type="string" office:string-value="FFFFFFFFFB" calcext:value-type="string">
            <text:p>FFFFFFFFFB</text:p>
          </table:table-cell>
          <table:table-cell table:formula="of:=ATAN2([.B70];[.C70])/(2*PI())" office:value-type="float" office:value="-0.357388356261361" calcext:value-type="float">
            <text:p>-0.357388356261361</text:p>
          </table:table-cell>
          <table:table-cell table:formula="of:=DEC2HEX(INT([.F70]*(2^8-1));2)" office:value-type="string" office:string-value="FFFFFFFFA4" calcext:value-type="string">
            <text:p>FFFFFFFFA4</text:p>
          </table:table-cell>
          <table:table-cell table:number-columns-repeated="5"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INT([.A71]/2^4)" office:value-type="float" office:value="-4" calcext:value-type="float">
            <text:p>-4</text:p>
          </table:table-cell>
          <table:table-cell table:formula="of:=[.A71]-INT([.A71]/2^4)*2^4-8" office:value-type="float" office:value="-4" calcext:value-type="float">
            <text:p>-4</text:p>
          </table:table-cell>
          <table:table-cell table:formula="of:=DEC2HEX([.B71])" office:value-type="string" office:string-value="FFFFFFFFFC" calcext:value-type="string">
            <text:p>FFFFFFFFFC</text:p>
          </table:table-cell>
          <table:table-cell table:formula="of:=DEC2HEX([.C71])" office:value-type="string" office:string-value="FFFFFFFFFC" calcext:value-type="string">
            <text:p>FFFFFFFFFC</text:p>
          </table:table-cell>
          <table:table-cell table:formula="of:=ATAN2([.B71];[.C71])/(2*PI())" office:value-type="float" office:value="-0.375" calcext:value-type="float">
            <text:p>-0.375</text:p>
          </table:table-cell>
          <table:table-cell table:formula="of:=DEC2HEX(INT([.F71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INT([.A72]/2^4)" office:value-type="float" office:value="-4" calcext:value-type="float">
            <text:p>-4</text:p>
          </table:table-cell>
          <table:table-cell table:formula="of:=[.A72]-INT([.A72]/2^4)*2^4-8" office:value-type="float" office:value="-3" calcext:value-type="float">
            <text:p>-3</text:p>
          </table:table-cell>
          <table:table-cell table:formula="of:=DEC2HEX([.B72])" office:value-type="string" office:string-value="FFFFFFFFFC" calcext:value-type="string">
            <text:p>FFFFFFFFFC</text:p>
          </table:table-cell>
          <table:table-cell table:formula="of:=DEC2HEX([.C72])" office:value-type="string" office:string-value="FFFFFFFFFD" calcext:value-type="string">
            <text:p>FFFFFFFFFD</text:p>
          </table:table-cell>
          <table:table-cell table:formula="of:=ATAN2([.B72];[.C72])/(2*PI())" office:value-type="float" office:value="-0.397583617650433" calcext:value-type="float">
            <text:p>-0.397583617650433</text:p>
          </table:table-cell>
          <table:table-cell table:formula="of:=DEC2HEX(INT([.F72]*(2^8-1));2)" office:value-type="string" office:string-value="FFFFFFFF9A" calcext:value-type="string">
            <text:p>FFFFFFFF9A</text:p>
          </table:table-cell>
          <table:table-cell table:number-columns-repeated="5"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INT([.A73]/2^4)" office:value-type="float" office:value="-4" calcext:value-type="float">
            <text:p>-4</text:p>
          </table:table-cell>
          <table:table-cell table:formula="of:=[.A73]-INT([.A73]/2^4)*2^4-8" office:value-type="float" office:value="-2" calcext:value-type="float">
            <text:p>-2</text:p>
          </table:table-cell>
          <table:table-cell table:formula="of:=DEC2HEX([.B73])" office:value-type="string" office:string-value="FFFFFFFFFC" calcext:value-type="string">
            <text:p>FFFFFFFFFC</text:p>
          </table:table-cell>
          <table:table-cell table:formula="of:=DEC2HEX([.C73])" office:value-type="string" office:string-value="FFFFFFFFFE" calcext:value-type="string">
            <text:p>FFFFFFFFFE</text:p>
          </table:table-cell>
          <table:table-cell table:formula="of:=ATAN2([.B73];[.C73])/(2*PI())" office:value-type="float" office:value="-0.426208191174783" calcext:value-type="float">
            <text:p>-0.426208191174783</text:p>
          </table:table-cell>
          <table:table-cell table:formula="of:=DEC2HEX(INT([.F73]*(2^8-1));2)" office:value-type="string" office:string-value="FFFFFFFF93" calcext:value-type="string">
            <text:p>FFFFFFFF93</text:p>
          </table:table-cell>
          <table:table-cell table:number-columns-repeated="5"/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INT([.A74]/2^4)" office:value-type="float" office:value="-4" calcext:value-type="float">
            <text:p>-4</text:p>
          </table:table-cell>
          <table:table-cell table:formula="of:=[.A74]-INT([.A74]/2^4)*2^4-8" office:value-type="float" office:value="-1" calcext:value-type="float">
            <text:p>-1</text:p>
          </table:table-cell>
          <table:table-cell table:formula="of:=DEC2HEX([.B74])" office:value-type="string" office:string-value="FFFFFFFFFC" calcext:value-type="string">
            <text:p>FFFFFFFFFC</text:p>
          </table:table-cell>
          <table:table-cell table:formula="of:=DEC2HEX([.C74])" office:value-type="string" office:string-value="FFFFFFFFFF" calcext:value-type="string">
            <text:p>FFFFFFFFFF</text:p>
          </table:table-cell>
          <table:table-cell table:formula="of:=ATAN2([.B74];[.C74])/(2*PI())" office:value-type="float" office:value="-0.461010434811315" calcext:value-type="float">
            <text:p>-0.461010434811315</text:p>
          </table:table-cell>
          <table:table-cell table:formula="of:=DEC2HEX(INT([.F74]*(2^8-1));2)" office:value-type="string" office:string-value="FFFFFFFF8A" calcext:value-type="string">
            <text:p>FFFFFFFF8A</text:p>
          </table:table-cell>
          <table:table-cell table:number-columns-repeated="5"/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INT([.A75]/2^4)" office:value-type="float" office:value="-4" calcext:value-type="float">
            <text:p>-4</text:p>
          </table:table-cell>
          <table:table-cell table:formula="of:=[.A75]-INT([.A75]/2^4)*2^4-8" office:value-type="float" office:value="0" calcext:value-type="float">
            <text:p>0</text:p>
          </table:table-cell>
          <table:table-cell table:formula="of:=DEC2HEX([.B75])" office:value-type="string" office:string-value="FFFFFFFFFC" calcext:value-type="string">
            <text:p>FFFFFFFFFC</text:p>
          </table:table-cell>
          <table:table-cell table:formula="of:=DEC2HEX([.C75])" office:value-type="string" office:string-value="0" calcext:value-type="string">
            <text:p>0</text:p>
          </table:table-cell>
          <table:table-cell table:formula="of:=ATAN2([.B75];[.C75])/(2*PI())" office:value-type="float" office:value="0.5" calcext:value-type="float">
            <text:p>0.5</text:p>
          </table:table-cell>
          <table:table-cell table:formula="of:=DEC2HEX(INT([.F75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INT([.A76]/2^4)" office:value-type="float" office:value="-4" calcext:value-type="float">
            <text:p>-4</text:p>
          </table:table-cell>
          <table:table-cell table:formula="of:=[.A76]-INT([.A76]/2^4)*2^4-8" office:value-type="float" office:value="1" calcext:value-type="float">
            <text:p>1</text:p>
          </table:table-cell>
          <table:table-cell table:formula="of:=DEC2HEX([.B76])" office:value-type="string" office:string-value="FFFFFFFFFC" calcext:value-type="string">
            <text:p>FFFFFFFFFC</text:p>
          </table:table-cell>
          <table:table-cell table:formula="of:=DEC2HEX([.C76])" office:value-type="string" office:string-value="1" calcext:value-type="string">
            <text:p>1</text:p>
          </table:table-cell>
          <table:table-cell table:formula="of:=ATAN2([.B76];[.C76])/(2*PI())" office:value-type="float" office:value="0.461010434811315" calcext:value-type="float">
            <text:p>0.461010434811315</text:p>
          </table:table-cell>
          <table:table-cell table:formula="of:=DEC2HEX(INT([.F76]*(2^8-1));2)" office:value-type="string" office:string-value="75" calcext:value-type="string">
            <text:p>75</text:p>
          </table:table-cell>
          <table:table-cell table:number-columns-repeated="5"/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INT([.A77]/2^4)" office:value-type="float" office:value="-4" calcext:value-type="float">
            <text:p>-4</text:p>
          </table:table-cell>
          <table:table-cell table:formula="of:=[.A77]-INT([.A77]/2^4)*2^4-8" office:value-type="float" office:value="2" calcext:value-type="float">
            <text:p>2</text:p>
          </table:table-cell>
          <table:table-cell table:formula="of:=DEC2HEX([.B77])" office:value-type="string" office:string-value="FFFFFFFFFC" calcext:value-type="string">
            <text:p>FFFFFFFFFC</text:p>
          </table:table-cell>
          <table:table-cell table:formula="of:=DEC2HEX([.C77])" office:value-type="string" office:string-value="2" calcext:value-type="string">
            <text:p>2</text:p>
          </table:table-cell>
          <table:table-cell table:formula="of:=ATAN2([.B77];[.C77])/(2*PI())" office:value-type="float" office:value="0.426208191174783" calcext:value-type="float">
            <text:p>0.426208191174783</text:p>
          </table:table-cell>
          <table:table-cell table:formula="of:=DEC2HEX(INT([.F77]*(2^8-1));2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INT([.A78]/2^4)" office:value-type="float" office:value="-4" calcext:value-type="float">
            <text:p>-4</text:p>
          </table:table-cell>
          <table:table-cell table:formula="of:=[.A78]-INT([.A78]/2^4)*2^4-8" office:value-type="float" office:value="3" calcext:value-type="float">
            <text:p>3</text:p>
          </table:table-cell>
          <table:table-cell table:formula="of:=DEC2HEX([.B78])" office:value-type="string" office:string-value="FFFFFFFFFC" calcext:value-type="string">
            <text:p>FFFFFFFFFC</text:p>
          </table:table-cell>
          <table:table-cell table:formula="of:=DEC2HEX([.C78])" office:value-type="string" office:string-value="3" calcext:value-type="string">
            <text:p>3</text:p>
          </table:table-cell>
          <table:table-cell table:formula="of:=ATAN2([.B78];[.C78])/(2*PI())" office:value-type="float" office:value="0.397583617650433" calcext:value-type="float">
            <text:p>0.397583617650433</text:p>
          </table:table-cell>
          <table:table-cell table:formula="of:=DEC2HEX(INT([.F78]*(2^8-1));2)" office:value-type="string" office:string-value="65" calcext:value-type="string">
            <text:p>65</text:p>
          </table:table-cell>
          <table:table-cell table:number-columns-repeated="5"/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INT([.A79]/2^4)" office:value-type="float" office:value="-4" calcext:value-type="float">
            <text:p>-4</text:p>
          </table:table-cell>
          <table:table-cell table:formula="of:=[.A79]-INT([.A79]/2^4)*2^4-8" office:value-type="float" office:value="4" calcext:value-type="float">
            <text:p>4</text:p>
          </table:table-cell>
          <table:table-cell table:formula="of:=DEC2HEX([.B79])" office:value-type="string" office:string-value="FFFFFFFFFC" calcext:value-type="string">
            <text:p>FFFFFFFFFC</text:p>
          </table:table-cell>
          <table:table-cell table:formula="of:=DEC2HEX([.C79])" office:value-type="string" office:string-value="4" calcext:value-type="string">
            <text:p>4</text:p>
          </table:table-cell>
          <table:table-cell table:formula="of:=ATAN2([.B79];[.C79])/(2*PI())" office:value-type="float" office:value="0.375" calcext:value-type="float">
            <text:p>0.375</text:p>
          </table:table-cell>
          <table:table-cell table:formula="of:=DEC2HEX(INT([.F79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INT([.A80]/2^4)" office:value-type="float" office:value="-4" calcext:value-type="float">
            <text:p>-4</text:p>
          </table:table-cell>
          <table:table-cell table:formula="of:=[.A80]-INT([.A80]/2^4)*2^4-8" office:value-type="float" office:value="5" calcext:value-type="float">
            <text:p>5</text:p>
          </table:table-cell>
          <table:table-cell table:formula="of:=DEC2HEX([.B80])" office:value-type="string" office:string-value="FFFFFFFFFC" calcext:value-type="string">
            <text:p>FFFFFFFFFC</text:p>
          </table:table-cell>
          <table:table-cell table:formula="of:=DEC2HEX([.C80])" office:value-type="string" office:string-value="5" calcext:value-type="string">
            <text:p>5</text:p>
          </table:table-cell>
          <table:table-cell table:formula="of:=ATAN2([.B80];[.C80])/(2*PI())" office:value-type="float" office:value="0.357388356261361" calcext:value-type="float">
            <text:p>0.357388356261361</text:p>
          </table:table-cell>
          <table:table-cell table:formula="of:=DEC2HEX(INT([.F80]*(2^8-1));2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INT([.A81]/2^4)" office:value-type="float" office:value="-4" calcext:value-type="float">
            <text:p>-4</text:p>
          </table:table-cell>
          <table:table-cell table:formula="of:=[.A81]-INT([.A81]/2^4)*2^4-8" office:value-type="float" office:value="6" calcext:value-type="float">
            <text:p>6</text:p>
          </table:table-cell>
          <table:table-cell table:formula="of:=DEC2HEX([.B81])" office:value-type="string" office:string-value="FFFFFFFFFC" calcext:value-type="string">
            <text:p>FFFFFFFFFC</text:p>
          </table:table-cell>
          <table:table-cell table:formula="of:=DEC2HEX([.C81])" office:value-type="string" office:string-value="6" calcext:value-type="string">
            <text:p>6</text:p>
          </table:table-cell>
          <table:table-cell table:formula="of:=ATAN2([.B81];[.C81])/(2*PI())" office:value-type="float" office:value="0.343583520905499" calcext:value-type="float">
            <text:p>0.343583520905499</text:p>
          </table:table-cell>
          <table:table-cell table:formula="of:=DEC2HEX(INT([.F81]*(2^8-1));2)" office:value-type="string" office:string-value="57" calcext:value-type="string">
            <text:p>57</text:p>
          </table:table-cell>
          <table:table-cell table:number-columns-repeated="5"/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INT([.A82]/2^4)" office:value-type="float" office:value="-4" calcext:value-type="float">
            <text:p>-4</text:p>
          </table:table-cell>
          <table:table-cell table:formula="of:=[.A82]-INT([.A82]/2^4)*2^4-8" office:value-type="float" office:value="7" calcext:value-type="float">
            <text:p>7</text:p>
          </table:table-cell>
          <table:table-cell table:formula="of:=DEC2HEX([.B82])" office:value-type="string" office:string-value="FFFFFFFFFC" calcext:value-type="string">
            <text:p>FFFFFFFFFC</text:p>
          </table:table-cell>
          <table:table-cell table:formula="of:=DEC2HEX([.C82])" office:value-type="string" office:string-value="7" calcext:value-type="string">
            <text:p>7</text:p>
          </table:table-cell>
          <table:table-cell table:formula="of:=ATAN2([.B82];[.C82])/(2*PI())" office:value-type="float" office:value="0.332624670269284" calcext:value-type="float">
            <text:p>0.332624670269284</text:p>
          </table:table-cell>
          <table:table-cell table:formula="of:=DEC2HEX(INT([.F82]*(2^8-1));2)" office:value-type="string" office:string-value="54" calcext:value-type="string">
            <text:p>54</text:p>
          </table:table-cell>
          <table:table-cell table:number-columns-repeated="5"/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INT([.A83]/2^4)" office:value-type="float" office:value="-3" calcext:value-type="float">
            <text:p>-3</text:p>
          </table:table-cell>
          <table:table-cell table:formula="of:=[.A83]-INT([.A83]/2^4)*2^4-8" office:value-type="float" office:value="-8" calcext:value-type="float">
            <text:p>-8</text:p>
          </table:table-cell>
          <table:table-cell table:formula="of:=DEC2HEX([.B83])" office:value-type="string" office:string-value="FFFFFFFFFD" calcext:value-type="string">
            <text:p>FFFFFFFFFD</text:p>
          </table:table-cell>
          <table:table-cell table:formula="of:=DEC2HEX([.C83])" office:value-type="string" office:string-value="FFFFFFFFF8" calcext:value-type="string">
            <text:p>FFFFFFFFF8</text:p>
          </table:table-cell>
          <table:table-cell table:formula="of:=ATAN2([.B83];[.C83])/(2*PI())" office:value-type="float" office:value="-0.307100125609954" calcext:value-type="float">
            <text:p>-0.307100125609954</text:p>
          </table:table-cell>
          <table:table-cell table:formula="of:=DEC2HEX(INT([.F83]*(2^8-1));2)" office:value-type="string" office:string-value="FFFFFFFFB1" calcext:value-type="string">
            <text:p>FFFFFFFFB1</text:p>
          </table:table-cell>
          <table:table-cell table:number-columns-repeated="5"/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INT([.A84]/2^4)" office:value-type="float" office:value="-3" calcext:value-type="float">
            <text:p>-3</text:p>
          </table:table-cell>
          <table:table-cell table:formula="of:=[.A84]-INT([.A84]/2^4)*2^4-8" office:value-type="float" office:value="-7" calcext:value-type="float">
            <text:p>-7</text:p>
          </table:table-cell>
          <table:table-cell table:formula="of:=DEC2HEX([.B84])" office:value-type="string" office:string-value="FFFFFFFFFD" calcext:value-type="string">
            <text:p>FFFFFFFFFD</text:p>
          </table:table-cell>
          <table:table-cell table:formula="of:=DEC2HEX([.C84])" office:value-type="string" office:string-value="FFFFFFFFF9" calcext:value-type="string">
            <text:p>FFFFFFFFF9</text:p>
          </table:table-cell>
          <table:table-cell table:formula="of:=ATAN2([.B84];[.C84])/(2*PI())" office:value-type="float" office:value="-0.314440529204578" calcext:value-type="float">
            <text:p>-0.314440529204578</text:p>
          </table:table-cell>
          <table:table-cell table:formula="of:=DEC2HEX(INT([.F84]*(2^8-1));2)" office:value-type="string" office:string-value="FFFFFFFFAF" calcext:value-type="string">
            <text:p>FFFFFFFFAF</text:p>
          </table:table-cell>
          <table:table-cell table:number-columns-repeated="5"/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INT([.A85]/2^4)" office:value-type="float" office:value="-3" calcext:value-type="float">
            <text:p>-3</text:p>
          </table:table-cell>
          <table:table-cell table:formula="of:=[.A85]-INT([.A85]/2^4)*2^4-8" office:value-type="float" office:value="-6" calcext:value-type="float">
            <text:p>-6</text:p>
          </table:table-cell>
          <table:table-cell table:formula="of:=DEC2HEX([.B85])" office:value-type="string" office:string-value="FFFFFFFFFD" calcext:value-type="string">
            <text:p>FFFFFFFFFD</text:p>
          </table:table-cell>
          <table:table-cell table:formula="of:=DEC2HEX([.C85])" office:value-type="string" office:string-value="FFFFFFFFFA" calcext:value-type="string">
            <text:p>FFFFFFFFFA</text:p>
          </table:table-cell>
          <table:table-cell table:formula="of:=ATAN2([.B85];[.C85])/(2*PI())" office:value-type="float" office:value="-0.323791808825217" calcext:value-type="float">
            <text:p>-0.323791808825217</text:p>
          </table:table-cell>
          <table:table-cell table:formula="of:=DEC2HEX(INT([.F85]*(2^8-1));2)" office:value-type="string" office:string-value="FFFFFFFFAD" calcext:value-type="string">
            <text:p>FFFFFFFFAD</text:p>
          </table:table-cell>
          <table:table-cell table:number-columns-repeated="5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INT([.A86]/2^4)" office:value-type="float" office:value="-3" calcext:value-type="float">
            <text:p>-3</text:p>
          </table:table-cell>
          <table:table-cell table:formula="of:=[.A86]-INT([.A86]/2^4)*2^4-8" office:value-type="float" office:value="-5" calcext:value-type="float">
            <text:p>-5</text:p>
          </table:table-cell>
          <table:table-cell table:formula="of:=DEC2HEX([.B86])" office:value-type="string" office:string-value="FFFFFFFFFD" calcext:value-type="string">
            <text:p>FFFFFFFFFD</text:p>
          </table:table-cell>
          <table:table-cell table:formula="of:=DEC2HEX([.C86])" office:value-type="string" office:string-value="FFFFFFFFFB" calcext:value-type="string">
            <text:p>FFFFFFFFFB</text:p>
          </table:table-cell>
          <table:table-cell table:formula="of:=ATAN2([.B86];[.C86])/(2*PI())" office:value-type="float" office:value="-0.336010434811315" calcext:value-type="float">
            <text:p>-0.336010434811315</text:p>
          </table:table-cell>
          <table:table-cell table:formula="of:=DEC2HEX(INT([.F86]*(2^8-1));2)" office:value-type="string" office:string-value="FFFFFFFFAA" calcext:value-type="string">
            <text:p>FFFFFFFFAA</text:p>
          </table:table-cell>
          <table:table-cell table:number-columns-repeated="5"/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INT([.A87]/2^4)" office:value-type="float" office:value="-3" calcext:value-type="float">
            <text:p>-3</text:p>
          </table:table-cell>
          <table:table-cell table:formula="of:=[.A87]-INT([.A87]/2^4)*2^4-8" office:value-type="float" office:value="-4" calcext:value-type="float">
            <text:p>-4</text:p>
          </table:table-cell>
          <table:table-cell table:formula="of:=DEC2HEX([.B87])" office:value-type="string" office:string-value="FFFFFFFFFD" calcext:value-type="string">
            <text:p>FFFFFFFFFD</text:p>
          </table:table-cell>
          <table:table-cell table:formula="of:=DEC2HEX([.C87])" office:value-type="string" office:string-value="FFFFFFFFFC" calcext:value-type="string">
            <text:p>FFFFFFFFFC</text:p>
          </table:table-cell>
          <table:table-cell table:formula="of:=ATAN2([.B87];[.C87])/(2*PI())" office:value-type="float" office:value="-0.352416382349567" calcext:value-type="float">
            <text:p>-0.352416382349567</text:p>
          </table:table-cell>
          <table:table-cell table:formula="of:=DEC2HEX(INT([.F87]*(2^8-1));2)" office:value-type="string" office:string-value="FFFFFFFFA6" calcext:value-type="string">
            <text:p>FFFFFFFFA6</text:p>
          </table:table-cell>
          <table:table-cell table:number-columns-repeated="5"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INT([.A88]/2^4)" office:value-type="float" office:value="-3" calcext:value-type="float">
            <text:p>-3</text:p>
          </table:table-cell>
          <table:table-cell table:formula="of:=[.A88]-INT([.A88]/2^4)*2^4-8" office:value-type="float" office:value="-3" calcext:value-type="float">
            <text:p>-3</text:p>
          </table:table-cell>
          <table:table-cell table:formula="of:=DEC2HEX([.B88])" office:value-type="string" office:string-value="FFFFFFFFFD" calcext:value-type="string">
            <text:p>FFFFFFFFFD</text:p>
          </table:table-cell>
          <table:table-cell table:formula="of:=DEC2HEX([.C88])" office:value-type="string" office:string-value="FFFFFFFFFD" calcext:value-type="string">
            <text:p>FFFFFFFFFD</text:p>
          </table:table-cell>
          <table:table-cell table:formula="of:=ATAN2([.B88];[.C88])/(2*PI())" office:value-type="float" office:value="-0.375" calcext:value-type="float">
            <text:p>-0.375</text:p>
          </table:table-cell>
          <table:table-cell table:formula="of:=DEC2HEX(INT([.F88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INT([.A89]/2^4)" office:value-type="float" office:value="-3" calcext:value-type="float">
            <text:p>-3</text:p>
          </table:table-cell>
          <table:table-cell table:formula="of:=[.A89]-INT([.A89]/2^4)*2^4-8" office:value-type="float" office:value="-2" calcext:value-type="float">
            <text:p>-2</text:p>
          </table:table-cell>
          <table:table-cell table:formula="of:=DEC2HEX([.B89])" office:value-type="string" office:string-value="FFFFFFFFFD" calcext:value-type="string">
            <text:p>FFFFFFFFFD</text:p>
          </table:table-cell>
          <table:table-cell table:formula="of:=DEC2HEX([.C89])" office:value-type="string" office:string-value="FFFFFFFFFE" calcext:value-type="string">
            <text:p>FFFFFFFFFE</text:p>
          </table:table-cell>
          <table:table-cell table:formula="of:=ATAN2([.B89];[.C89])/(2*PI())" office:value-type="float" office:value="-0.406416479094501" calcext:value-type="float">
            <text:p>-0.406416479094501</text:p>
          </table:table-cell>
          <table:table-cell table:formula="of:=DEC2HEX(INT([.F89]*(2^8-1));2)" office:value-type="string" office:string-value="FFFFFFFF98" calcext:value-type="string">
            <text:p>FFFFFFFF98</text:p>
          </table:table-cell>
          <table:table-cell table:number-columns-repeated="5"/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INT([.A90]/2^4)" office:value-type="float" office:value="-3" calcext:value-type="float">
            <text:p>-3</text:p>
          </table:table-cell>
          <table:table-cell table:formula="of:=[.A90]-INT([.A90]/2^4)*2^4-8" office:value-type="float" office:value="-1" calcext:value-type="float">
            <text:p>-1</text:p>
          </table:table-cell>
          <table:table-cell table:formula="of:=DEC2HEX([.B90])" office:value-type="string" office:string-value="FFFFFFFFFD" calcext:value-type="string">
            <text:p>FFFFFFFFFD</text:p>
          </table:table-cell>
          <table:table-cell table:formula="of:=DEC2HEX([.C90])" office:value-type="string" office:string-value="FFFFFFFFFF" calcext:value-type="string">
            <text:p>FFFFFFFFFF</text:p>
          </table:table-cell>
          <table:table-cell table:formula="of:=ATAN2([.B90];[.C90])/(2*PI())" office:value-type="float" office:value="-0.448791808825217" calcext:value-type="float">
            <text:p>-0.448791808825217</text:p>
          </table:table-cell>
          <table:table-cell table:formula="of:=DEC2HEX(INT([.F90]*(2^8-1));2)" office:value-type="string" office:string-value="FFFFFFFF8D" calcext:value-type="string">
            <text:p>FFFFFFFF8D</text:p>
          </table:table-cell>
          <table:table-cell table:number-columns-repeated="5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INT([.A91]/2^4)" office:value-type="float" office:value="-3" calcext:value-type="float">
            <text:p>-3</text:p>
          </table:table-cell>
          <table:table-cell table:formula="of:=[.A91]-INT([.A91]/2^4)*2^4-8" office:value-type="float" office:value="0" calcext:value-type="float">
            <text:p>0</text:p>
          </table:table-cell>
          <table:table-cell table:formula="of:=DEC2HEX([.B91])" office:value-type="string" office:string-value="FFFFFFFFFD" calcext:value-type="string">
            <text:p>FFFFFFFFFD</text:p>
          </table:table-cell>
          <table:table-cell table:formula="of:=DEC2HEX([.C91])" office:value-type="string" office:string-value="0" calcext:value-type="string">
            <text:p>0</text:p>
          </table:table-cell>
          <table:table-cell table:formula="of:=ATAN2([.B91];[.C91])/(2*PI())" office:value-type="float" office:value="0.5" calcext:value-type="float">
            <text:p>0.5</text:p>
          </table:table-cell>
          <table:table-cell table:formula="of:=DEC2HEX(INT([.F91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INT([.A92]/2^4)" office:value-type="float" office:value="-3" calcext:value-type="float">
            <text:p>-3</text:p>
          </table:table-cell>
          <table:table-cell table:formula="of:=[.A92]-INT([.A92]/2^4)*2^4-8" office:value-type="float" office:value="1" calcext:value-type="float">
            <text:p>1</text:p>
          </table:table-cell>
          <table:table-cell table:formula="of:=DEC2HEX([.B92])" office:value-type="string" office:string-value="FFFFFFFFFD" calcext:value-type="string">
            <text:p>FFFFFFFFFD</text:p>
          </table:table-cell>
          <table:table-cell table:formula="of:=DEC2HEX([.C92])" office:value-type="string" office:string-value="1" calcext:value-type="string">
            <text:p>1</text:p>
          </table:table-cell>
          <table:table-cell table:formula="of:=ATAN2([.B92];[.C92])/(2*PI())" office:value-type="float" office:value="0.448791808825217" calcext:value-type="float">
            <text:p>0.448791808825217</text:p>
          </table:table-cell>
          <table:table-cell table:formula="of:=DEC2HEX(INT([.F92]*(2^8-1));2)" office:value-type="string" office:string-value="72" calcext:value-type="string">
            <text:p>72</text:p>
          </table:table-cell>
          <table:table-cell table:number-columns-repeated="5"/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INT([.A93]/2^4)" office:value-type="float" office:value="-3" calcext:value-type="float">
            <text:p>-3</text:p>
          </table:table-cell>
          <table:table-cell table:formula="of:=[.A93]-INT([.A93]/2^4)*2^4-8" office:value-type="float" office:value="2" calcext:value-type="float">
            <text:p>2</text:p>
          </table:table-cell>
          <table:table-cell table:formula="of:=DEC2HEX([.B93])" office:value-type="string" office:string-value="FFFFFFFFFD" calcext:value-type="string">
            <text:p>FFFFFFFFFD</text:p>
          </table:table-cell>
          <table:table-cell table:formula="of:=DEC2HEX([.C93])" office:value-type="string" office:string-value="2" calcext:value-type="string">
            <text:p>2</text:p>
          </table:table-cell>
          <table:table-cell table:formula="of:=ATAN2([.B93];[.C93])/(2*PI())" office:value-type="float" office:value="0.406416479094501" calcext:value-type="float">
            <text:p>0.406416479094501</text:p>
          </table:table-cell>
          <table:table-cell table:formula="of:=DEC2HEX(INT([.F93]*(2^8-1));2)" office:value-type="string" office:string-value="67" calcext:value-type="string">
            <text:p>67</text:p>
          </table:table-cell>
          <table:table-cell table:number-columns-repeated="5"/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INT([.A94]/2^4)" office:value-type="float" office:value="-3" calcext:value-type="float">
            <text:p>-3</text:p>
          </table:table-cell>
          <table:table-cell table:formula="of:=[.A94]-INT([.A94]/2^4)*2^4-8" office:value-type="float" office:value="3" calcext:value-type="float">
            <text:p>3</text:p>
          </table:table-cell>
          <table:table-cell table:formula="of:=DEC2HEX([.B94])" office:value-type="string" office:string-value="FFFFFFFFFD" calcext:value-type="string">
            <text:p>FFFFFFFFFD</text:p>
          </table:table-cell>
          <table:table-cell table:formula="of:=DEC2HEX([.C94])" office:value-type="string" office:string-value="3" calcext:value-type="string">
            <text:p>3</text:p>
          </table:table-cell>
          <table:table-cell table:formula="of:=ATAN2([.B94];[.C94])/(2*PI())" office:value-type="float" office:value="0.375" calcext:value-type="float">
            <text:p>0.375</text:p>
          </table:table-cell>
          <table:table-cell table:formula="of:=DEC2HEX(INT([.F94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INT([.A95]/2^4)" office:value-type="float" office:value="-3" calcext:value-type="float">
            <text:p>-3</text:p>
          </table:table-cell>
          <table:table-cell table:formula="of:=[.A95]-INT([.A95]/2^4)*2^4-8" office:value-type="float" office:value="4" calcext:value-type="float">
            <text:p>4</text:p>
          </table:table-cell>
          <table:table-cell table:formula="of:=DEC2HEX([.B95])" office:value-type="string" office:string-value="FFFFFFFFFD" calcext:value-type="string">
            <text:p>FFFFFFFFFD</text:p>
          </table:table-cell>
          <table:table-cell table:formula="of:=DEC2HEX([.C95])" office:value-type="string" office:string-value="4" calcext:value-type="string">
            <text:p>4</text:p>
          </table:table-cell>
          <table:table-cell table:formula="of:=ATAN2([.B95];[.C95])/(2*PI())" office:value-type="float" office:value="0.352416382349567" calcext:value-type="float">
            <text:p>0.352416382349567</text:p>
          </table:table-cell>
          <table:table-cell table:formula="of:=DEC2HEX(INT([.F95]*(2^8-1));2)" office:value-type="string" office:string-value="59" calcext:value-type="string">
            <text:p>59</text:p>
          </table:table-cell>
          <table:table-cell table:number-columns-repeated="5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INT([.A96]/2^4)" office:value-type="float" office:value="-3" calcext:value-type="float">
            <text:p>-3</text:p>
          </table:table-cell>
          <table:table-cell table:formula="of:=[.A96]-INT([.A96]/2^4)*2^4-8" office:value-type="float" office:value="5" calcext:value-type="float">
            <text:p>5</text:p>
          </table:table-cell>
          <table:table-cell table:formula="of:=DEC2HEX([.B96])" office:value-type="string" office:string-value="FFFFFFFFFD" calcext:value-type="string">
            <text:p>FFFFFFFFFD</text:p>
          </table:table-cell>
          <table:table-cell table:formula="of:=DEC2HEX([.C96])" office:value-type="string" office:string-value="5" calcext:value-type="string">
            <text:p>5</text:p>
          </table:table-cell>
          <table:table-cell table:formula="of:=ATAN2([.B96];[.C96])/(2*PI())" office:value-type="float" office:value="0.336010434811315" calcext:value-type="float">
            <text:p>0.336010434811315</text:p>
          </table:table-cell>
          <table:table-cell table:formula="of:=DEC2HEX(INT([.F96]*(2^8-1));2)" office:value-type="string" office:string-value="55" calcext:value-type="string">
            <text:p>55</text:p>
          </table:table-cell>
          <table:table-cell table:number-columns-repeated="5"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INT([.A97]/2^4)" office:value-type="float" office:value="-3" calcext:value-type="float">
            <text:p>-3</text:p>
          </table:table-cell>
          <table:table-cell table:formula="of:=[.A97]-INT([.A97]/2^4)*2^4-8" office:value-type="float" office:value="6" calcext:value-type="float">
            <text:p>6</text:p>
          </table:table-cell>
          <table:table-cell table:formula="of:=DEC2HEX([.B97])" office:value-type="string" office:string-value="FFFFFFFFFD" calcext:value-type="string">
            <text:p>FFFFFFFFFD</text:p>
          </table:table-cell>
          <table:table-cell table:formula="of:=DEC2HEX([.C97])" office:value-type="string" office:string-value="6" calcext:value-type="string">
            <text:p>6</text:p>
          </table:table-cell>
          <table:table-cell table:formula="of:=ATAN2([.B97];[.C97])/(2*PI())" office:value-type="float" office:value="0.323791808825217" calcext:value-type="float">
            <text:p>0.323791808825217</text:p>
          </table:table-cell>
          <table:table-cell table:formula="of:=DEC2HEX(INT([.F97]*(2^8-1));2)" office:value-type="string" office:string-value="52" calcext:value-type="string">
            <text:p>52</text:p>
          </table:table-cell>
          <table:table-cell table:number-columns-repeated="5"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INT([.A98]/2^4)" office:value-type="float" office:value="-3" calcext:value-type="float">
            <text:p>-3</text:p>
          </table:table-cell>
          <table:table-cell table:formula="of:=[.A98]-INT([.A98]/2^4)*2^4-8" office:value-type="float" office:value="7" calcext:value-type="float">
            <text:p>7</text:p>
          </table:table-cell>
          <table:table-cell table:formula="of:=DEC2HEX([.B98])" office:value-type="string" office:string-value="FFFFFFFFFD" calcext:value-type="string">
            <text:p>FFFFFFFFFD</text:p>
          </table:table-cell>
          <table:table-cell table:formula="of:=DEC2HEX([.C98])" office:value-type="string" office:string-value="7" calcext:value-type="string">
            <text:p>7</text:p>
          </table:table-cell>
          <table:table-cell table:formula="of:=ATAN2([.B98];[.C98])/(2*PI())" office:value-type="float" office:value="0.314440529204578" calcext:value-type="float">
            <text:p>0.314440529204578</text:p>
          </table:table-cell>
          <table:table-cell table:formula="of:=DEC2HEX(INT([.F98]*(2^8-1));2)" office:value-type="string" office:string-value="50" calcext:value-type="string">
            <text:p>50</text:p>
          </table:table-cell>
          <table:table-cell table:number-columns-repeated="5"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INT([.A99]/2^4)" office:value-type="float" office:value="-2" calcext:value-type="float">
            <text:p>-2</text:p>
          </table:table-cell>
          <table:table-cell table:formula="of:=[.A99]-INT([.A99]/2^4)*2^4-8" office:value-type="float" office:value="-8" calcext:value-type="float">
            <text:p>-8</text:p>
          </table:table-cell>
          <table:table-cell table:formula="of:=DEC2HEX([.B99])" office:value-type="string" office:string-value="FFFFFFFFFE" calcext:value-type="string">
            <text:p>FFFFFFFFFE</text:p>
          </table:table-cell>
          <table:table-cell table:formula="of:=DEC2HEX([.C99])" office:value-type="string" office:string-value="FFFFFFFFF8" calcext:value-type="string">
            <text:p>FFFFFFFFF8</text:p>
          </table:table-cell>
          <table:table-cell table:formula="of:=ATAN2([.B99];[.C99])/(2*PI())" office:value-type="float" office:value="-0.288989565188685" calcext:value-type="float">
            <text:p>-0.288989565188685</text:p>
          </table:table-cell>
          <table:table-cell table:formula="of:=DEC2HEX(INT([.F99]*(2^8-1));2)" office:value-type="string" office:string-value="FFFFFFFFB6" calcext:value-type="string">
            <text:p>FFFFFFFFB6</text:p>
          </table:table-cell>
          <table:table-cell table:number-columns-repeated="5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INT([.A100]/2^4)" office:value-type="float" office:value="-2" calcext:value-type="float">
            <text:p>-2</text:p>
          </table:table-cell>
          <table:table-cell table:formula="of:=[.A100]-INT([.A100]/2^4)*2^4-8" office:value-type="float" office:value="-7" calcext:value-type="float">
            <text:p>-7</text:p>
          </table:table-cell>
          <table:table-cell table:formula="of:=DEC2HEX([.B100])" office:value-type="string" office:string-value="FFFFFFFFFE" calcext:value-type="string">
            <text:p>FFFFFFFFFE</text:p>
          </table:table-cell>
          <table:table-cell table:formula="of:=DEC2HEX([.C100])" office:value-type="string" office:string-value="FFFFFFFFF9" calcext:value-type="string">
            <text:p>FFFFFFFFF9</text:p>
          </table:table-cell>
          <table:table-cell table:formula="of:=ATAN2([.B100];[.C100])/(2*PI())" office:value-type="float" office:value="-0.294292766391452" calcext:value-type="float">
            <text:p>-0.294292766391452</text:p>
          </table:table-cell>
          <table:table-cell table:formula="of:=DEC2HEX(INT([.F100]*(2^8-1));2)" office:value-type="string" office:string-value="FFFFFFFFB4" calcext:value-type="string">
            <text:p>FFFFFFFFB4</text:p>
          </table:table-cell>
          <table:table-cell table:number-columns-repeated="5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INT([.A101]/2^4)" office:value-type="float" office:value="-2" calcext:value-type="float">
            <text:p>-2</text:p>
          </table:table-cell>
          <table:table-cell table:formula="of:=[.A101]-INT([.A101]/2^4)*2^4-8" office:value-type="float" office:value="-6" calcext:value-type="float">
            <text:p>-6</text:p>
          </table:table-cell>
          <table:table-cell table:formula="of:=DEC2HEX([.B101])" office:value-type="string" office:string-value="FFFFFFFFFE" calcext:value-type="string">
            <text:p>FFFFFFFFFE</text:p>
          </table:table-cell>
          <table:table-cell table:formula="of:=DEC2HEX([.C101])" office:value-type="string" office:string-value="FFFFFFFFFA" calcext:value-type="string">
            <text:p>FFFFFFFFFA</text:p>
          </table:table-cell>
          <table:table-cell table:formula="of:=ATAN2([.B101];[.C101])/(2*PI())" office:value-type="float" office:value="-0.301208191174783" calcext:value-type="float">
            <text:p>-0.301208191174783</text:p>
          </table:table-cell>
          <table:table-cell table:formula="of:=DEC2HEX(INT([.F101]*(2^8-1));2)" office:value-type="string" office:string-value="FFFFFFFFB3" calcext:value-type="string">
            <text:p>FFFFFFFFB3</text:p>
          </table:table-cell>
          <table:table-cell table:number-columns-repeated="5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INT([.A102]/2^4)" office:value-type="float" office:value="-2" calcext:value-type="float">
            <text:p>-2</text:p>
          </table:table-cell>
          <table:table-cell table:formula="of:=[.A102]-INT([.A102]/2^4)*2^4-8" office:value-type="float" office:value="-5" calcext:value-type="float">
            <text:p>-5</text:p>
          </table:table-cell>
          <table:table-cell table:formula="of:=DEC2HEX([.B102])" office:value-type="string" office:string-value="FFFFFFFFFE" calcext:value-type="string">
            <text:p>FFFFFFFFFE</text:p>
          </table:table-cell>
          <table:table-cell table:formula="of:=DEC2HEX([.C102])" office:value-type="string" office:string-value="FFFFFFFFFB" calcext:value-type="string">
            <text:p>FFFFFFFFFB</text:p>
          </table:table-cell>
          <table:table-cell table:formula="of:=ATAN2([.B102];[.C102])/(2*PI())" office:value-type="float" office:value="-0.310559470795422" calcext:value-type="float">
            <text:p>-0.310559470795422</text:p>
          </table:table-cell>
          <table:table-cell table:formula="of:=DEC2HEX(INT([.F102]*(2^8-1));2)" office:value-type="string" office:string-value="FFFFFFFFB0" calcext:value-type="string">
            <text:p>FFFFFFFFB0</text:p>
          </table:table-cell>
          <table:table-cell table:number-columns-repeated="5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INT([.A103]/2^4)" office:value-type="float" office:value="-2" calcext:value-type="float">
            <text:p>-2</text:p>
          </table:table-cell>
          <table:table-cell table:formula="of:=[.A103]-INT([.A103]/2^4)*2^4-8" office:value-type="float" office:value="-4" calcext:value-type="float">
            <text:p>-4</text:p>
          </table:table-cell>
          <table:table-cell table:formula="of:=DEC2HEX([.B103])" office:value-type="string" office:string-value="FFFFFFFFFE" calcext:value-type="string">
            <text:p>FFFFFFFFFE</text:p>
          </table:table-cell>
          <table:table-cell table:formula="of:=DEC2HEX([.C103])" office:value-type="string" office:string-value="FFFFFFFFFC" calcext:value-type="string">
            <text:p>FFFFFFFFFC</text:p>
          </table:table-cell>
          <table:table-cell table:formula="of:=ATAN2([.B103];[.C103])/(2*PI())" office:value-type="float" office:value="-0.323791808825217" calcext:value-type="float">
            <text:p>-0.323791808825217</text:p>
          </table:table-cell>
          <table:table-cell table:formula="of:=DEC2HEX(INT([.F103]*(2^8-1));2)" office:value-type="string" office:string-value="FFFFFFFFAD" calcext:value-type="string">
            <text:p>FFFFFFFFAD</text:p>
          </table:table-cell>
          <table:table-cell table:number-columns-repeated="5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INT([.A104]/2^4)" office:value-type="float" office:value="-2" calcext:value-type="float">
            <text:p>-2</text:p>
          </table:table-cell>
          <table:table-cell table:formula="of:=[.A104]-INT([.A104]/2^4)*2^4-8" office:value-type="float" office:value="-3" calcext:value-type="float">
            <text:p>-3</text:p>
          </table:table-cell>
          <table:table-cell table:formula="of:=DEC2HEX([.B104])" office:value-type="string" office:string-value="FFFFFFFFFE" calcext:value-type="string">
            <text:p>FFFFFFFFFE</text:p>
          </table:table-cell>
          <table:table-cell table:formula="of:=DEC2HEX([.C104])" office:value-type="string" office:string-value="FFFFFFFFFD" calcext:value-type="string">
            <text:p>FFFFFFFFFD</text:p>
          </table:table-cell>
          <table:table-cell table:formula="of:=ATAN2([.B104];[.C104])/(2*PI())" office:value-type="float" office:value="-0.343583520905499" calcext:value-type="float">
            <text:p>-0.343583520905499</text:p>
          </table:table-cell>
          <table:table-cell table:formula="of:=DEC2HEX(INT([.F104]*(2^8-1));2)" office:value-type="string" office:string-value="FFFFFFFFA8" calcext:value-type="string">
            <text:p>FFFFFFFFA8</text:p>
          </table:table-cell>
          <table:table-cell table:number-columns-repeated="5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INT([.A105]/2^4)" office:value-type="float" office:value="-2" calcext:value-type="float">
            <text:p>-2</text:p>
          </table:table-cell>
          <table:table-cell table:formula="of:=[.A105]-INT([.A105]/2^4)*2^4-8" office:value-type="float" office:value="-2" calcext:value-type="float">
            <text:p>-2</text:p>
          </table:table-cell>
          <table:table-cell table:formula="of:=DEC2HEX([.B105])" office:value-type="string" office:string-value="FFFFFFFFFE" calcext:value-type="string">
            <text:p>FFFFFFFFFE</text:p>
          </table:table-cell>
          <table:table-cell table:formula="of:=DEC2HEX([.C105])" office:value-type="string" office:string-value="FFFFFFFFFE" calcext:value-type="string">
            <text:p>FFFFFFFFFE</text:p>
          </table:table-cell>
          <table:table-cell table:formula="of:=ATAN2([.B105];[.C105])/(2*PI())" office:value-type="float" office:value="-0.375" calcext:value-type="float">
            <text:p>-0.375</text:p>
          </table:table-cell>
          <table:table-cell table:formula="of:=DEC2HEX(INT([.F105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INT([.A106]/2^4)" office:value-type="float" office:value="-2" calcext:value-type="float">
            <text:p>-2</text:p>
          </table:table-cell>
          <table:table-cell table:formula="of:=[.A106]-INT([.A106]/2^4)*2^4-8" office:value-type="float" office:value="-1" calcext:value-type="float">
            <text:p>-1</text:p>
          </table:table-cell>
          <table:table-cell table:formula="of:=DEC2HEX([.B106])" office:value-type="string" office:string-value="FFFFFFFFFE" calcext:value-type="string">
            <text:p>FFFFFFFFFE</text:p>
          </table:table-cell>
          <table:table-cell table:formula="of:=DEC2HEX([.C106])" office:value-type="string" office:string-value="FFFFFFFFFF" calcext:value-type="string">
            <text:p>FFFFFFFFFF</text:p>
          </table:table-cell>
          <table:table-cell table:formula="of:=ATAN2([.B106];[.C106])/(2*PI())" office:value-type="float" office:value="-0.426208191174783" calcext:value-type="float">
            <text:p>-0.426208191174783</text:p>
          </table:table-cell>
          <table:table-cell table:formula="of:=DEC2HEX(INT([.F106]*(2^8-1));2)" office:value-type="string" office:string-value="FFFFFFFF93" calcext:value-type="string">
            <text:p>FFFFFFFF93</text:p>
          </table:table-cell>
          <table:table-cell table:number-columns-repeated="5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INT([.A107]/2^4)" office:value-type="float" office:value="-2" calcext:value-type="float">
            <text:p>-2</text:p>
          </table:table-cell>
          <table:table-cell table:formula="of:=[.A107]-INT([.A107]/2^4)*2^4-8" office:value-type="float" office:value="0" calcext:value-type="float">
            <text:p>0</text:p>
          </table:table-cell>
          <table:table-cell table:formula="of:=DEC2HEX([.B107])" office:value-type="string" office:string-value="FFFFFFFFFE" calcext:value-type="string">
            <text:p>FFFFFFFFFE</text:p>
          </table:table-cell>
          <table:table-cell table:formula="of:=DEC2HEX([.C107])" office:value-type="string" office:string-value="0" calcext:value-type="string">
            <text:p>0</text:p>
          </table:table-cell>
          <table:table-cell table:formula="of:=ATAN2([.B107];[.C107])/(2*PI())" office:value-type="float" office:value="0.5" calcext:value-type="float">
            <text:p>0.5</text:p>
          </table:table-cell>
          <table:table-cell table:formula="of:=DEC2HEX(INT([.F107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INT([.A108]/2^4)" office:value-type="float" office:value="-2" calcext:value-type="float">
            <text:p>-2</text:p>
          </table:table-cell>
          <table:table-cell table:formula="of:=[.A108]-INT([.A108]/2^4)*2^4-8" office:value-type="float" office:value="1" calcext:value-type="float">
            <text:p>1</text:p>
          </table:table-cell>
          <table:table-cell table:formula="of:=DEC2HEX([.B108])" office:value-type="string" office:string-value="FFFFFFFFFE" calcext:value-type="string">
            <text:p>FFFFFFFFFE</text:p>
          </table:table-cell>
          <table:table-cell table:formula="of:=DEC2HEX([.C108])" office:value-type="string" office:string-value="1" calcext:value-type="string">
            <text:p>1</text:p>
          </table:table-cell>
          <table:table-cell table:formula="of:=ATAN2([.B108];[.C108])/(2*PI())" office:value-type="float" office:value="0.426208191174783" calcext:value-type="float">
            <text:p>0.426208191174783</text:p>
          </table:table-cell>
          <table:table-cell table:formula="of:=DEC2HEX(INT([.F108]*(2^8-1));2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INT([.A109]/2^4)" office:value-type="float" office:value="-2" calcext:value-type="float">
            <text:p>-2</text:p>
          </table:table-cell>
          <table:table-cell table:formula="of:=[.A109]-INT([.A109]/2^4)*2^4-8" office:value-type="float" office:value="2" calcext:value-type="float">
            <text:p>2</text:p>
          </table:table-cell>
          <table:table-cell table:formula="of:=DEC2HEX([.B109])" office:value-type="string" office:string-value="FFFFFFFFFE" calcext:value-type="string">
            <text:p>FFFFFFFFFE</text:p>
          </table:table-cell>
          <table:table-cell table:formula="of:=DEC2HEX([.C109])" office:value-type="string" office:string-value="2" calcext:value-type="string">
            <text:p>2</text:p>
          </table:table-cell>
          <table:table-cell table:formula="of:=ATAN2([.B109];[.C109])/(2*PI())" office:value-type="float" office:value="0.375" calcext:value-type="float">
            <text:p>0.375</text:p>
          </table:table-cell>
          <table:table-cell table:formula="of:=DEC2HEX(INT([.F109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INT([.A110]/2^4)" office:value-type="float" office:value="-2" calcext:value-type="float">
            <text:p>-2</text:p>
          </table:table-cell>
          <table:table-cell table:formula="of:=[.A110]-INT([.A110]/2^4)*2^4-8" office:value-type="float" office:value="3" calcext:value-type="float">
            <text:p>3</text:p>
          </table:table-cell>
          <table:table-cell table:formula="of:=DEC2HEX([.B110])" office:value-type="string" office:string-value="FFFFFFFFFE" calcext:value-type="string">
            <text:p>FFFFFFFFFE</text:p>
          </table:table-cell>
          <table:table-cell table:formula="of:=DEC2HEX([.C110])" office:value-type="string" office:string-value="3" calcext:value-type="string">
            <text:p>3</text:p>
          </table:table-cell>
          <table:table-cell table:formula="of:=ATAN2([.B110];[.C110])/(2*PI())" office:value-type="float" office:value="0.343583520905499" calcext:value-type="float">
            <text:p>0.343583520905499</text:p>
          </table:table-cell>
          <table:table-cell table:formula="of:=DEC2HEX(INT([.F110]*(2^8-1));2)" office:value-type="string" office:string-value="57" calcext:value-type="string">
            <text:p>57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INT([.A111]/2^4)" office:value-type="float" office:value="-2" calcext:value-type="float">
            <text:p>-2</text:p>
          </table:table-cell>
          <table:table-cell table:formula="of:=[.A111]-INT([.A111]/2^4)*2^4-8" office:value-type="float" office:value="4" calcext:value-type="float">
            <text:p>4</text:p>
          </table:table-cell>
          <table:table-cell table:formula="of:=DEC2HEX([.B111])" office:value-type="string" office:string-value="FFFFFFFFFE" calcext:value-type="string">
            <text:p>FFFFFFFFFE</text:p>
          </table:table-cell>
          <table:table-cell table:formula="of:=DEC2HEX([.C111])" office:value-type="string" office:string-value="4" calcext:value-type="string">
            <text:p>4</text:p>
          </table:table-cell>
          <table:table-cell table:formula="of:=ATAN2([.B111];[.C111])/(2*PI())" office:value-type="float" office:value="0.323791808825217" calcext:value-type="float">
            <text:p>0.323791808825217</text:p>
          </table:table-cell>
          <table:table-cell table:formula="of:=DEC2HEX(INT([.F111]*(2^8-1));2)" office:value-type="string" office:string-value="52" calcext:value-type="string">
            <text:p>52</text:p>
          </table:table-cell>
          <table:table-cell table:number-columns-repeated="5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INT([.A112]/2^4)" office:value-type="float" office:value="-2" calcext:value-type="float">
            <text:p>-2</text:p>
          </table:table-cell>
          <table:table-cell table:formula="of:=[.A112]-INT([.A112]/2^4)*2^4-8" office:value-type="float" office:value="5" calcext:value-type="float">
            <text:p>5</text:p>
          </table:table-cell>
          <table:table-cell table:formula="of:=DEC2HEX([.B112])" office:value-type="string" office:string-value="FFFFFFFFFE" calcext:value-type="string">
            <text:p>FFFFFFFFFE</text:p>
          </table:table-cell>
          <table:table-cell table:formula="of:=DEC2HEX([.C112])" office:value-type="string" office:string-value="5" calcext:value-type="string">
            <text:p>5</text:p>
          </table:table-cell>
          <table:table-cell table:formula="of:=ATAN2([.B112];[.C112])/(2*PI())" office:value-type="float" office:value="0.310559470795422" calcext:value-type="float">
            <text:p>0.310559470795422</text:p>
          </table:table-cell>
          <table:table-cell table:formula="of:=DEC2HEX(INT([.F112]*(2^8-1));2)" office:value-type="string" office:string-value="4F" calcext:value-type="string">
            <text:p>4F</text:p>
          </table:table-cell>
          <table:table-cell table:number-columns-repeated="5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INT([.A113]/2^4)" office:value-type="float" office:value="-2" calcext:value-type="float">
            <text:p>-2</text:p>
          </table:table-cell>
          <table:table-cell table:formula="of:=[.A113]-INT([.A113]/2^4)*2^4-8" office:value-type="float" office:value="6" calcext:value-type="float">
            <text:p>6</text:p>
          </table:table-cell>
          <table:table-cell table:formula="of:=DEC2HEX([.B113])" office:value-type="string" office:string-value="FFFFFFFFFE" calcext:value-type="string">
            <text:p>FFFFFFFFFE</text:p>
          </table:table-cell>
          <table:table-cell table:formula="of:=DEC2HEX([.C113])" office:value-type="string" office:string-value="6" calcext:value-type="string">
            <text:p>6</text:p>
          </table:table-cell>
          <table:table-cell table:formula="of:=ATAN2([.B113];[.C113])/(2*PI())" office:value-type="float" office:value="0.301208191174783" calcext:value-type="float">
            <text:p>0.301208191174783</text:p>
          </table:table-cell>
          <table:table-cell table:formula="of:=DEC2HEX(INT([.F113]*(2^8-1));2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INT([.A114]/2^4)" office:value-type="float" office:value="-2" calcext:value-type="float">
            <text:p>-2</text:p>
          </table:table-cell>
          <table:table-cell table:formula="of:=[.A114]-INT([.A114]/2^4)*2^4-8" office:value-type="float" office:value="7" calcext:value-type="float">
            <text:p>7</text:p>
          </table:table-cell>
          <table:table-cell table:formula="of:=DEC2HEX([.B114])" office:value-type="string" office:string-value="FFFFFFFFFE" calcext:value-type="string">
            <text:p>FFFFFFFFFE</text:p>
          </table:table-cell>
          <table:table-cell table:formula="of:=DEC2HEX([.C114])" office:value-type="string" office:string-value="7" calcext:value-type="string">
            <text:p>7</text:p>
          </table:table-cell>
          <table:table-cell table:formula="of:=ATAN2([.B114];[.C114])/(2*PI())" office:value-type="float" office:value="0.294292766391452" calcext:value-type="float">
            <text:p>0.294292766391452</text:p>
          </table:table-cell>
          <table:table-cell table:formula="of:=DEC2HEX(INT([.F114]*(2^8-1));2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INT([.A115]/2^4)" office:value-type="float" office:value="-1" calcext:value-type="float">
            <text:p>-1</text:p>
          </table:table-cell>
          <table:table-cell table:formula="of:=[.A115]-INT([.A115]/2^4)*2^4-8" office:value-type="float" office:value="-8" calcext:value-type="float">
            <text:p>-8</text:p>
          </table:table-cell>
          <table:table-cell table:formula="of:=DEC2HEX([.B115])" office:value-type="string" office:string-value="FFFFFFFFFF" calcext:value-type="string">
            <text:p>FFFFFFFFFF</text:p>
          </table:table-cell>
          <table:table-cell table:formula="of:=DEC2HEX([.C115])" office:value-type="string" office:string-value="FFFFFFFFF8" calcext:value-type="string">
            <text:p>FFFFFFFFF8</text:p>
          </table:table-cell>
          <table:table-cell table:formula="of:=ATAN2([.B115];[.C115])/(2*PI())" office:value-type="float" office:value="-0.269791712080283" calcext:value-type="float">
            <text:p>-0.269791712080283</text:p>
          </table:table-cell>
          <table:table-cell table:formula="of:=DEC2HEX(INT([.F115]*(2^8-1));2)" office:value-type="string" office:string-value="FFFFFFFFBB" calcext:value-type="string">
            <text:p>FFFFFFFFBB</text:p>
          </table:table-cell>
          <table:table-cell table:number-columns-repeated="5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INT([.A116]/2^4)" office:value-type="float" office:value="-1" calcext:value-type="float">
            <text:p>-1</text:p>
          </table:table-cell>
          <table:table-cell table:formula="of:=[.A116]-INT([.A116]/2^4)*2^4-8" office:value-type="float" office:value="-7" calcext:value-type="float">
            <text:p>-7</text:p>
          </table:table-cell>
          <table:table-cell table:formula="of:=DEC2HEX([.B116])" office:value-type="string" office:string-value="FFFFFFFFFF" calcext:value-type="string">
            <text:p>FFFFFFFFFF</text:p>
          </table:table-cell>
          <table:table-cell table:formula="of:=DEC2HEX([.C116])" office:value-type="string" office:string-value="FFFFFFFFF9" calcext:value-type="string">
            <text:p>FFFFFFFFF9</text:p>
          </table:table-cell>
          <table:table-cell table:formula="of:=ATAN2([.B116];[.C116])/(2*PI())" office:value-type="float" office:value="-0.272583617650433" calcext:value-type="float">
            <text:p>-0.272583617650433</text:p>
          </table:table-cell>
          <table:table-cell table:formula="of:=DEC2HEX(INT([.F116]*(2^8-1));2)" office:value-type="string" office:string-value="FFFFFFFFBA" calcext:value-type="string">
            <text:p>FFFFFFFFBA</text:p>
          </table:table-cell>
          <table:table-cell table:number-columns-repeated="5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INT([.A117]/2^4)" office:value-type="float" office:value="-1" calcext:value-type="float">
            <text:p>-1</text:p>
          </table:table-cell>
          <table:table-cell table:formula="of:=[.A117]-INT([.A117]/2^4)*2^4-8" office:value-type="float" office:value="-6" calcext:value-type="float">
            <text:p>-6</text:p>
          </table:table-cell>
          <table:table-cell table:formula="of:=DEC2HEX([.B117])" office:value-type="string" office:string-value="FFFFFFFFFF" calcext:value-type="string">
            <text:p>FFFFFFFFFF</text:p>
          </table:table-cell>
          <table:table-cell table:formula="of:=DEC2HEX([.C117])" office:value-type="string" office:string-value="FFFFFFFFFA" calcext:value-type="string">
            <text:p>FFFFFFFFFA</text:p>
          </table:table-cell>
          <table:table-cell table:formula="of:=ATAN2([.B117];[.C117])/(2*PI())" office:value-type="float" office:value="-0.276284228355627" calcext:value-type="float">
            <text:p>-0.276284228355627</text:p>
          </table:table-cell>
          <table:table-cell table:formula="of:=DEC2HEX(INT([.F117]*(2^8-1));2)" office:value-type="string" office:string-value="FFFFFFFFB9" calcext:value-type="string">
            <text:p>FFFFFFFFB9</text:p>
          </table:table-cell>
          <table:table-cell table:number-columns-repeated="5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INT([.A118]/2^4)" office:value-type="float" office:value="-1" calcext:value-type="float">
            <text:p>-1</text:p>
          </table:table-cell>
          <table:table-cell table:formula="of:=[.A118]-INT([.A118]/2^4)*2^4-8" office:value-type="float" office:value="-5" calcext:value-type="float">
            <text:p>-5</text:p>
          </table:table-cell>
          <table:table-cell table:formula="of:=DEC2HEX([.B118])" office:value-type="string" office:string-value="FFFFFFFFFF" calcext:value-type="string">
            <text:p>FFFFFFFFFF</text:p>
          </table:table-cell>
          <table:table-cell table:formula="of:=DEC2HEX([.C118])" office:value-type="string" office:string-value="FFFFFFFFFB" calcext:value-type="string">
            <text:p>FFFFFFFFFB</text:p>
          </table:table-cell>
          <table:table-cell table:formula="of:=ATAN2([.B118];[.C118])/(2*PI())" office:value-type="float" office:value="-0.281416479094501" calcext:value-type="float">
            <text:p>-0.281416479094501</text:p>
          </table:table-cell>
          <table:table-cell table:formula="of:=DEC2HEX(INT([.F118]*(2^8-1));2)" office:value-type="string" office:string-value="FFFFFFFFB8" calcext:value-type="string">
            <text:p>FFFFFFFFB8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INT([.A119]/2^4)" office:value-type="float" office:value="-1" calcext:value-type="float">
            <text:p>-1</text:p>
          </table:table-cell>
          <table:table-cell table:formula="of:=[.A119]-INT([.A119]/2^4)*2^4-8" office:value-type="float" office:value="-4" calcext:value-type="float">
            <text:p>-4</text:p>
          </table:table-cell>
          <table:table-cell table:formula="of:=DEC2HEX([.B119])" office:value-type="string" office:string-value="FFFFFFFFFF" calcext:value-type="string">
            <text:p>FFFFFFFFFF</text:p>
          </table:table-cell>
          <table:table-cell table:formula="of:=DEC2HEX([.C119])" office:value-type="string" office:string-value="FFFFFFFFFC" calcext:value-type="string">
            <text:p>FFFFFFFFFC</text:p>
          </table:table-cell>
          <table:table-cell table:formula="of:=ATAN2([.B119];[.C119])/(2*PI())" office:value-type="float" office:value="-0.288989565188685" calcext:value-type="float">
            <text:p>-0.288989565188685</text:p>
          </table:table-cell>
          <table:table-cell table:formula="of:=DEC2HEX(INT([.F119]*(2^8-1));2)" office:value-type="string" office:string-value="FFFFFFFFB6" calcext:value-type="string">
            <text:p>FFFFFFFFB6</text:p>
          </table:table-cell>
          <table:table-cell table:number-columns-repeated="5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INT([.A120]/2^4)" office:value-type="float" office:value="-1" calcext:value-type="float">
            <text:p>-1</text:p>
          </table:table-cell>
          <table:table-cell table:formula="of:=[.A120]-INT([.A120]/2^4)*2^4-8" office:value-type="float" office:value="-3" calcext:value-type="float">
            <text:p>-3</text:p>
          </table:table-cell>
          <table:table-cell table:formula="of:=DEC2HEX([.B120])" office:value-type="string" office:string-value="FFFFFFFFFF" calcext:value-type="string">
            <text:p>FFFFFFFFFF</text:p>
          </table:table-cell>
          <table:table-cell table:formula="of:=DEC2HEX([.C120])" office:value-type="string" office:string-value="FFFFFFFFFD" calcext:value-type="string">
            <text:p>FFFFFFFFFD</text:p>
          </table:table-cell>
          <table:table-cell table:formula="of:=ATAN2([.B120];[.C120])/(2*PI())" office:value-type="float" office:value="-0.301208191174783" calcext:value-type="float">
            <text:p>-0.301208191174783</text:p>
          </table:table-cell>
          <table:table-cell table:formula="of:=DEC2HEX(INT([.F120]*(2^8-1));2)" office:value-type="string" office:string-value="FFFFFFFFB3" calcext:value-type="string">
            <text:p>FFFFFFFFB3</text:p>
          </table:table-cell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INT([.A121]/2^4)" office:value-type="float" office:value="-1" calcext:value-type="float">
            <text:p>-1</text:p>
          </table:table-cell>
          <table:table-cell table:formula="of:=[.A121]-INT([.A121]/2^4)*2^4-8" office:value-type="float" office:value="-2" calcext:value-type="float">
            <text:p>-2</text:p>
          </table:table-cell>
          <table:table-cell table:formula="of:=DEC2HEX([.B121])" office:value-type="string" office:string-value="FFFFFFFFFF" calcext:value-type="string">
            <text:p>FFFFFFFFFF</text:p>
          </table:table-cell>
          <table:table-cell table:formula="of:=DEC2HEX([.C121])" office:value-type="string" office:string-value="FFFFFFFFFE" calcext:value-type="string">
            <text:p>FFFFFFFFFE</text:p>
          </table:table-cell>
          <table:table-cell table:formula="of:=ATAN2([.B121];[.C121])/(2*PI())" office:value-type="float" office:value="-0.323791808825217" calcext:value-type="float">
            <text:p>-0.323791808825217</text:p>
          </table:table-cell>
          <table:table-cell table:formula="of:=DEC2HEX(INT([.F121]*(2^8-1));2)" office:value-type="string" office:string-value="FFFFFFFFAD" calcext:value-type="string">
            <text:p>FFFFFFFFAD</text:p>
          </table:table-cell>
          <table:table-cell table:number-columns-repeated="5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INT([.A122]/2^4)" office:value-type="float" office:value="-1" calcext:value-type="float">
            <text:p>-1</text:p>
          </table:table-cell>
          <table:table-cell table:formula="of:=[.A122]-INT([.A122]/2^4)*2^4-8" office:value-type="float" office:value="-1" calcext:value-type="float">
            <text:p>-1</text:p>
          </table:table-cell>
          <table:table-cell table:formula="of:=DEC2HEX([.B122])" office:value-type="string" office:string-value="FFFFFFFFFF" calcext:value-type="string">
            <text:p>FFFFFFFFFF</text:p>
          </table:table-cell>
          <table:table-cell table:formula="of:=DEC2HEX([.C122])" office:value-type="string" office:string-value="FFFFFFFFFF" calcext:value-type="string">
            <text:p>FFFFFFFFFF</text:p>
          </table:table-cell>
          <table:table-cell table:formula="of:=ATAN2([.B122];[.C122])/(2*PI())" office:value-type="float" office:value="-0.375" calcext:value-type="float">
            <text:p>-0.375</text:p>
          </table:table-cell>
          <table:table-cell table:formula="of:=DEC2HEX(INT([.F122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INT([.A123]/2^4)" office:value-type="float" office:value="-1" calcext:value-type="float">
            <text:p>-1</text:p>
          </table:table-cell>
          <table:table-cell table:formula="of:=[.A123]-INT([.A123]/2^4)*2^4-8" office:value-type="float" office:value="0" calcext:value-type="float">
            <text:p>0</text:p>
          </table:table-cell>
          <table:table-cell table:formula="of:=DEC2HEX([.B123])" office:value-type="string" office:string-value="FFFFFFFFFF" calcext:value-type="string">
            <text:p>FFFFFFFFFF</text:p>
          </table:table-cell>
          <table:table-cell table:formula="of:=DEC2HEX([.C123])" office:value-type="string" office:string-value="0" calcext:value-type="string">
            <text:p>0</text:p>
          </table:table-cell>
          <table:table-cell table:formula="of:=ATAN2([.B123];[.C123])/(2*PI())" office:value-type="float" office:value="0.5" calcext:value-type="float">
            <text:p>0.5</text:p>
          </table:table-cell>
          <table:table-cell table:formula="of:=DEC2HEX(INT([.F123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INT([.A124]/2^4)" office:value-type="float" office:value="-1" calcext:value-type="float">
            <text:p>-1</text:p>
          </table:table-cell>
          <table:table-cell table:formula="of:=[.A124]-INT([.A124]/2^4)*2^4-8" office:value-type="float" office:value="1" calcext:value-type="float">
            <text:p>1</text:p>
          </table:table-cell>
          <table:table-cell table:formula="of:=DEC2HEX([.B124])" office:value-type="string" office:string-value="FFFFFFFFFF" calcext:value-type="string">
            <text:p>FFFFFFFFFF</text:p>
          </table:table-cell>
          <table:table-cell table:formula="of:=DEC2HEX([.C124])" office:value-type="string" office:string-value="1" calcext:value-type="string">
            <text:p>1</text:p>
          </table:table-cell>
          <table:table-cell table:formula="of:=ATAN2([.B124];[.C124])/(2*PI())" office:value-type="float" office:value="0.375" calcext:value-type="float">
            <text:p>0.375</text:p>
          </table:table-cell>
          <table:table-cell table:formula="of:=DEC2HEX(INT([.F124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INT([.A125]/2^4)" office:value-type="float" office:value="-1" calcext:value-type="float">
            <text:p>-1</text:p>
          </table:table-cell>
          <table:table-cell table:formula="of:=[.A125]-INT([.A125]/2^4)*2^4-8" office:value-type="float" office:value="2" calcext:value-type="float">
            <text:p>2</text:p>
          </table:table-cell>
          <table:table-cell table:formula="of:=DEC2HEX([.B125])" office:value-type="string" office:string-value="FFFFFFFFFF" calcext:value-type="string">
            <text:p>FFFFFFFFFF</text:p>
          </table:table-cell>
          <table:table-cell table:formula="of:=DEC2HEX([.C125])" office:value-type="string" office:string-value="2" calcext:value-type="string">
            <text:p>2</text:p>
          </table:table-cell>
          <table:table-cell table:formula="of:=ATAN2([.B125];[.C125])/(2*PI())" office:value-type="float" office:value="0.323791808825217" calcext:value-type="float">
            <text:p>0.323791808825217</text:p>
          </table:table-cell>
          <table:table-cell table:formula="of:=DEC2HEX(INT([.F125]*(2^8-1));2)" office:value-type="string" office:string-value="52" calcext:value-type="string">
            <text:p>52</text:p>
          </table:table-cell>
          <table:table-cell table:number-columns-repeated="5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INT([.A126]/2^4)" office:value-type="float" office:value="-1" calcext:value-type="float">
            <text:p>-1</text:p>
          </table:table-cell>
          <table:table-cell table:formula="of:=[.A126]-INT([.A126]/2^4)*2^4-8" office:value-type="float" office:value="3" calcext:value-type="float">
            <text:p>3</text:p>
          </table:table-cell>
          <table:table-cell table:formula="of:=DEC2HEX([.B126])" office:value-type="string" office:string-value="FFFFFFFFFF" calcext:value-type="string">
            <text:p>FFFFFFFFFF</text:p>
          </table:table-cell>
          <table:table-cell table:formula="of:=DEC2HEX([.C126])" office:value-type="string" office:string-value="3" calcext:value-type="string">
            <text:p>3</text:p>
          </table:table-cell>
          <table:table-cell table:formula="of:=ATAN2([.B126];[.C126])/(2*PI())" office:value-type="float" office:value="0.301208191174783" calcext:value-type="float">
            <text:p>0.301208191174783</text:p>
          </table:table-cell>
          <table:table-cell table:formula="of:=DEC2HEX(INT([.F126]*(2^8-1));2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INT([.A127]/2^4)" office:value-type="float" office:value="-1" calcext:value-type="float">
            <text:p>-1</text:p>
          </table:table-cell>
          <table:table-cell table:formula="of:=[.A127]-INT([.A127]/2^4)*2^4-8" office:value-type="float" office:value="4" calcext:value-type="float">
            <text:p>4</text:p>
          </table:table-cell>
          <table:table-cell table:formula="of:=DEC2HEX([.B127])" office:value-type="string" office:string-value="FFFFFFFFFF" calcext:value-type="string">
            <text:p>FFFFFFFFFF</text:p>
          </table:table-cell>
          <table:table-cell table:formula="of:=DEC2HEX([.C127])" office:value-type="string" office:string-value="4" calcext:value-type="string">
            <text:p>4</text:p>
          </table:table-cell>
          <table:table-cell table:formula="of:=ATAN2([.B127];[.C127])/(2*PI())" office:value-type="float" office:value="0.288989565188685" calcext:value-type="float">
            <text:p>0.288989565188685</text:p>
          </table:table-cell>
          <table:table-cell table:formula="of:=DEC2HEX(INT([.F127]*(2^8-1));2)" office:value-type="string" office:string-value="49" calcext:value-type="string">
            <text:p>49</text:p>
          </table:table-cell>
          <table:table-cell table:number-columns-repeated="5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INT([.A128]/2^4)" office:value-type="float" office:value="-1" calcext:value-type="float">
            <text:p>-1</text:p>
          </table:table-cell>
          <table:table-cell table:formula="of:=[.A128]-INT([.A128]/2^4)*2^4-8" office:value-type="float" office:value="5" calcext:value-type="float">
            <text:p>5</text:p>
          </table:table-cell>
          <table:table-cell table:formula="of:=DEC2HEX([.B128])" office:value-type="string" office:string-value="FFFFFFFFFF" calcext:value-type="string">
            <text:p>FFFFFFFFFF</text:p>
          </table:table-cell>
          <table:table-cell table:formula="of:=DEC2HEX([.C128])" office:value-type="string" office:string-value="5" calcext:value-type="string">
            <text:p>5</text:p>
          </table:table-cell>
          <table:table-cell table:formula="of:=ATAN2([.B128];[.C128])/(2*PI())" office:value-type="float" office:value="0.281416479094501" calcext:value-type="float">
            <text:p>0.281416479094501</text:p>
          </table:table-cell>
          <table:table-cell table:formula="of:=DEC2HEX(INT([.F128]*(2^8-1));2)" office:value-type="string" office:string-value="47" calcext:value-type="string">
            <text:p>47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INT([.A129]/2^4)" office:value-type="float" office:value="-1" calcext:value-type="float">
            <text:p>-1</text:p>
          </table:table-cell>
          <table:table-cell table:formula="of:=[.A129]-INT([.A129]/2^4)*2^4-8" office:value-type="float" office:value="6" calcext:value-type="float">
            <text:p>6</text:p>
          </table:table-cell>
          <table:table-cell table:formula="of:=DEC2HEX([.B129])" office:value-type="string" office:string-value="FFFFFFFFFF" calcext:value-type="string">
            <text:p>FFFFFFFFFF</text:p>
          </table:table-cell>
          <table:table-cell table:formula="of:=DEC2HEX([.C129])" office:value-type="string" office:string-value="6" calcext:value-type="string">
            <text:p>6</text:p>
          </table:table-cell>
          <table:table-cell table:formula="of:=ATAN2([.B129];[.C129])/(2*PI())" office:value-type="float" office:value="0.276284228355627" calcext:value-type="float">
            <text:p>0.276284228355627</text:p>
          </table:table-cell>
          <table:table-cell table:formula="of:=DEC2HEX(INT([.F129]*(2^8-1));2)" office:value-type="string" office:string-value="46" calcext:value-type="string">
            <text:p>46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NT([.A130]/2^4)" office:value-type="float" office:value="-1" calcext:value-type="float">
            <text:p>-1</text:p>
          </table:table-cell>
          <table:table-cell table:formula="of:=[.A130]-INT([.A130]/2^4)*2^4-8" office:value-type="float" office:value="7" calcext:value-type="float">
            <text:p>7</text:p>
          </table:table-cell>
          <table:table-cell table:formula="of:=DEC2HEX([.B130])" office:value-type="string" office:string-value="FFFFFFFFFF" calcext:value-type="string">
            <text:p>FFFFFFFFFF</text:p>
          </table:table-cell>
          <table:table-cell table:formula="of:=DEC2HEX([.C130])" office:value-type="string" office:string-value="7" calcext:value-type="string">
            <text:p>7</text:p>
          </table:table-cell>
          <table:table-cell table:formula="of:=ATAN2([.B130];[.C130])/(2*PI())" office:value-type="float" office:value="0.272583617650433" calcext:value-type="float">
            <text:p>0.272583617650433</text:p>
          </table:table-cell>
          <table:table-cell table:formula="of:=DEC2HEX(INT([.F130]*(2^8-1));2)" office:value-type="string" office:string-value="45" calcext:value-type="string">
            <text:p>4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[.A131]/2^4)" office:value-type="float" office:value="0" calcext:value-type="float">
            <text:p>0</text:p>
          </table:table-cell>
          <table:table-cell table:formula="of:=[.A131]-INT([.A131]/2^4)*2^4-8" office:value-type="float" office:value="-8" calcext:value-type="float">
            <text:p>-8</text:p>
          </table:table-cell>
          <table:table-cell table:formula="of:=DEC2HEX([.B131])" office:value-type="string" office:string-value="0" calcext:value-type="string">
            <text:p>0</text:p>
          </table:table-cell>
          <table:table-cell table:formula="of:=DEC2HEX([.C131])" office:value-type="string" office:string-value="FFFFFFFFF8" calcext:value-type="string">
            <text:p>FFFFFFFFF8</text:p>
          </table:table-cell>
          <table:table-cell table:formula="of:=ATAN2([.B131];[.C131])/(2*PI())" office:value-type="float" office:value="-0.25" calcext:value-type="float">
            <text:p>-0.25</text:p>
          </table:table-cell>
          <table:table-cell table:formula="of:=DEC2HEX(INT([.F131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[.A132]/2^4)" office:value-type="float" office:value="0" calcext:value-type="float">
            <text:p>0</text:p>
          </table:table-cell>
          <table:table-cell table:formula="of:=[.A132]-INT([.A132]/2^4)*2^4-8" office:value-type="float" office:value="-7" calcext:value-type="float">
            <text:p>-7</text:p>
          </table:table-cell>
          <table:table-cell table:formula="of:=DEC2HEX([.B132])" office:value-type="string" office:string-value="0" calcext:value-type="string">
            <text:p>0</text:p>
          </table:table-cell>
          <table:table-cell table:formula="of:=DEC2HEX([.C132])" office:value-type="string" office:string-value="FFFFFFFFF9" calcext:value-type="string">
            <text:p>FFFFFFFFF9</text:p>
          </table:table-cell>
          <table:table-cell table:formula="of:=ATAN2([.B132];[.C132])/(2*PI())" office:value-type="float" office:value="-0.25" calcext:value-type="float">
            <text:p>-0.25</text:p>
          </table:table-cell>
          <table:table-cell table:formula="of:=DEC2HEX(INT([.F132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[.A133]/2^4)" office:value-type="float" office:value="0" calcext:value-type="float">
            <text:p>0</text:p>
          </table:table-cell>
          <table:table-cell table:formula="of:=[.A133]-INT([.A133]/2^4)*2^4-8" office:value-type="float" office:value="-6" calcext:value-type="float">
            <text:p>-6</text:p>
          </table:table-cell>
          <table:table-cell table:formula="of:=DEC2HEX([.B133])" office:value-type="string" office:string-value="0" calcext:value-type="string">
            <text:p>0</text:p>
          </table:table-cell>
          <table:table-cell table:formula="of:=DEC2HEX([.C133])" office:value-type="string" office:string-value="FFFFFFFFFA" calcext:value-type="string">
            <text:p>FFFFFFFFFA</text:p>
          </table:table-cell>
          <table:table-cell table:formula="of:=ATAN2([.B133];[.C133])/(2*PI())" office:value-type="float" office:value="-0.25" calcext:value-type="float">
            <text:p>-0.25</text:p>
          </table:table-cell>
          <table:table-cell table:formula="of:=DEC2HEX(INT([.F133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[.A134]/2^4)" office:value-type="float" office:value="0" calcext:value-type="float">
            <text:p>0</text:p>
          </table:table-cell>
          <table:table-cell table:formula="of:=[.A134]-INT([.A134]/2^4)*2^4-8" office:value-type="float" office:value="-5" calcext:value-type="float">
            <text:p>-5</text:p>
          </table:table-cell>
          <table:table-cell table:formula="of:=DEC2HEX([.B134])" office:value-type="string" office:string-value="0" calcext:value-type="string">
            <text:p>0</text:p>
          </table:table-cell>
          <table:table-cell table:formula="of:=DEC2HEX([.C134])" office:value-type="string" office:string-value="FFFFFFFFFB" calcext:value-type="string">
            <text:p>FFFFFFFFFB</text:p>
          </table:table-cell>
          <table:table-cell table:formula="of:=ATAN2([.B134];[.C134])/(2*PI())" office:value-type="float" office:value="-0.25" calcext:value-type="float">
            <text:p>-0.25</text:p>
          </table:table-cell>
          <table:table-cell table:formula="of:=DEC2HEX(INT([.F134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[.A135]/2^4)" office:value-type="float" office:value="0" calcext:value-type="float">
            <text:p>0</text:p>
          </table:table-cell>
          <table:table-cell table:formula="of:=[.A135]-INT([.A135]/2^4)*2^4-8" office:value-type="float" office:value="-4" calcext:value-type="float">
            <text:p>-4</text:p>
          </table:table-cell>
          <table:table-cell table:formula="of:=DEC2HEX([.B135])" office:value-type="string" office:string-value="0" calcext:value-type="string">
            <text:p>0</text:p>
          </table:table-cell>
          <table:table-cell table:formula="of:=DEC2HEX([.C135])" office:value-type="string" office:string-value="FFFFFFFFFC" calcext:value-type="string">
            <text:p>FFFFFFFFFC</text:p>
          </table:table-cell>
          <table:table-cell table:formula="of:=ATAN2([.B135];[.C135])/(2*PI())" office:value-type="float" office:value="-0.25" calcext:value-type="float">
            <text:p>-0.25</text:p>
          </table:table-cell>
          <table:table-cell table:formula="of:=DEC2HEX(INT([.F135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[.A136]/2^4)" office:value-type="float" office:value="0" calcext:value-type="float">
            <text:p>0</text:p>
          </table:table-cell>
          <table:table-cell table:formula="of:=[.A136]-INT([.A136]/2^4)*2^4-8" office:value-type="float" office:value="-3" calcext:value-type="float">
            <text:p>-3</text:p>
          </table:table-cell>
          <table:table-cell table:formula="of:=DEC2HEX([.B136])" office:value-type="string" office:string-value="0" calcext:value-type="string">
            <text:p>0</text:p>
          </table:table-cell>
          <table:table-cell table:formula="of:=DEC2HEX([.C136])" office:value-type="string" office:string-value="FFFFFFFFFD" calcext:value-type="string">
            <text:p>FFFFFFFFFD</text:p>
          </table:table-cell>
          <table:table-cell table:formula="of:=ATAN2([.B136];[.C136])/(2*PI())" office:value-type="float" office:value="-0.25" calcext:value-type="float">
            <text:p>-0.25</text:p>
          </table:table-cell>
          <table:table-cell table:formula="of:=DEC2HEX(INT([.F136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[.A137]/2^4)" office:value-type="float" office:value="0" calcext:value-type="float">
            <text:p>0</text:p>
          </table:table-cell>
          <table:table-cell table:formula="of:=[.A137]-INT([.A137]/2^4)*2^4-8" office:value-type="float" office:value="-2" calcext:value-type="float">
            <text:p>-2</text:p>
          </table:table-cell>
          <table:table-cell table:formula="of:=DEC2HEX([.B137])" office:value-type="string" office:string-value="0" calcext:value-type="string">
            <text:p>0</text:p>
          </table:table-cell>
          <table:table-cell table:formula="of:=DEC2HEX([.C137])" office:value-type="string" office:string-value="FFFFFFFFFE" calcext:value-type="string">
            <text:p>FFFFFFFFFE</text:p>
          </table:table-cell>
          <table:table-cell table:formula="of:=ATAN2([.B137];[.C137])/(2*PI())" office:value-type="float" office:value="-0.25" calcext:value-type="float">
            <text:p>-0.25</text:p>
          </table:table-cell>
          <table:table-cell table:formula="of:=DEC2HEX(INT([.F137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[.A138]/2^4)" office:value-type="float" office:value="0" calcext:value-type="float">
            <text:p>0</text:p>
          </table:table-cell>
          <table:table-cell table:formula="of:=[.A138]-INT([.A138]/2^4)*2^4-8" office:value-type="float" office:value="-1" calcext:value-type="float">
            <text:p>-1</text:p>
          </table:table-cell>
          <table:table-cell table:formula="of:=DEC2HEX([.B138])" office:value-type="string" office:string-value="0" calcext:value-type="string">
            <text:p>0</text:p>
          </table:table-cell>
          <table:table-cell table:formula="of:=DEC2HEX([.C138])" office:value-type="string" office:string-value="FFFFFFFFFF" calcext:value-type="string">
            <text:p>FFFFFFFFFF</text:p>
          </table:table-cell>
          <table:table-cell table:formula="of:=ATAN2([.B138];[.C138])/(2*PI())" office:value-type="float" office:value="-0.25" calcext:value-type="float">
            <text:p>-0.25</text:p>
          </table:table-cell>
          <table:table-cell table:formula="of:=DEC2HEX(INT([.F138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[.A139]/2^4)" office:value-type="float" office:value="0" calcext:value-type="float">
            <text:p>0</text:p>
          </table:table-cell>
          <table:table-cell table:formula="of:=[.A139]-INT([.A139]/2^4)*2^4-8" office:value-type="float" office:value="0" calcext:value-type="float">
            <text:p>0</text:p>
          </table:table-cell>
          <table:table-cell table:formula="of:=DEC2HEX([.B139])" office:value-type="string" office:string-value="0" calcext:value-type="string">
            <text:p>0</text:p>
          </table:table-cell>
          <table:table-cell table:formula="of:=DEC2HEX([.C139])" office:value-type="string" office:string-value="0" calcext:value-type="string">
            <text:p>0</text:p>
          </table:table-cell>
          <table:table-cell table:formula="of:=ATAN2([.B139];[.C139])/(2*PI())" office:value-type="float" office:value="0" calcext:value-type="float">
            <text:p>0</text:p>
          </table:table-cell>
          <table:table-cell table:formula="of:=DEC2HEX(INT([.F139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[.A140]/2^4)" office:value-type="float" office:value="0" calcext:value-type="float">
            <text:p>0</text:p>
          </table:table-cell>
          <table:table-cell table:formula="of:=[.A140]-INT([.A140]/2^4)*2^4-8" office:value-type="float" office:value="1" calcext:value-type="float">
            <text:p>1</text:p>
          </table:table-cell>
          <table:table-cell table:formula="of:=DEC2HEX([.B140])" office:value-type="string" office:string-value="0" calcext:value-type="string">
            <text:p>0</text:p>
          </table:table-cell>
          <table:table-cell table:formula="of:=DEC2HEX([.C140])" office:value-type="string" office:string-value="1" calcext:value-type="string">
            <text:p>1</text:p>
          </table:table-cell>
          <table:table-cell table:formula="of:=ATAN2([.B140];[.C140])/(2*PI())" office:value-type="float" office:value="0.25" calcext:value-type="float">
            <text:p>0.25</text:p>
          </table:table-cell>
          <table:table-cell table:formula="of:=DEC2HEX(INT([.F140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T([.A141]/2^4)" office:value-type="float" office:value="0" calcext:value-type="float">
            <text:p>0</text:p>
          </table:table-cell>
          <table:table-cell table:formula="of:=[.A141]-INT([.A141]/2^4)*2^4-8" office:value-type="float" office:value="2" calcext:value-type="float">
            <text:p>2</text:p>
          </table:table-cell>
          <table:table-cell table:formula="of:=DEC2HEX([.B141])" office:value-type="string" office:string-value="0" calcext:value-type="string">
            <text:p>0</text:p>
          </table:table-cell>
          <table:table-cell table:formula="of:=DEC2HEX([.C141])" office:value-type="string" office:string-value="2" calcext:value-type="string">
            <text:p>2</text:p>
          </table:table-cell>
          <table:table-cell table:formula="of:=ATAN2([.B141];[.C141])/(2*PI())" office:value-type="float" office:value="0.25" calcext:value-type="float">
            <text:p>0.25</text:p>
          </table:table-cell>
          <table:table-cell table:formula="of:=DEC2HEX(INT([.F141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NT([.A142]/2^4)" office:value-type="float" office:value="0" calcext:value-type="float">
            <text:p>0</text:p>
          </table:table-cell>
          <table:table-cell table:formula="of:=[.A142]-INT([.A142]/2^4)*2^4-8" office:value-type="float" office:value="3" calcext:value-type="float">
            <text:p>3</text:p>
          </table:table-cell>
          <table:table-cell table:formula="of:=DEC2HEX([.B142])" office:value-type="string" office:string-value="0" calcext:value-type="string">
            <text:p>0</text:p>
          </table:table-cell>
          <table:table-cell table:formula="of:=DEC2HEX([.C142])" office:value-type="string" office:string-value="3" calcext:value-type="string">
            <text:p>3</text:p>
          </table:table-cell>
          <table:table-cell table:formula="of:=ATAN2([.B142];[.C142])/(2*PI())" office:value-type="float" office:value="0.25" calcext:value-type="float">
            <text:p>0.25</text:p>
          </table:table-cell>
          <table:table-cell table:formula="of:=DEC2HEX(INT([.F142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T([.A143]/2^4)" office:value-type="float" office:value="0" calcext:value-type="float">
            <text:p>0</text:p>
          </table:table-cell>
          <table:table-cell table:formula="of:=[.A143]-INT([.A143]/2^4)*2^4-8" office:value-type="float" office:value="4" calcext:value-type="float">
            <text:p>4</text:p>
          </table:table-cell>
          <table:table-cell table:formula="of:=DEC2HEX([.B143])" office:value-type="string" office:string-value="0" calcext:value-type="string">
            <text:p>0</text:p>
          </table:table-cell>
          <table:table-cell table:formula="of:=DEC2HEX([.C143])" office:value-type="string" office:string-value="4" calcext:value-type="string">
            <text:p>4</text:p>
          </table:table-cell>
          <table:table-cell table:formula="of:=ATAN2([.B143];[.C143])/(2*PI())" office:value-type="float" office:value="0.25" calcext:value-type="float">
            <text:p>0.25</text:p>
          </table:table-cell>
          <table:table-cell table:formula="of:=DEC2HEX(INT([.F143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NT([.A144]/2^4)" office:value-type="float" office:value="0" calcext:value-type="float">
            <text:p>0</text:p>
          </table:table-cell>
          <table:table-cell table:formula="of:=[.A144]-INT([.A144]/2^4)*2^4-8" office:value-type="float" office:value="5" calcext:value-type="float">
            <text:p>5</text:p>
          </table:table-cell>
          <table:table-cell table:formula="of:=DEC2HEX([.B144])" office:value-type="string" office:string-value="0" calcext:value-type="string">
            <text:p>0</text:p>
          </table:table-cell>
          <table:table-cell table:formula="of:=DEC2HEX([.C144])" office:value-type="string" office:string-value="5" calcext:value-type="string">
            <text:p>5</text:p>
          </table:table-cell>
          <table:table-cell table:formula="of:=ATAN2([.B144];[.C144])/(2*PI())" office:value-type="float" office:value="0.25" calcext:value-type="float">
            <text:p>0.25</text:p>
          </table:table-cell>
          <table:table-cell table:formula="of:=DEC2HEX(INT([.F144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NT([.A145]/2^4)" office:value-type="float" office:value="0" calcext:value-type="float">
            <text:p>0</text:p>
          </table:table-cell>
          <table:table-cell table:formula="of:=[.A145]-INT([.A145]/2^4)*2^4-8" office:value-type="float" office:value="6" calcext:value-type="float">
            <text:p>6</text:p>
          </table:table-cell>
          <table:table-cell table:formula="of:=DEC2HEX([.B145])" office:value-type="string" office:string-value="0" calcext:value-type="string">
            <text:p>0</text:p>
          </table:table-cell>
          <table:table-cell table:formula="of:=DEC2HEX([.C145])" office:value-type="string" office:string-value="6" calcext:value-type="string">
            <text:p>6</text:p>
          </table:table-cell>
          <table:table-cell table:formula="of:=ATAN2([.B145];[.C145])/(2*PI())" office:value-type="float" office:value="0.25" calcext:value-type="float">
            <text:p>0.25</text:p>
          </table:table-cell>
          <table:table-cell table:formula="of:=DEC2HEX(INT([.F145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T([.A146]/2^4)" office:value-type="float" office:value="0" calcext:value-type="float">
            <text:p>0</text:p>
          </table:table-cell>
          <table:table-cell table:formula="of:=[.A146]-INT([.A146]/2^4)*2^4-8" office:value-type="float" office:value="7" calcext:value-type="float">
            <text:p>7</text:p>
          </table:table-cell>
          <table:table-cell table:formula="of:=DEC2HEX([.B146])" office:value-type="string" office:string-value="0" calcext:value-type="string">
            <text:p>0</text:p>
          </table:table-cell>
          <table:table-cell table:formula="of:=DEC2HEX([.C146])" office:value-type="string" office:string-value="7" calcext:value-type="string">
            <text:p>7</text:p>
          </table:table-cell>
          <table:table-cell table:formula="of:=ATAN2([.B146];[.C146])/(2*PI())" office:value-type="float" office:value="0.25" calcext:value-type="float">
            <text:p>0.25</text:p>
          </table:table-cell>
          <table:table-cell table:formula="of:=DEC2HEX(INT([.F146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NT([.A147]/2^4)" office:value-type="float" office:value="1" calcext:value-type="float">
            <text:p>1</text:p>
          </table:table-cell>
          <table:table-cell table:formula="of:=[.A147]-INT([.A147]/2^4)*2^4-8" office:value-type="float" office:value="-8" calcext:value-type="float">
            <text:p>-8</text:p>
          </table:table-cell>
          <table:table-cell table:formula="of:=DEC2HEX([.B147])" office:value-type="string" office:string-value="1" calcext:value-type="string">
            <text:p>1</text:p>
          </table:table-cell>
          <table:table-cell table:formula="of:=DEC2HEX([.C147])" office:value-type="string" office:string-value="FFFFFFFFF8" calcext:value-type="string">
            <text:p>FFFFFFFFF8</text:p>
          </table:table-cell>
          <table:table-cell table:formula="of:=ATAN2([.B147];[.C147])/(2*PI())" office:value-type="float" office:value="-0.230208287919717" calcext:value-type="float">
            <text:p>-0.230208287919717</text:p>
          </table:table-cell>
          <table:table-cell table:formula="of:=DEC2HEX(INT([.F147]*(2^8-1));2)" office:value-type="string" office:string-value="FFFFFFFFC5" calcext:value-type="string">
            <text:p>FFFFFFFFC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NT([.A148]/2^4)" office:value-type="float" office:value="1" calcext:value-type="float">
            <text:p>1</text:p>
          </table:table-cell>
          <table:table-cell table:formula="of:=[.A148]-INT([.A148]/2^4)*2^4-8" office:value-type="float" office:value="-7" calcext:value-type="float">
            <text:p>-7</text:p>
          </table:table-cell>
          <table:table-cell table:formula="of:=DEC2HEX([.B148])" office:value-type="string" office:string-value="1" calcext:value-type="string">
            <text:p>1</text:p>
          </table:table-cell>
          <table:table-cell table:formula="of:=DEC2HEX([.C148])" office:value-type="string" office:string-value="FFFFFFFFF9" calcext:value-type="string">
            <text:p>FFFFFFFFF9</text:p>
          </table:table-cell>
          <table:table-cell table:formula="of:=ATAN2([.B148];[.C148])/(2*PI())" office:value-type="float" office:value="-0.227416382349567" calcext:value-type="float">
            <text:p>-0.227416382349567</text:p>
          </table:table-cell>
          <table:table-cell table:formula="of:=DEC2HEX(INT([.F148]*(2^8-1));2)" office:value-type="string" office:string-value="FFFFFFFFC6" calcext:value-type="string">
            <text:p>FFFFFFFFC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NT([.A149]/2^4)" office:value-type="float" office:value="1" calcext:value-type="float">
            <text:p>1</text:p>
          </table:table-cell>
          <table:table-cell table:formula="of:=[.A149]-INT([.A149]/2^4)*2^4-8" office:value-type="float" office:value="-6" calcext:value-type="float">
            <text:p>-6</text:p>
          </table:table-cell>
          <table:table-cell table:formula="of:=DEC2HEX([.B149])" office:value-type="string" office:string-value="1" calcext:value-type="string">
            <text:p>1</text:p>
          </table:table-cell>
          <table:table-cell table:formula="of:=DEC2HEX([.C149])" office:value-type="string" office:string-value="FFFFFFFFFA" calcext:value-type="string">
            <text:p>FFFFFFFFFA</text:p>
          </table:table-cell>
          <table:table-cell table:formula="of:=ATAN2([.B149];[.C149])/(2*PI())" office:value-type="float" office:value="-0.223715771644373" calcext:value-type="float">
            <text:p>-0.223715771644373</text:p>
          </table:table-cell>
          <table:table-cell table:formula="of:=DEC2HEX(INT([.F149]*(2^8-1));2)" office:value-type="string" office:string-value="FFFFFFFFC6" calcext:value-type="string">
            <text:p>FFFFFFFFC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NT([.A150]/2^4)" office:value-type="float" office:value="1" calcext:value-type="float">
            <text:p>1</text:p>
          </table:table-cell>
          <table:table-cell table:formula="of:=[.A150]-INT([.A150]/2^4)*2^4-8" office:value-type="float" office:value="-5" calcext:value-type="float">
            <text:p>-5</text:p>
          </table:table-cell>
          <table:table-cell table:formula="of:=DEC2HEX([.B150])" office:value-type="string" office:string-value="1" calcext:value-type="string">
            <text:p>1</text:p>
          </table:table-cell>
          <table:table-cell table:formula="of:=DEC2HEX([.C150])" office:value-type="string" office:string-value="FFFFFFFFFB" calcext:value-type="string">
            <text:p>FFFFFFFFFB</text:p>
          </table:table-cell>
          <table:table-cell table:formula="of:=ATAN2([.B150];[.C150])/(2*PI())" office:value-type="float" office:value="-0.218583520905499" calcext:value-type="float">
            <text:p>-0.218583520905499</text:p>
          </table:table-cell>
          <table:table-cell table:formula="of:=DEC2HEX(INT([.F150]*(2^8-1));2)" office:value-type="string" office:string-value="FFFFFFFFC8" calcext:value-type="string">
            <text:p>FFFFFFFFC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NT([.A151]/2^4)" office:value-type="float" office:value="1" calcext:value-type="float">
            <text:p>1</text:p>
          </table:table-cell>
          <table:table-cell table:formula="of:=[.A151]-INT([.A151]/2^4)*2^4-8" office:value-type="float" office:value="-4" calcext:value-type="float">
            <text:p>-4</text:p>
          </table:table-cell>
          <table:table-cell table:formula="of:=DEC2HEX([.B151])" office:value-type="string" office:string-value="1" calcext:value-type="string">
            <text:p>1</text:p>
          </table:table-cell>
          <table:table-cell table:formula="of:=DEC2HEX([.C151])" office:value-type="string" office:string-value="FFFFFFFFFC" calcext:value-type="string">
            <text:p>FFFFFFFFFC</text:p>
          </table:table-cell>
          <table:table-cell table:formula="of:=ATAN2([.B151];[.C151])/(2*PI())" office:value-type="float" office:value="-0.211010434811315" calcext:value-type="float">
            <text:p>-0.211010434811315</text:p>
          </table:table-cell>
          <table:table-cell table:formula="of:=DEC2HEX(INT([.F151]*(2^8-1));2)" office:value-type="string" office:string-value="FFFFFFFFCA" calcext:value-type="string">
            <text:p>FFFFFFFFCA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NT([.A152]/2^4)" office:value-type="float" office:value="1" calcext:value-type="float">
            <text:p>1</text:p>
          </table:table-cell>
          <table:table-cell table:formula="of:=[.A152]-INT([.A152]/2^4)*2^4-8" office:value-type="float" office:value="-3" calcext:value-type="float">
            <text:p>-3</text:p>
          </table:table-cell>
          <table:table-cell table:formula="of:=DEC2HEX([.B152])" office:value-type="string" office:string-value="1" calcext:value-type="string">
            <text:p>1</text:p>
          </table:table-cell>
          <table:table-cell table:formula="of:=DEC2HEX([.C152])" office:value-type="string" office:string-value="FFFFFFFFFD" calcext:value-type="string">
            <text:p>FFFFFFFFFD</text:p>
          </table:table-cell>
          <table:table-cell table:formula="of:=ATAN2([.B152];[.C152])/(2*PI())" office:value-type="float" office:value="-0.198791808825217" calcext:value-type="float">
            <text:p>-0.198791808825217</text:p>
          </table:table-cell>
          <table:table-cell table:formula="of:=DEC2HEX(INT([.F152]*(2^8-1));2)" office:value-type="string" office:string-value="FFFFFFFFCD" calcext:value-type="string">
            <text:p>FFFFFFFFCD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T([.A153]/2^4)" office:value-type="float" office:value="1" calcext:value-type="float">
            <text:p>1</text:p>
          </table:table-cell>
          <table:table-cell table:formula="of:=[.A153]-INT([.A153]/2^4)*2^4-8" office:value-type="float" office:value="-2" calcext:value-type="float">
            <text:p>-2</text:p>
          </table:table-cell>
          <table:table-cell table:formula="of:=DEC2HEX([.B153])" office:value-type="string" office:string-value="1" calcext:value-type="string">
            <text:p>1</text:p>
          </table:table-cell>
          <table:table-cell table:formula="of:=DEC2HEX([.C153])" office:value-type="string" office:string-value="FFFFFFFFFE" calcext:value-type="string">
            <text:p>FFFFFFFFFE</text:p>
          </table:table-cell>
          <table:table-cell table:formula="of:=ATAN2([.B153];[.C153])/(2*PI())" office:value-type="float" office:value="-0.176208191174783" calcext:value-type="float">
            <text:p>-0.176208191174783</text:p>
          </table:table-cell>
          <table:table-cell table:formula="of:=DEC2HEX(INT([.F153]*(2^8-1));2)" office:value-type="string" office:string-value="FFFFFFFFD3" calcext:value-type="string">
            <text:p>FFFFFFFFD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NT([.A154]/2^4)" office:value-type="float" office:value="1" calcext:value-type="float">
            <text:p>1</text:p>
          </table:table-cell>
          <table:table-cell table:formula="of:=[.A154]-INT([.A154]/2^4)*2^4-8" office:value-type="float" office:value="-1" calcext:value-type="float">
            <text:p>-1</text:p>
          </table:table-cell>
          <table:table-cell table:formula="of:=DEC2HEX([.B154])" office:value-type="string" office:string-value="1" calcext:value-type="string">
            <text:p>1</text:p>
          </table:table-cell>
          <table:table-cell table:formula="of:=DEC2HEX([.C154])" office:value-type="string" office:string-value="FFFFFFFFFF" calcext:value-type="string">
            <text:p>FFFFFFFFFF</text:p>
          </table:table-cell>
          <table:table-cell table:formula="of:=ATAN2([.B154];[.C154])/(2*PI())" office:value-type="float" office:value="-0.125" calcext:value-type="float">
            <text:p>-0.125</text:p>
          </table:table-cell>
          <table:table-cell table:formula="of:=DEC2HEX(INT([.F154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NT([.A155]/2^4)" office:value-type="float" office:value="1" calcext:value-type="float">
            <text:p>1</text:p>
          </table:table-cell>
          <table:table-cell table:formula="of:=[.A155]-INT([.A155]/2^4)*2^4-8" office:value-type="float" office:value="0" calcext:value-type="float">
            <text:p>0</text:p>
          </table:table-cell>
          <table:table-cell table:formula="of:=DEC2HEX([.B155])" office:value-type="string" office:string-value="1" calcext:value-type="string">
            <text:p>1</text:p>
          </table:table-cell>
          <table:table-cell table:formula="of:=DEC2HEX([.C155])" office:value-type="string" office:string-value="0" calcext:value-type="string">
            <text:p>0</text:p>
          </table:table-cell>
          <table:table-cell table:formula="of:=ATAN2([.B155];[.C155])/(2*PI())" office:value-type="float" office:value="0" calcext:value-type="float">
            <text:p>0</text:p>
          </table:table-cell>
          <table:table-cell table:formula="of:=DEC2HEX(INT([.F155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NT([.A156]/2^4)" office:value-type="float" office:value="1" calcext:value-type="float">
            <text:p>1</text:p>
          </table:table-cell>
          <table:table-cell table:formula="of:=[.A156]-INT([.A156]/2^4)*2^4-8" office:value-type="float" office:value="1" calcext:value-type="float">
            <text:p>1</text:p>
          </table:table-cell>
          <table:table-cell table:formula="of:=DEC2HEX([.B156])" office:value-type="string" office:string-value="1" calcext:value-type="string">
            <text:p>1</text:p>
          </table:table-cell>
          <table:table-cell table:formula="of:=DEC2HEX([.C156])" office:value-type="string" office:string-value="1" calcext:value-type="string">
            <text:p>1</text:p>
          </table:table-cell>
          <table:table-cell table:formula="of:=ATAN2([.B156];[.C156])/(2*PI())" office:value-type="float" office:value="0.125" calcext:value-type="float">
            <text:p>0.125</text:p>
          </table:table-cell>
          <table:table-cell table:formula="of:=DEC2HEX(INT([.F156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NT([.A157]/2^4)" office:value-type="float" office:value="1" calcext:value-type="float">
            <text:p>1</text:p>
          </table:table-cell>
          <table:table-cell table:formula="of:=[.A157]-INT([.A157]/2^4)*2^4-8" office:value-type="float" office:value="2" calcext:value-type="float">
            <text:p>2</text:p>
          </table:table-cell>
          <table:table-cell table:formula="of:=DEC2HEX([.B157])" office:value-type="string" office:string-value="1" calcext:value-type="string">
            <text:p>1</text:p>
          </table:table-cell>
          <table:table-cell table:formula="of:=DEC2HEX([.C157])" office:value-type="string" office:string-value="2" calcext:value-type="string">
            <text:p>2</text:p>
          </table:table-cell>
          <table:table-cell table:formula="of:=ATAN2([.B157];[.C157])/(2*PI())" office:value-type="float" office:value="0.176208191174783" calcext:value-type="float">
            <text:p>0.176208191174783</text:p>
          </table:table-cell>
          <table:table-cell table:formula="of:=DEC2HEX(INT([.F157]*(2^8-1));2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NT([.A158]/2^4)" office:value-type="float" office:value="1" calcext:value-type="float">
            <text:p>1</text:p>
          </table:table-cell>
          <table:table-cell table:formula="of:=[.A158]-INT([.A158]/2^4)*2^4-8" office:value-type="float" office:value="3" calcext:value-type="float">
            <text:p>3</text:p>
          </table:table-cell>
          <table:table-cell table:formula="of:=DEC2HEX([.B158])" office:value-type="string" office:string-value="1" calcext:value-type="string">
            <text:p>1</text:p>
          </table:table-cell>
          <table:table-cell table:formula="of:=DEC2HEX([.C158])" office:value-type="string" office:string-value="3" calcext:value-type="string">
            <text:p>3</text:p>
          </table:table-cell>
          <table:table-cell table:formula="of:=ATAN2([.B158];[.C158])/(2*PI())" office:value-type="float" office:value="0.198791808825217" calcext:value-type="float">
            <text:p>0.198791808825217</text:p>
          </table:table-cell>
          <table:table-cell table:formula="of:=DEC2HEX(INT([.F158]*(2^8-1));2)" office:value-type="string" office:string-value="32" calcext:value-type="string">
            <text:p>3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NT([.A159]/2^4)" office:value-type="float" office:value="1" calcext:value-type="float">
            <text:p>1</text:p>
          </table:table-cell>
          <table:table-cell table:formula="of:=[.A159]-INT([.A159]/2^4)*2^4-8" office:value-type="float" office:value="4" calcext:value-type="float">
            <text:p>4</text:p>
          </table:table-cell>
          <table:table-cell table:formula="of:=DEC2HEX([.B159])" office:value-type="string" office:string-value="1" calcext:value-type="string">
            <text:p>1</text:p>
          </table:table-cell>
          <table:table-cell table:formula="of:=DEC2HEX([.C159])" office:value-type="string" office:string-value="4" calcext:value-type="string">
            <text:p>4</text:p>
          </table:table-cell>
          <table:table-cell table:formula="of:=ATAN2([.B159];[.C159])/(2*PI())" office:value-type="float" office:value="0.211010434811315" calcext:value-type="float">
            <text:p>0.211010434811315</text:p>
          </table:table-cell>
          <table:table-cell table:formula="of:=DEC2HEX(INT([.F159]*(2^8-1));2)" office:value-type="string" office:string-value="35" calcext:value-type="string">
            <text:p>3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NT([.A160]/2^4)" office:value-type="float" office:value="1" calcext:value-type="float">
            <text:p>1</text:p>
          </table:table-cell>
          <table:table-cell table:formula="of:=[.A160]-INT([.A160]/2^4)*2^4-8" office:value-type="float" office:value="5" calcext:value-type="float">
            <text:p>5</text:p>
          </table:table-cell>
          <table:table-cell table:formula="of:=DEC2HEX([.B160])" office:value-type="string" office:string-value="1" calcext:value-type="string">
            <text:p>1</text:p>
          </table:table-cell>
          <table:table-cell table:formula="of:=DEC2HEX([.C160])" office:value-type="string" office:string-value="5" calcext:value-type="string">
            <text:p>5</text:p>
          </table:table-cell>
          <table:table-cell table:formula="of:=ATAN2([.B160];[.C160])/(2*PI())" office:value-type="float" office:value="0.218583520905499" calcext:value-type="float">
            <text:p>0.218583520905499</text:p>
          </table:table-cell>
          <table:table-cell table:formula="of:=DEC2HEX(INT([.F160]*(2^8-1));2)" office:value-type="string" office:string-value="37" calcext:value-type="string">
            <text:p>3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NT([.A161]/2^4)" office:value-type="float" office:value="1" calcext:value-type="float">
            <text:p>1</text:p>
          </table:table-cell>
          <table:table-cell table:formula="of:=[.A161]-INT([.A161]/2^4)*2^4-8" office:value-type="float" office:value="6" calcext:value-type="float">
            <text:p>6</text:p>
          </table:table-cell>
          <table:table-cell table:formula="of:=DEC2HEX([.B161])" office:value-type="string" office:string-value="1" calcext:value-type="string">
            <text:p>1</text:p>
          </table:table-cell>
          <table:table-cell table:formula="of:=DEC2HEX([.C161])" office:value-type="string" office:string-value="6" calcext:value-type="string">
            <text:p>6</text:p>
          </table:table-cell>
          <table:table-cell table:formula="of:=ATAN2([.B161];[.C161])/(2*PI())" office:value-type="float" office:value="0.223715771644373" calcext:value-type="float">
            <text:p>0.223715771644373</text:p>
          </table:table-cell>
          <table:table-cell table:formula="of:=DEC2HEX(INT([.F161]*(2^8-1));2)" office:value-type="string" office:string-value="39" calcext:value-type="string">
            <text:p>3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NT([.A162]/2^4)" office:value-type="float" office:value="1" calcext:value-type="float">
            <text:p>1</text:p>
          </table:table-cell>
          <table:table-cell table:formula="of:=[.A162]-INT([.A162]/2^4)*2^4-8" office:value-type="float" office:value="7" calcext:value-type="float">
            <text:p>7</text:p>
          </table:table-cell>
          <table:table-cell table:formula="of:=DEC2HEX([.B162])" office:value-type="string" office:string-value="1" calcext:value-type="string">
            <text:p>1</text:p>
          </table:table-cell>
          <table:table-cell table:formula="of:=DEC2HEX([.C162])" office:value-type="string" office:string-value="7" calcext:value-type="string">
            <text:p>7</text:p>
          </table:table-cell>
          <table:table-cell table:formula="of:=ATAN2([.B162];[.C162])/(2*PI())" office:value-type="float" office:value="0.227416382349567" calcext:value-type="float">
            <text:p>0.227416382349567</text:p>
          </table:table-cell>
          <table:table-cell table:formula="of:=DEC2HEX(INT([.F162]*(2^8-1));2)" office:value-type="string" office:string-value="39" calcext:value-type="string">
            <text:p>3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T([.A163]/2^4)" office:value-type="float" office:value="2" calcext:value-type="float">
            <text:p>2</text:p>
          </table:table-cell>
          <table:table-cell table:formula="of:=[.A163]-INT([.A163]/2^4)*2^4-8" office:value-type="float" office:value="-8" calcext:value-type="float">
            <text:p>-8</text:p>
          </table:table-cell>
          <table:table-cell table:formula="of:=DEC2HEX([.B163])" office:value-type="string" office:string-value="2" calcext:value-type="string">
            <text:p>2</text:p>
          </table:table-cell>
          <table:table-cell table:formula="of:=DEC2HEX([.C163])" office:value-type="string" office:string-value="FFFFFFFFF8" calcext:value-type="string">
            <text:p>FFFFFFFFF8</text:p>
          </table:table-cell>
          <table:table-cell table:formula="of:=ATAN2([.B163];[.C163])/(2*PI())" office:value-type="float" office:value="-0.211010434811315" calcext:value-type="float">
            <text:p>-0.211010434811315</text:p>
          </table:table-cell>
          <table:table-cell table:formula="of:=DEC2HEX(INT([.F163]*(2^8-1));2)" office:value-type="string" office:string-value="FFFFFFFFCA" calcext:value-type="string">
            <text:p>FFFFFFFFCA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NT([.A164]/2^4)" office:value-type="float" office:value="2" calcext:value-type="float">
            <text:p>2</text:p>
          </table:table-cell>
          <table:table-cell table:formula="of:=[.A164]-INT([.A164]/2^4)*2^4-8" office:value-type="float" office:value="-7" calcext:value-type="float">
            <text:p>-7</text:p>
          </table:table-cell>
          <table:table-cell table:formula="of:=DEC2HEX([.B164])" office:value-type="string" office:string-value="2" calcext:value-type="string">
            <text:p>2</text:p>
          </table:table-cell>
          <table:table-cell table:formula="of:=DEC2HEX([.C164])" office:value-type="string" office:string-value="FFFFFFFFF9" calcext:value-type="string">
            <text:p>FFFFFFFFF9</text:p>
          </table:table-cell>
          <table:table-cell table:formula="of:=ATAN2([.B164];[.C164])/(2*PI())" office:value-type="float" office:value="-0.205707233608548" calcext:value-type="float">
            <text:p>-0.205707233608548</text:p>
          </table:table-cell>
          <table:table-cell table:formula="of:=DEC2HEX(INT([.F164]*(2^8-1));2)" office:value-type="string" office:string-value="FFFFFFFFCB" calcext:value-type="string">
            <text:p>FFFFFFFFCB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NT([.A165]/2^4)" office:value-type="float" office:value="2" calcext:value-type="float">
            <text:p>2</text:p>
          </table:table-cell>
          <table:table-cell table:formula="of:=[.A165]-INT([.A165]/2^4)*2^4-8" office:value-type="float" office:value="-6" calcext:value-type="float">
            <text:p>-6</text:p>
          </table:table-cell>
          <table:table-cell table:formula="of:=DEC2HEX([.B165])" office:value-type="string" office:string-value="2" calcext:value-type="string">
            <text:p>2</text:p>
          </table:table-cell>
          <table:table-cell table:formula="of:=DEC2HEX([.C165])" office:value-type="string" office:string-value="FFFFFFFFFA" calcext:value-type="string">
            <text:p>FFFFFFFFFA</text:p>
          </table:table-cell>
          <table:table-cell table:formula="of:=ATAN2([.B165];[.C165])/(2*PI())" office:value-type="float" office:value="-0.198791808825217" calcext:value-type="float">
            <text:p>-0.198791808825217</text:p>
          </table:table-cell>
          <table:table-cell table:formula="of:=DEC2HEX(INT([.F165]*(2^8-1));2)" office:value-type="string" office:string-value="FFFFFFFFCD" calcext:value-type="string">
            <text:p>FFFFFFFFCD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NT([.A166]/2^4)" office:value-type="float" office:value="2" calcext:value-type="float">
            <text:p>2</text:p>
          </table:table-cell>
          <table:table-cell table:formula="of:=[.A166]-INT([.A166]/2^4)*2^4-8" office:value-type="float" office:value="-5" calcext:value-type="float">
            <text:p>-5</text:p>
          </table:table-cell>
          <table:table-cell table:formula="of:=DEC2HEX([.B166])" office:value-type="string" office:string-value="2" calcext:value-type="string">
            <text:p>2</text:p>
          </table:table-cell>
          <table:table-cell table:formula="of:=DEC2HEX([.C166])" office:value-type="string" office:string-value="FFFFFFFFFB" calcext:value-type="string">
            <text:p>FFFFFFFFFB</text:p>
          </table:table-cell>
          <table:table-cell table:formula="of:=ATAN2([.B166];[.C166])/(2*PI())" office:value-type="float" office:value="-0.189440529204578" calcext:value-type="float">
            <text:p>-0.189440529204578</text:p>
          </table:table-cell>
          <table:table-cell table:formula="of:=DEC2HEX(INT([.F166]*(2^8-1));2)" office:value-type="string" office:string-value="FFFFFFFFCF" calcext:value-type="string">
            <text:p>FFFFFFFFCF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NT([.A167]/2^4)" office:value-type="float" office:value="2" calcext:value-type="float">
            <text:p>2</text:p>
          </table:table-cell>
          <table:table-cell table:formula="of:=[.A167]-INT([.A167]/2^4)*2^4-8" office:value-type="float" office:value="-4" calcext:value-type="float">
            <text:p>-4</text:p>
          </table:table-cell>
          <table:table-cell table:formula="of:=DEC2HEX([.B167])" office:value-type="string" office:string-value="2" calcext:value-type="string">
            <text:p>2</text:p>
          </table:table-cell>
          <table:table-cell table:formula="of:=DEC2HEX([.C167])" office:value-type="string" office:string-value="FFFFFFFFFC" calcext:value-type="string">
            <text:p>FFFFFFFFFC</text:p>
          </table:table-cell>
          <table:table-cell table:formula="of:=ATAN2([.B167];[.C167])/(2*PI())" office:value-type="float" office:value="-0.176208191174783" calcext:value-type="float">
            <text:p>-0.176208191174783</text:p>
          </table:table-cell>
          <table:table-cell table:formula="of:=DEC2HEX(INT([.F167]*(2^8-1));2)" office:value-type="string" office:string-value="FFFFFFFFD3" calcext:value-type="string">
            <text:p>FFFFFFFFD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NT([.A168]/2^4)" office:value-type="float" office:value="2" calcext:value-type="float">
            <text:p>2</text:p>
          </table:table-cell>
          <table:table-cell table:formula="of:=[.A168]-INT([.A168]/2^4)*2^4-8" office:value-type="float" office:value="-3" calcext:value-type="float">
            <text:p>-3</text:p>
          </table:table-cell>
          <table:table-cell table:formula="of:=DEC2HEX([.B168])" office:value-type="string" office:string-value="2" calcext:value-type="string">
            <text:p>2</text:p>
          </table:table-cell>
          <table:table-cell table:formula="of:=DEC2HEX([.C168])" office:value-type="string" office:string-value="FFFFFFFFFD" calcext:value-type="string">
            <text:p>FFFFFFFFFD</text:p>
          </table:table-cell>
          <table:table-cell table:formula="of:=ATAN2([.B168];[.C168])/(2*PI())" office:value-type="float" office:value="-0.156416479094501" calcext:value-type="float">
            <text:p>-0.156416479094501</text:p>
          </table:table-cell>
          <table:table-cell table:formula="of:=DEC2HEX(INT([.F168]*(2^8-1));2)" office:value-type="string" office:string-value="FFFFFFFFD8" calcext:value-type="string">
            <text:p>FFFFFFFFD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NT([.A169]/2^4)" office:value-type="float" office:value="2" calcext:value-type="float">
            <text:p>2</text:p>
          </table:table-cell>
          <table:table-cell table:formula="of:=[.A169]-INT([.A169]/2^4)*2^4-8" office:value-type="float" office:value="-2" calcext:value-type="float">
            <text:p>-2</text:p>
          </table:table-cell>
          <table:table-cell table:formula="of:=DEC2HEX([.B169])" office:value-type="string" office:string-value="2" calcext:value-type="string">
            <text:p>2</text:p>
          </table:table-cell>
          <table:table-cell table:formula="of:=DEC2HEX([.C169])" office:value-type="string" office:string-value="FFFFFFFFFE" calcext:value-type="string">
            <text:p>FFFFFFFFFE</text:p>
          </table:table-cell>
          <table:table-cell table:formula="of:=ATAN2([.B169];[.C169])/(2*PI())" office:value-type="float" office:value="-0.125" calcext:value-type="float">
            <text:p>-0.125</text:p>
          </table:table-cell>
          <table:table-cell table:formula="of:=DEC2HEX(INT([.F169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NT([.A170]/2^4)" office:value-type="float" office:value="2" calcext:value-type="float">
            <text:p>2</text:p>
          </table:table-cell>
          <table:table-cell table:formula="of:=[.A170]-INT([.A170]/2^4)*2^4-8" office:value-type="float" office:value="-1" calcext:value-type="float">
            <text:p>-1</text:p>
          </table:table-cell>
          <table:table-cell table:formula="of:=DEC2HEX([.B170])" office:value-type="string" office:string-value="2" calcext:value-type="string">
            <text:p>2</text:p>
          </table:table-cell>
          <table:table-cell table:formula="of:=DEC2HEX([.C170])" office:value-type="string" office:string-value="FFFFFFFFFF" calcext:value-type="string">
            <text:p>FFFFFFFFFF</text:p>
          </table:table-cell>
          <table:table-cell table:formula="of:=ATAN2([.B170];[.C170])/(2*PI())" office:value-type="float" office:value="-0.0737918088252166" calcext:value-type="float">
            <text:p>-0.073791808825217</text:p>
          </table:table-cell>
          <table:table-cell table:formula="of:=DEC2HEX(INT([.F170]*(2^8-1));2)" office:value-type="string" office:string-value="FFFFFFFFED" calcext:value-type="string">
            <text:p>FFFFFFFFED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NT([.A171]/2^4)" office:value-type="float" office:value="2" calcext:value-type="float">
            <text:p>2</text:p>
          </table:table-cell>
          <table:table-cell table:formula="of:=[.A171]-INT([.A171]/2^4)*2^4-8" office:value-type="float" office:value="0" calcext:value-type="float">
            <text:p>0</text:p>
          </table:table-cell>
          <table:table-cell table:formula="of:=DEC2HEX([.B171])" office:value-type="string" office:string-value="2" calcext:value-type="string">
            <text:p>2</text:p>
          </table:table-cell>
          <table:table-cell table:formula="of:=DEC2HEX([.C171])" office:value-type="string" office:string-value="0" calcext:value-type="string">
            <text:p>0</text:p>
          </table:table-cell>
          <table:table-cell table:formula="of:=ATAN2([.B171];[.C171])/(2*PI())" office:value-type="float" office:value="0" calcext:value-type="float">
            <text:p>0</text:p>
          </table:table-cell>
          <table:table-cell table:formula="of:=DEC2HEX(INT([.F171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NT([.A172]/2^4)" office:value-type="float" office:value="2" calcext:value-type="float">
            <text:p>2</text:p>
          </table:table-cell>
          <table:table-cell table:formula="of:=[.A172]-INT([.A172]/2^4)*2^4-8" office:value-type="float" office:value="1" calcext:value-type="float">
            <text:p>1</text:p>
          </table:table-cell>
          <table:table-cell table:formula="of:=DEC2HEX([.B172])" office:value-type="string" office:string-value="2" calcext:value-type="string">
            <text:p>2</text:p>
          </table:table-cell>
          <table:table-cell table:formula="of:=DEC2HEX([.C172])" office:value-type="string" office:string-value="1" calcext:value-type="string">
            <text:p>1</text:p>
          </table:table-cell>
          <table:table-cell table:formula="of:=ATAN2([.B172];[.C172])/(2*PI())" office:value-type="float" office:value="0.0737918088252166" calcext:value-type="float">
            <text:p>0.073791808825217</text:p>
          </table:table-cell>
          <table:table-cell table:formula="of:=DEC2HEX(INT([.F172]*(2^8-1));2)" office:value-type="string" office:string-value="12" calcext:value-type="string">
            <text:p>1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T([.A173]/2^4)" office:value-type="float" office:value="2" calcext:value-type="float">
            <text:p>2</text:p>
          </table:table-cell>
          <table:table-cell table:formula="of:=[.A173]-INT([.A173]/2^4)*2^4-8" office:value-type="float" office:value="2" calcext:value-type="float">
            <text:p>2</text:p>
          </table:table-cell>
          <table:table-cell table:formula="of:=DEC2HEX([.B173])" office:value-type="string" office:string-value="2" calcext:value-type="string">
            <text:p>2</text:p>
          </table:table-cell>
          <table:table-cell table:formula="of:=DEC2HEX([.C173])" office:value-type="string" office:string-value="2" calcext:value-type="string">
            <text:p>2</text:p>
          </table:table-cell>
          <table:table-cell table:formula="of:=ATAN2([.B173];[.C173])/(2*PI())" office:value-type="float" office:value="0.125" calcext:value-type="float">
            <text:p>0.125</text:p>
          </table:table-cell>
          <table:table-cell table:formula="of:=DEC2HEX(INT([.F173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NT([.A174]/2^4)" office:value-type="float" office:value="2" calcext:value-type="float">
            <text:p>2</text:p>
          </table:table-cell>
          <table:table-cell table:formula="of:=[.A174]-INT([.A174]/2^4)*2^4-8" office:value-type="float" office:value="3" calcext:value-type="float">
            <text:p>3</text:p>
          </table:table-cell>
          <table:table-cell table:formula="of:=DEC2HEX([.B174])" office:value-type="string" office:string-value="2" calcext:value-type="string">
            <text:p>2</text:p>
          </table:table-cell>
          <table:table-cell table:formula="of:=DEC2HEX([.C174])" office:value-type="string" office:string-value="3" calcext:value-type="string">
            <text:p>3</text:p>
          </table:table-cell>
          <table:table-cell table:formula="of:=ATAN2([.B174];[.C174])/(2*PI())" office:value-type="float" office:value="0.156416479094501" calcext:value-type="float">
            <text:p>0.156416479094501</text:p>
          </table:table-cell>
          <table:table-cell table:formula="of:=DEC2HEX(INT([.F174]*(2^8-1));2)" office:value-type="string" office:string-value="27" calcext:value-type="string">
            <text:p>2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NT([.A175]/2^4)" office:value-type="float" office:value="2" calcext:value-type="float">
            <text:p>2</text:p>
          </table:table-cell>
          <table:table-cell table:formula="of:=[.A175]-INT([.A175]/2^4)*2^4-8" office:value-type="float" office:value="4" calcext:value-type="float">
            <text:p>4</text:p>
          </table:table-cell>
          <table:table-cell table:formula="of:=DEC2HEX([.B175])" office:value-type="string" office:string-value="2" calcext:value-type="string">
            <text:p>2</text:p>
          </table:table-cell>
          <table:table-cell table:formula="of:=DEC2HEX([.C175])" office:value-type="string" office:string-value="4" calcext:value-type="string">
            <text:p>4</text:p>
          </table:table-cell>
          <table:table-cell table:formula="of:=ATAN2([.B175];[.C175])/(2*PI())" office:value-type="float" office:value="0.176208191174783" calcext:value-type="float">
            <text:p>0.176208191174783</text:p>
          </table:table-cell>
          <table:table-cell table:formula="of:=DEC2HEX(INT([.F175]*(2^8-1));2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NT([.A176]/2^4)" office:value-type="float" office:value="2" calcext:value-type="float">
            <text:p>2</text:p>
          </table:table-cell>
          <table:table-cell table:formula="of:=[.A176]-INT([.A176]/2^4)*2^4-8" office:value-type="float" office:value="5" calcext:value-type="float">
            <text:p>5</text:p>
          </table:table-cell>
          <table:table-cell table:formula="of:=DEC2HEX([.B176])" office:value-type="string" office:string-value="2" calcext:value-type="string">
            <text:p>2</text:p>
          </table:table-cell>
          <table:table-cell table:formula="of:=DEC2HEX([.C176])" office:value-type="string" office:string-value="5" calcext:value-type="string">
            <text:p>5</text:p>
          </table:table-cell>
          <table:table-cell table:formula="of:=ATAN2([.B176];[.C176])/(2*PI())" office:value-type="float" office:value="0.189440529204578" calcext:value-type="float">
            <text:p>0.189440529204578</text:p>
          </table:table-cell>
          <table:table-cell table:formula="of:=DEC2HEX(INT([.F176]*(2^8-1));2)" office:value-type="string" office:string-value="30" calcext:value-type="string">
            <text:p>3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NT([.A177]/2^4)" office:value-type="float" office:value="2" calcext:value-type="float">
            <text:p>2</text:p>
          </table:table-cell>
          <table:table-cell table:formula="of:=[.A177]-INT([.A177]/2^4)*2^4-8" office:value-type="float" office:value="6" calcext:value-type="float">
            <text:p>6</text:p>
          </table:table-cell>
          <table:table-cell table:formula="of:=DEC2HEX([.B177])" office:value-type="string" office:string-value="2" calcext:value-type="string">
            <text:p>2</text:p>
          </table:table-cell>
          <table:table-cell table:formula="of:=DEC2HEX([.C177])" office:value-type="string" office:string-value="6" calcext:value-type="string">
            <text:p>6</text:p>
          </table:table-cell>
          <table:table-cell table:formula="of:=ATAN2([.B177];[.C177])/(2*PI())" office:value-type="float" office:value="0.198791808825217" calcext:value-type="float">
            <text:p>0.198791808825217</text:p>
          </table:table-cell>
          <table:table-cell table:formula="of:=DEC2HEX(INT([.F177]*(2^8-1));2)" office:value-type="string" office:string-value="32" calcext:value-type="string">
            <text:p>3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NT([.A178]/2^4)" office:value-type="float" office:value="2" calcext:value-type="float">
            <text:p>2</text:p>
          </table:table-cell>
          <table:table-cell table:formula="of:=[.A178]-INT([.A178]/2^4)*2^4-8" office:value-type="float" office:value="7" calcext:value-type="float">
            <text:p>7</text:p>
          </table:table-cell>
          <table:table-cell table:formula="of:=DEC2HEX([.B178])" office:value-type="string" office:string-value="2" calcext:value-type="string">
            <text:p>2</text:p>
          </table:table-cell>
          <table:table-cell table:formula="of:=DEC2HEX([.C178])" office:value-type="string" office:string-value="7" calcext:value-type="string">
            <text:p>7</text:p>
          </table:table-cell>
          <table:table-cell table:formula="of:=ATAN2([.B178];[.C178])/(2*PI())" office:value-type="float" office:value="0.205707233608548" calcext:value-type="float">
            <text:p>0.205707233608548</text:p>
          </table:table-cell>
          <table:table-cell table:formula="of:=DEC2HEX(INT([.F178]*(2^8-1));2)" office:value-type="string" office:string-value="34" calcext:value-type="string">
            <text:p>3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NT([.A179]/2^4)" office:value-type="float" office:value="3" calcext:value-type="float">
            <text:p>3</text:p>
          </table:table-cell>
          <table:table-cell table:formula="of:=[.A179]-INT([.A179]/2^4)*2^4-8" office:value-type="float" office:value="-8" calcext:value-type="float">
            <text:p>-8</text:p>
          </table:table-cell>
          <table:table-cell table:formula="of:=DEC2HEX([.B179])" office:value-type="string" office:string-value="3" calcext:value-type="string">
            <text:p>3</text:p>
          </table:table-cell>
          <table:table-cell table:formula="of:=DEC2HEX([.C179])" office:value-type="string" office:string-value="FFFFFFFFF8" calcext:value-type="string">
            <text:p>FFFFFFFFF8</text:p>
          </table:table-cell>
          <table:table-cell table:formula="of:=ATAN2([.B179];[.C179])/(2*PI())" office:value-type="float" office:value="-0.192899874390046" calcext:value-type="float">
            <text:p>-0.192899874390046</text:p>
          </table:table-cell>
          <table:table-cell table:formula="of:=DEC2HEX(INT([.F179]*(2^8-1));2)" office:value-type="string" office:string-value="FFFFFFFFCE" calcext:value-type="string">
            <text:p>FFFFFFFFCE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NT([.A180]/2^4)" office:value-type="float" office:value="3" calcext:value-type="float">
            <text:p>3</text:p>
          </table:table-cell>
          <table:table-cell table:formula="of:=[.A180]-INT([.A180]/2^4)*2^4-8" office:value-type="float" office:value="-7" calcext:value-type="float">
            <text:p>-7</text:p>
          </table:table-cell>
          <table:table-cell table:formula="of:=DEC2HEX([.B180])" office:value-type="string" office:string-value="3" calcext:value-type="string">
            <text:p>3</text:p>
          </table:table-cell>
          <table:table-cell table:formula="of:=DEC2HEX([.C180])" office:value-type="string" office:string-value="FFFFFFFFF9" calcext:value-type="string">
            <text:p>FFFFFFFFF9</text:p>
          </table:table-cell>
          <table:table-cell table:formula="of:=ATAN2([.B180];[.C180])/(2*PI())" office:value-type="float" office:value="-0.185559470795422" calcext:value-type="float">
            <text:p>-0.185559470795422</text:p>
          </table:table-cell>
          <table:table-cell table:formula="of:=DEC2HEX(INT([.F180]*(2^8-1));2)" office:value-type="string" office:string-value="FFFFFFFFD0" calcext:value-type="string">
            <text:p>FFFFFFFFD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NT([.A181]/2^4)" office:value-type="float" office:value="3" calcext:value-type="float">
            <text:p>3</text:p>
          </table:table-cell>
          <table:table-cell table:formula="of:=[.A181]-INT([.A181]/2^4)*2^4-8" office:value-type="float" office:value="-6" calcext:value-type="float">
            <text:p>-6</text:p>
          </table:table-cell>
          <table:table-cell table:formula="of:=DEC2HEX([.B181])" office:value-type="string" office:string-value="3" calcext:value-type="string">
            <text:p>3</text:p>
          </table:table-cell>
          <table:table-cell table:formula="of:=DEC2HEX([.C181])" office:value-type="string" office:string-value="FFFFFFFFFA" calcext:value-type="string">
            <text:p>FFFFFFFFFA</text:p>
          </table:table-cell>
          <table:table-cell table:formula="of:=ATAN2([.B181];[.C181])/(2*PI())" office:value-type="float" office:value="-0.176208191174783" calcext:value-type="float">
            <text:p>-0.176208191174783</text:p>
          </table:table-cell>
          <table:table-cell table:formula="of:=DEC2HEX(INT([.F181]*(2^8-1));2)" office:value-type="string" office:string-value="FFFFFFFFD3" calcext:value-type="string">
            <text:p>FFFFFFFFD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NT([.A182]/2^4)" office:value-type="float" office:value="3" calcext:value-type="float">
            <text:p>3</text:p>
          </table:table-cell>
          <table:table-cell table:formula="of:=[.A182]-INT([.A182]/2^4)*2^4-8" office:value-type="float" office:value="-5" calcext:value-type="float">
            <text:p>-5</text:p>
          </table:table-cell>
          <table:table-cell table:formula="of:=DEC2HEX([.B182])" office:value-type="string" office:string-value="3" calcext:value-type="string">
            <text:p>3</text:p>
          </table:table-cell>
          <table:table-cell table:formula="of:=DEC2HEX([.C182])" office:value-type="string" office:string-value="FFFFFFFFFB" calcext:value-type="string">
            <text:p>FFFFFFFFFB</text:p>
          </table:table-cell>
          <table:table-cell table:formula="of:=ATAN2([.B182];[.C182])/(2*PI())" office:value-type="float" office:value="-0.163989565188685" calcext:value-type="float">
            <text:p>-0.163989565188685</text:p>
          </table:table-cell>
          <table:table-cell table:formula="of:=DEC2HEX(INT([.F182]*(2^8-1));2)" office:value-type="string" office:string-value="FFFFFFFFD6" calcext:value-type="string">
            <text:p>FFFFFFFFD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T([.A183]/2^4)" office:value-type="float" office:value="3" calcext:value-type="float">
            <text:p>3</text:p>
          </table:table-cell>
          <table:table-cell table:formula="of:=[.A183]-INT([.A183]/2^4)*2^4-8" office:value-type="float" office:value="-4" calcext:value-type="float">
            <text:p>-4</text:p>
          </table:table-cell>
          <table:table-cell table:formula="of:=DEC2HEX([.B183])" office:value-type="string" office:string-value="3" calcext:value-type="string">
            <text:p>3</text:p>
          </table:table-cell>
          <table:table-cell table:formula="of:=DEC2HEX([.C183])" office:value-type="string" office:string-value="FFFFFFFFFC" calcext:value-type="string">
            <text:p>FFFFFFFFFC</text:p>
          </table:table-cell>
          <table:table-cell table:formula="of:=ATAN2([.B183];[.C183])/(2*PI())" office:value-type="float" office:value="-0.147583617650433" calcext:value-type="float">
            <text:p>-0.147583617650433</text:p>
          </table:table-cell>
          <table:table-cell table:formula="of:=DEC2HEX(INT([.F183]*(2^8-1));2)" office:value-type="string" office:string-value="FFFFFFFFDA" calcext:value-type="string">
            <text:p>FFFFFFFFDA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NT([.A184]/2^4)" office:value-type="float" office:value="3" calcext:value-type="float">
            <text:p>3</text:p>
          </table:table-cell>
          <table:table-cell table:formula="of:=[.A184]-INT([.A184]/2^4)*2^4-8" office:value-type="float" office:value="-3" calcext:value-type="float">
            <text:p>-3</text:p>
          </table:table-cell>
          <table:table-cell table:formula="of:=DEC2HEX([.B184])" office:value-type="string" office:string-value="3" calcext:value-type="string">
            <text:p>3</text:p>
          </table:table-cell>
          <table:table-cell table:formula="of:=DEC2HEX([.C184])" office:value-type="string" office:string-value="FFFFFFFFFD" calcext:value-type="string">
            <text:p>FFFFFFFFFD</text:p>
          </table:table-cell>
          <table:table-cell table:formula="of:=ATAN2([.B184];[.C184])/(2*PI())" office:value-type="float" office:value="-0.125" calcext:value-type="float">
            <text:p>-0.125</text:p>
          </table:table-cell>
          <table:table-cell table:formula="of:=DEC2HEX(INT([.F184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NT([.A185]/2^4)" office:value-type="float" office:value="3" calcext:value-type="float">
            <text:p>3</text:p>
          </table:table-cell>
          <table:table-cell table:formula="of:=[.A185]-INT([.A185]/2^4)*2^4-8" office:value-type="float" office:value="-2" calcext:value-type="float">
            <text:p>-2</text:p>
          </table:table-cell>
          <table:table-cell table:formula="of:=DEC2HEX([.B185])" office:value-type="string" office:string-value="3" calcext:value-type="string">
            <text:p>3</text:p>
          </table:table-cell>
          <table:table-cell table:formula="of:=DEC2HEX([.C185])" office:value-type="string" office:string-value="FFFFFFFFFE" calcext:value-type="string">
            <text:p>FFFFFFFFFE</text:p>
          </table:table-cell>
          <table:table-cell table:formula="of:=ATAN2([.B185];[.C185])/(2*PI())" office:value-type="float" office:value="-0.0935835209054994" calcext:value-type="float">
            <text:p>-0.093583520905499</text:p>
          </table:table-cell>
          <table:table-cell table:formula="of:=DEC2HEX(INT([.F185]*(2^8-1));2)" office:value-type="string" office:string-value="FFFFFFFFE8" calcext:value-type="string">
            <text:p>FFFFFFFFE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NT([.A186]/2^4)" office:value-type="float" office:value="3" calcext:value-type="float">
            <text:p>3</text:p>
          </table:table-cell>
          <table:table-cell table:formula="of:=[.A186]-INT([.A186]/2^4)*2^4-8" office:value-type="float" office:value="-1" calcext:value-type="float">
            <text:p>-1</text:p>
          </table:table-cell>
          <table:table-cell table:formula="of:=DEC2HEX([.B186])" office:value-type="string" office:string-value="3" calcext:value-type="string">
            <text:p>3</text:p>
          </table:table-cell>
          <table:table-cell table:formula="of:=DEC2HEX([.C186])" office:value-type="string" office:string-value="FFFFFFFFFF" calcext:value-type="string">
            <text:p>FFFFFFFFFF</text:p>
          </table:table-cell>
          <table:table-cell table:formula="of:=ATAN2([.B186];[.C186])/(2*PI())" office:value-type="float" office:value="-0.0512081911747834" calcext:value-type="float">
            <text:p>-0.051208191174783</text:p>
          </table:table-cell>
          <table:table-cell table:formula="of:=DEC2HEX(INT([.F186]*(2^8-1));2)" office:value-type="string" office:string-value="FFFFFFFFF2" calcext:value-type="string">
            <text:p>FFFFFFFFF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NT([.A187]/2^4)" office:value-type="float" office:value="3" calcext:value-type="float">
            <text:p>3</text:p>
          </table:table-cell>
          <table:table-cell table:formula="of:=[.A187]-INT([.A187]/2^4)*2^4-8" office:value-type="float" office:value="0" calcext:value-type="float">
            <text:p>0</text:p>
          </table:table-cell>
          <table:table-cell table:formula="of:=DEC2HEX([.B187])" office:value-type="string" office:string-value="3" calcext:value-type="string">
            <text:p>3</text:p>
          </table:table-cell>
          <table:table-cell table:formula="of:=DEC2HEX([.C187])" office:value-type="string" office:string-value="0" calcext:value-type="string">
            <text:p>0</text:p>
          </table:table-cell>
          <table:table-cell table:formula="of:=ATAN2([.B187];[.C187])/(2*PI())" office:value-type="float" office:value="0" calcext:value-type="float">
            <text:p>0</text:p>
          </table:table-cell>
          <table:table-cell table:formula="of:=DEC2HEX(INT([.F187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NT([.A188]/2^4)" office:value-type="float" office:value="3" calcext:value-type="float">
            <text:p>3</text:p>
          </table:table-cell>
          <table:table-cell table:formula="of:=[.A188]-INT([.A188]/2^4)*2^4-8" office:value-type="float" office:value="1" calcext:value-type="float">
            <text:p>1</text:p>
          </table:table-cell>
          <table:table-cell table:formula="of:=DEC2HEX([.B188])" office:value-type="string" office:string-value="3" calcext:value-type="string">
            <text:p>3</text:p>
          </table:table-cell>
          <table:table-cell table:formula="of:=DEC2HEX([.C188])" office:value-type="string" office:string-value="1" calcext:value-type="string">
            <text:p>1</text:p>
          </table:table-cell>
          <table:table-cell table:formula="of:=ATAN2([.B188];[.C188])/(2*PI())" office:value-type="float" office:value="0.0512081911747834" calcext:value-type="float">
            <text:p>0.051208191174783</text:p>
          </table:table-cell>
          <table:table-cell table:formula="of:=DEC2HEX(INT([.F188]*(2^8-1));2)" office:value-type="string" office:string-value="0D" calcext:value-type="string">
            <text:p>0D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NT([.A189]/2^4)" office:value-type="float" office:value="3" calcext:value-type="float">
            <text:p>3</text:p>
          </table:table-cell>
          <table:table-cell table:formula="of:=[.A189]-INT([.A189]/2^4)*2^4-8" office:value-type="float" office:value="2" calcext:value-type="float">
            <text:p>2</text:p>
          </table:table-cell>
          <table:table-cell table:formula="of:=DEC2HEX([.B189])" office:value-type="string" office:string-value="3" calcext:value-type="string">
            <text:p>3</text:p>
          </table:table-cell>
          <table:table-cell table:formula="of:=DEC2HEX([.C189])" office:value-type="string" office:string-value="2" calcext:value-type="string">
            <text:p>2</text:p>
          </table:table-cell>
          <table:table-cell table:formula="of:=ATAN2([.B189];[.C189])/(2*PI())" office:value-type="float" office:value="0.0935835209054994" calcext:value-type="float">
            <text:p>0.093583520905499</text:p>
          </table:table-cell>
          <table:table-cell table:formula="of:=DEC2HEX(INT([.F189]*(2^8-1));2)" office:value-type="string" office:string-value="17" calcext:value-type="string">
            <text:p>1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NT([.A190]/2^4)" office:value-type="float" office:value="3" calcext:value-type="float">
            <text:p>3</text:p>
          </table:table-cell>
          <table:table-cell table:formula="of:=[.A190]-INT([.A190]/2^4)*2^4-8" office:value-type="float" office:value="3" calcext:value-type="float">
            <text:p>3</text:p>
          </table:table-cell>
          <table:table-cell table:formula="of:=DEC2HEX([.B190])" office:value-type="string" office:string-value="3" calcext:value-type="string">
            <text:p>3</text:p>
          </table:table-cell>
          <table:table-cell table:formula="of:=DEC2HEX([.C190])" office:value-type="string" office:string-value="3" calcext:value-type="string">
            <text:p>3</text:p>
          </table:table-cell>
          <table:table-cell table:formula="of:=ATAN2([.B190];[.C190])/(2*PI())" office:value-type="float" office:value="0.125" calcext:value-type="float">
            <text:p>0.125</text:p>
          </table:table-cell>
          <table:table-cell table:formula="of:=DEC2HEX(INT([.F190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NT([.A191]/2^4)" office:value-type="float" office:value="3" calcext:value-type="float">
            <text:p>3</text:p>
          </table:table-cell>
          <table:table-cell table:formula="of:=[.A191]-INT([.A191]/2^4)*2^4-8" office:value-type="float" office:value="4" calcext:value-type="float">
            <text:p>4</text:p>
          </table:table-cell>
          <table:table-cell table:formula="of:=DEC2HEX([.B191])" office:value-type="string" office:string-value="3" calcext:value-type="string">
            <text:p>3</text:p>
          </table:table-cell>
          <table:table-cell table:formula="of:=DEC2HEX([.C191])" office:value-type="string" office:string-value="4" calcext:value-type="string">
            <text:p>4</text:p>
          </table:table-cell>
          <table:table-cell table:formula="of:=ATAN2([.B191];[.C191])/(2*PI())" office:value-type="float" office:value="0.147583617650433" calcext:value-type="float">
            <text:p>0.147583617650433</text:p>
          </table:table-cell>
          <table:table-cell table:formula="of:=DEC2HEX(INT([.F191]*(2^8-1));2)" office:value-type="string" office:string-value="25" calcext:value-type="string">
            <text:p>2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NT([.A192]/2^4)" office:value-type="float" office:value="3" calcext:value-type="float">
            <text:p>3</text:p>
          </table:table-cell>
          <table:table-cell table:formula="of:=[.A192]-INT([.A192]/2^4)*2^4-8" office:value-type="float" office:value="5" calcext:value-type="float">
            <text:p>5</text:p>
          </table:table-cell>
          <table:table-cell table:formula="of:=DEC2HEX([.B192])" office:value-type="string" office:string-value="3" calcext:value-type="string">
            <text:p>3</text:p>
          </table:table-cell>
          <table:table-cell table:formula="of:=DEC2HEX([.C192])" office:value-type="string" office:string-value="5" calcext:value-type="string">
            <text:p>5</text:p>
          </table:table-cell>
          <table:table-cell table:formula="of:=ATAN2([.B192];[.C192])/(2*PI())" office:value-type="float" office:value="0.163989565188685" calcext:value-type="float">
            <text:p>0.163989565188685</text:p>
          </table:table-cell>
          <table:table-cell table:formula="of:=DEC2HEX(INT([.F192]*(2^8-1));2)" office:value-type="string" office:string-value="29" calcext:value-type="string">
            <text:p>2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T([.A193]/2^4)" office:value-type="float" office:value="3" calcext:value-type="float">
            <text:p>3</text:p>
          </table:table-cell>
          <table:table-cell table:formula="of:=[.A193]-INT([.A193]/2^4)*2^4-8" office:value-type="float" office:value="6" calcext:value-type="float">
            <text:p>6</text:p>
          </table:table-cell>
          <table:table-cell table:formula="of:=DEC2HEX([.B193])" office:value-type="string" office:string-value="3" calcext:value-type="string">
            <text:p>3</text:p>
          </table:table-cell>
          <table:table-cell table:formula="of:=DEC2HEX([.C193])" office:value-type="string" office:string-value="6" calcext:value-type="string">
            <text:p>6</text:p>
          </table:table-cell>
          <table:table-cell table:formula="of:=ATAN2([.B193];[.C193])/(2*PI())" office:value-type="float" office:value="0.176208191174783" calcext:value-type="float">
            <text:p>0.176208191174783</text:p>
          </table:table-cell>
          <table:table-cell table:formula="of:=DEC2HEX(INT([.F193]*(2^8-1));2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NT([.A194]/2^4)" office:value-type="float" office:value="3" calcext:value-type="float">
            <text:p>3</text:p>
          </table:table-cell>
          <table:table-cell table:formula="of:=[.A194]-INT([.A194]/2^4)*2^4-8" office:value-type="float" office:value="7" calcext:value-type="float">
            <text:p>7</text:p>
          </table:table-cell>
          <table:table-cell table:formula="of:=DEC2HEX([.B194])" office:value-type="string" office:string-value="3" calcext:value-type="string">
            <text:p>3</text:p>
          </table:table-cell>
          <table:table-cell table:formula="of:=DEC2HEX([.C194])" office:value-type="string" office:string-value="7" calcext:value-type="string">
            <text:p>7</text:p>
          </table:table-cell>
          <table:table-cell table:formula="of:=ATAN2([.B194];[.C194])/(2*PI())" office:value-type="float" office:value="0.185559470795422" calcext:value-type="float">
            <text:p>0.185559470795422</text:p>
          </table:table-cell>
          <table:table-cell table:formula="of:=DEC2HEX(INT([.F194]*(2^8-1));2)" office:value-type="string" office:string-value="2F" calcext:value-type="string">
            <text:p>2F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NT([.A195]/2^4)" office:value-type="float" office:value="4" calcext:value-type="float">
            <text:p>4</text:p>
          </table:table-cell>
          <table:table-cell table:formula="of:=[.A195]-INT([.A195]/2^4)*2^4-8" office:value-type="float" office:value="-8" calcext:value-type="float">
            <text:p>-8</text:p>
          </table:table-cell>
          <table:table-cell table:formula="of:=DEC2HEX([.B195])" office:value-type="string" office:string-value="4" calcext:value-type="string">
            <text:p>4</text:p>
          </table:table-cell>
          <table:table-cell table:formula="of:=DEC2HEX([.C195])" office:value-type="string" office:string-value="FFFFFFFFF8" calcext:value-type="string">
            <text:p>FFFFFFFFF8</text:p>
          </table:table-cell>
          <table:table-cell table:formula="of:=ATAN2([.B195];[.C195])/(2*PI())" office:value-type="float" office:value="-0.176208191174783" calcext:value-type="float">
            <text:p>-0.176208191174783</text:p>
          </table:table-cell>
          <table:table-cell table:formula="of:=DEC2HEX(INT([.F195]*(2^8-1));2)" office:value-type="string" office:string-value="FFFFFFFFD3" calcext:value-type="string">
            <text:p>FFFFFFFFD3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NT([.A196]/2^4)" office:value-type="float" office:value="4" calcext:value-type="float">
            <text:p>4</text:p>
          </table:table-cell>
          <table:table-cell table:formula="of:=[.A196]-INT([.A196]/2^4)*2^4-8" office:value-type="float" office:value="-7" calcext:value-type="float">
            <text:p>-7</text:p>
          </table:table-cell>
          <table:table-cell table:formula="of:=DEC2HEX([.B196])" office:value-type="string" office:string-value="4" calcext:value-type="string">
            <text:p>4</text:p>
          </table:table-cell>
          <table:table-cell table:formula="of:=DEC2HEX([.C196])" office:value-type="string" office:string-value="FFFFFFFFF9" calcext:value-type="string">
            <text:p>FFFFFFFFF9</text:p>
          </table:table-cell>
          <table:table-cell table:formula="of:=ATAN2([.B196];[.C196])/(2*PI())" office:value-type="float" office:value="-0.167375329730716" calcext:value-type="float">
            <text:p>-0.167375329730716</text:p>
          </table:table-cell>
          <table:table-cell table:formula="of:=DEC2HEX(INT([.F196]*(2^8-1));2)" office:value-type="string" office:string-value="FFFFFFFFD5" calcext:value-type="string">
            <text:p>FFFFFFFFD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NT([.A197]/2^4)" office:value-type="float" office:value="4" calcext:value-type="float">
            <text:p>4</text:p>
          </table:table-cell>
          <table:table-cell table:formula="of:=[.A197]-INT([.A197]/2^4)*2^4-8" office:value-type="float" office:value="-6" calcext:value-type="float">
            <text:p>-6</text:p>
          </table:table-cell>
          <table:table-cell table:formula="of:=DEC2HEX([.B197])" office:value-type="string" office:string-value="4" calcext:value-type="string">
            <text:p>4</text:p>
          </table:table-cell>
          <table:table-cell table:formula="of:=DEC2HEX([.C197])" office:value-type="string" office:string-value="FFFFFFFFFA" calcext:value-type="string">
            <text:p>FFFFFFFFFA</text:p>
          </table:table-cell>
          <table:table-cell table:formula="of:=ATAN2([.B197];[.C197])/(2*PI())" office:value-type="float" office:value="-0.156416479094501" calcext:value-type="float">
            <text:p>-0.156416479094501</text:p>
          </table:table-cell>
          <table:table-cell table:formula="of:=DEC2HEX(INT([.F197]*(2^8-1));2)" office:value-type="string" office:string-value="FFFFFFFFD8" calcext:value-type="string">
            <text:p>FFFFFFFFD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NT([.A198]/2^4)" office:value-type="float" office:value="4" calcext:value-type="float">
            <text:p>4</text:p>
          </table:table-cell>
          <table:table-cell table:formula="of:=[.A198]-INT([.A198]/2^4)*2^4-8" office:value-type="float" office:value="-5" calcext:value-type="float">
            <text:p>-5</text:p>
          </table:table-cell>
          <table:table-cell table:formula="of:=DEC2HEX([.B198])" office:value-type="string" office:string-value="4" calcext:value-type="string">
            <text:p>4</text:p>
          </table:table-cell>
          <table:table-cell table:formula="of:=DEC2HEX([.C198])" office:value-type="string" office:string-value="FFFFFFFFFB" calcext:value-type="string">
            <text:p>FFFFFFFFFB</text:p>
          </table:table-cell>
          <table:table-cell table:formula="of:=ATAN2([.B198];[.C198])/(2*PI())" office:value-type="float" office:value="-0.142611643738639" calcext:value-type="float">
            <text:p>-0.142611643738639</text:p>
          </table:table-cell>
          <table:table-cell table:formula="of:=DEC2HEX(INT([.F198]*(2^8-1));2)" office:value-type="string" office:string-value="FFFFFFFFDB" calcext:value-type="string">
            <text:p>FFFFFFFFDB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NT([.A199]/2^4)" office:value-type="float" office:value="4" calcext:value-type="float">
            <text:p>4</text:p>
          </table:table-cell>
          <table:table-cell table:formula="of:=[.A199]-INT([.A199]/2^4)*2^4-8" office:value-type="float" office:value="-4" calcext:value-type="float">
            <text:p>-4</text:p>
          </table:table-cell>
          <table:table-cell table:formula="of:=DEC2HEX([.B199])" office:value-type="string" office:string-value="4" calcext:value-type="string">
            <text:p>4</text:p>
          </table:table-cell>
          <table:table-cell table:formula="of:=DEC2HEX([.C199])" office:value-type="string" office:string-value="FFFFFFFFFC" calcext:value-type="string">
            <text:p>FFFFFFFFFC</text:p>
          </table:table-cell>
          <table:table-cell table:formula="of:=ATAN2([.B199];[.C199])/(2*PI())" office:value-type="float" office:value="-0.125" calcext:value-type="float">
            <text:p>-0.125</text:p>
          </table:table-cell>
          <table:table-cell table:formula="of:=DEC2HEX(INT([.F199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NT([.A200]/2^4)" office:value-type="float" office:value="4" calcext:value-type="float">
            <text:p>4</text:p>
          </table:table-cell>
          <table:table-cell table:formula="of:=[.A200]-INT([.A200]/2^4)*2^4-8" office:value-type="float" office:value="-3" calcext:value-type="float">
            <text:p>-3</text:p>
          </table:table-cell>
          <table:table-cell table:formula="of:=DEC2HEX([.B200])" office:value-type="string" office:string-value="4" calcext:value-type="string">
            <text:p>4</text:p>
          </table:table-cell>
          <table:table-cell table:formula="of:=DEC2HEX([.C200])" office:value-type="string" office:string-value="FFFFFFFFFD" calcext:value-type="string">
            <text:p>FFFFFFFFFD</text:p>
          </table:table-cell>
          <table:table-cell table:formula="of:=ATAN2([.B200];[.C200])/(2*PI())" office:value-type="float" office:value="-0.102416382349567" calcext:value-type="float">
            <text:p>-0.102416382349567</text:p>
          </table:table-cell>
          <table:table-cell table:formula="of:=DEC2HEX(INT([.F200]*(2^8-1));2)" office:value-type="string" office:string-value="FFFFFFFFE5" calcext:value-type="string">
            <text:p>FFFFFFFFE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NT([.A201]/2^4)" office:value-type="float" office:value="4" calcext:value-type="float">
            <text:p>4</text:p>
          </table:table-cell>
          <table:table-cell table:formula="of:=[.A201]-INT([.A201]/2^4)*2^4-8" office:value-type="float" office:value="-2" calcext:value-type="float">
            <text:p>-2</text:p>
          </table:table-cell>
          <table:table-cell table:formula="of:=DEC2HEX([.B201])" office:value-type="string" office:string-value="4" calcext:value-type="string">
            <text:p>4</text:p>
          </table:table-cell>
          <table:table-cell table:formula="of:=DEC2HEX([.C201])" office:value-type="string" office:string-value="FFFFFFFFFE" calcext:value-type="string">
            <text:p>FFFFFFFFFE</text:p>
          </table:table-cell>
          <table:table-cell table:formula="of:=ATAN2([.B201];[.C201])/(2*PI())" office:value-type="float" office:value="-0.0737918088252166" calcext:value-type="float">
            <text:p>-0.073791808825217</text:p>
          </table:table-cell>
          <table:table-cell table:formula="of:=DEC2HEX(INT([.F201]*(2^8-1));2)" office:value-type="string" office:string-value="FFFFFFFFED" calcext:value-type="string">
            <text:p>FFFFFFFFED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NT([.A202]/2^4)" office:value-type="float" office:value="4" calcext:value-type="float">
            <text:p>4</text:p>
          </table:table-cell>
          <table:table-cell table:formula="of:=[.A202]-INT([.A202]/2^4)*2^4-8" office:value-type="float" office:value="-1" calcext:value-type="float">
            <text:p>-1</text:p>
          </table:table-cell>
          <table:table-cell table:formula="of:=DEC2HEX([.B202])" office:value-type="string" office:string-value="4" calcext:value-type="string">
            <text:p>4</text:p>
          </table:table-cell>
          <table:table-cell table:formula="of:=DEC2HEX([.C202])" office:value-type="string" office:string-value="FFFFFFFFFF" calcext:value-type="string">
            <text:p>FFFFFFFFFF</text:p>
          </table:table-cell>
          <table:table-cell table:formula="of:=ATAN2([.B202];[.C202])/(2*PI())" office:value-type="float" office:value="-0.0389895651886847" calcext:value-type="float">
            <text:p>-0.038989565188685</text:p>
          </table:table-cell>
          <table:table-cell table:formula="of:=DEC2HEX(INT([.F202]*(2^8-1));2)" office:value-type="string" office:string-value="FFFFFFFFF6" calcext:value-type="string">
            <text:p>FFFFFFFFF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T([.A203]/2^4)" office:value-type="float" office:value="4" calcext:value-type="float">
            <text:p>4</text:p>
          </table:table-cell>
          <table:table-cell table:formula="of:=[.A203]-INT([.A203]/2^4)*2^4-8" office:value-type="float" office:value="0" calcext:value-type="float">
            <text:p>0</text:p>
          </table:table-cell>
          <table:table-cell table:formula="of:=DEC2HEX([.B203])" office:value-type="string" office:string-value="4" calcext:value-type="string">
            <text:p>4</text:p>
          </table:table-cell>
          <table:table-cell table:formula="of:=DEC2HEX([.C203])" office:value-type="string" office:string-value="0" calcext:value-type="string">
            <text:p>0</text:p>
          </table:table-cell>
          <table:table-cell table:formula="of:=ATAN2([.B203];[.C203])/(2*PI())" office:value-type="float" office:value="0" calcext:value-type="float">
            <text:p>0</text:p>
          </table:table-cell>
          <table:table-cell table:formula="of:=DEC2HEX(INT([.F203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NT([.A204]/2^4)" office:value-type="float" office:value="4" calcext:value-type="float">
            <text:p>4</text:p>
          </table:table-cell>
          <table:table-cell table:formula="of:=[.A204]-INT([.A204]/2^4)*2^4-8" office:value-type="float" office:value="1" calcext:value-type="float">
            <text:p>1</text:p>
          </table:table-cell>
          <table:table-cell table:formula="of:=DEC2HEX([.B204])" office:value-type="string" office:string-value="4" calcext:value-type="string">
            <text:p>4</text:p>
          </table:table-cell>
          <table:table-cell table:formula="of:=DEC2HEX([.C204])" office:value-type="string" office:string-value="1" calcext:value-type="string">
            <text:p>1</text:p>
          </table:table-cell>
          <table:table-cell table:formula="of:=ATAN2([.B204];[.C204])/(2*PI())" office:value-type="float" office:value="0.0389895651886847" calcext:value-type="float">
            <text:p>0.038989565188685</text:p>
          </table:table-cell>
          <table:table-cell table:formula="of:=DEC2HEX(INT([.F204]*(2^8-1));2)" office:value-type="string" office:string-value="09" calcext:value-type="string">
            <text:p>0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NT([.A205]/2^4)" office:value-type="float" office:value="4" calcext:value-type="float">
            <text:p>4</text:p>
          </table:table-cell>
          <table:table-cell table:formula="of:=[.A205]-INT([.A205]/2^4)*2^4-8" office:value-type="float" office:value="2" calcext:value-type="float">
            <text:p>2</text:p>
          </table:table-cell>
          <table:table-cell table:formula="of:=DEC2HEX([.B205])" office:value-type="string" office:string-value="4" calcext:value-type="string">
            <text:p>4</text:p>
          </table:table-cell>
          <table:table-cell table:formula="of:=DEC2HEX([.C205])" office:value-type="string" office:string-value="2" calcext:value-type="string">
            <text:p>2</text:p>
          </table:table-cell>
          <table:table-cell table:formula="of:=ATAN2([.B205];[.C205])/(2*PI())" office:value-type="float" office:value="0.0737918088252166" calcext:value-type="float">
            <text:p>0.073791808825217</text:p>
          </table:table-cell>
          <table:table-cell table:formula="of:=DEC2HEX(INT([.F205]*(2^8-1));2)" office:value-type="string" office:string-value="12" calcext:value-type="string">
            <text:p>1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NT([.A206]/2^4)" office:value-type="float" office:value="4" calcext:value-type="float">
            <text:p>4</text:p>
          </table:table-cell>
          <table:table-cell table:formula="of:=[.A206]-INT([.A206]/2^4)*2^4-8" office:value-type="float" office:value="3" calcext:value-type="float">
            <text:p>3</text:p>
          </table:table-cell>
          <table:table-cell table:formula="of:=DEC2HEX([.B206])" office:value-type="string" office:string-value="4" calcext:value-type="string">
            <text:p>4</text:p>
          </table:table-cell>
          <table:table-cell table:formula="of:=DEC2HEX([.C206])" office:value-type="string" office:string-value="3" calcext:value-type="string">
            <text:p>3</text:p>
          </table:table-cell>
          <table:table-cell table:formula="of:=ATAN2([.B206];[.C206])/(2*PI())" office:value-type="float" office:value="0.102416382349567" calcext:value-type="float">
            <text:p>0.102416382349567</text:p>
          </table:table-cell>
          <table:table-cell table:formula="of:=DEC2HEX(INT([.F206]*(2^8-1));2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NT([.A207]/2^4)" office:value-type="float" office:value="4" calcext:value-type="float">
            <text:p>4</text:p>
          </table:table-cell>
          <table:table-cell table:formula="of:=[.A207]-INT([.A207]/2^4)*2^4-8" office:value-type="float" office:value="4" calcext:value-type="float">
            <text:p>4</text:p>
          </table:table-cell>
          <table:table-cell table:formula="of:=DEC2HEX([.B207])" office:value-type="string" office:string-value="4" calcext:value-type="string">
            <text:p>4</text:p>
          </table:table-cell>
          <table:table-cell table:formula="of:=DEC2HEX([.C207])" office:value-type="string" office:string-value="4" calcext:value-type="string">
            <text:p>4</text:p>
          </table:table-cell>
          <table:table-cell table:formula="of:=ATAN2([.B207];[.C207])/(2*PI())" office:value-type="float" office:value="0.125" calcext:value-type="float">
            <text:p>0.125</text:p>
          </table:table-cell>
          <table:table-cell table:formula="of:=DEC2HEX(INT([.F207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NT([.A208]/2^4)" office:value-type="float" office:value="4" calcext:value-type="float">
            <text:p>4</text:p>
          </table:table-cell>
          <table:table-cell table:formula="of:=[.A208]-INT([.A208]/2^4)*2^4-8" office:value-type="float" office:value="5" calcext:value-type="float">
            <text:p>5</text:p>
          </table:table-cell>
          <table:table-cell table:formula="of:=DEC2HEX([.B208])" office:value-type="string" office:string-value="4" calcext:value-type="string">
            <text:p>4</text:p>
          </table:table-cell>
          <table:table-cell table:formula="of:=DEC2HEX([.C208])" office:value-type="string" office:string-value="5" calcext:value-type="string">
            <text:p>5</text:p>
          </table:table-cell>
          <table:table-cell table:formula="of:=ATAN2([.B208];[.C208])/(2*PI())" office:value-type="float" office:value="0.142611643738639" calcext:value-type="float">
            <text:p>0.142611643738639</text:p>
          </table:table-cell>
          <table:table-cell table:formula="of:=DEC2HEX(INT([.F208]*(2^8-1));2)" office:value-type="string" office:string-value="24" calcext:value-type="string">
            <text:p>2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NT([.A209]/2^4)" office:value-type="float" office:value="4" calcext:value-type="float">
            <text:p>4</text:p>
          </table:table-cell>
          <table:table-cell table:formula="of:=[.A209]-INT([.A209]/2^4)*2^4-8" office:value-type="float" office:value="6" calcext:value-type="float">
            <text:p>6</text:p>
          </table:table-cell>
          <table:table-cell table:formula="of:=DEC2HEX([.B209])" office:value-type="string" office:string-value="4" calcext:value-type="string">
            <text:p>4</text:p>
          </table:table-cell>
          <table:table-cell table:formula="of:=DEC2HEX([.C209])" office:value-type="string" office:string-value="6" calcext:value-type="string">
            <text:p>6</text:p>
          </table:table-cell>
          <table:table-cell table:formula="of:=ATAN2([.B209];[.C209])/(2*PI())" office:value-type="float" office:value="0.156416479094501" calcext:value-type="float">
            <text:p>0.156416479094501</text:p>
          </table:table-cell>
          <table:table-cell table:formula="of:=DEC2HEX(INT([.F209]*(2^8-1));2)" office:value-type="string" office:string-value="27" calcext:value-type="string">
            <text:p>2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NT([.A210]/2^4)" office:value-type="float" office:value="4" calcext:value-type="float">
            <text:p>4</text:p>
          </table:table-cell>
          <table:table-cell table:formula="of:=[.A210]-INT([.A210]/2^4)*2^4-8" office:value-type="float" office:value="7" calcext:value-type="float">
            <text:p>7</text:p>
          </table:table-cell>
          <table:table-cell table:formula="of:=DEC2HEX([.B210])" office:value-type="string" office:string-value="4" calcext:value-type="string">
            <text:p>4</text:p>
          </table:table-cell>
          <table:table-cell table:formula="of:=DEC2HEX([.C210])" office:value-type="string" office:string-value="7" calcext:value-type="string">
            <text:p>7</text:p>
          </table:table-cell>
          <table:table-cell table:formula="of:=ATAN2([.B210];[.C210])/(2*PI())" office:value-type="float" office:value="0.167375329730716" calcext:value-type="float">
            <text:p>0.167375329730716</text:p>
          </table:table-cell>
          <table:table-cell table:formula="of:=DEC2HEX(INT([.F210]*(2^8-1));2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NT([.A211]/2^4)" office:value-type="float" office:value="5" calcext:value-type="float">
            <text:p>5</text:p>
          </table:table-cell>
          <table:table-cell table:formula="of:=[.A211]-INT([.A211]/2^4)*2^4-8" office:value-type="float" office:value="-8" calcext:value-type="float">
            <text:p>-8</text:p>
          </table:table-cell>
          <table:table-cell table:formula="of:=DEC2HEX([.B211])" office:value-type="string" office:string-value="5" calcext:value-type="string">
            <text:p>5</text:p>
          </table:table-cell>
          <table:table-cell table:formula="of:=DEC2HEX([.C211])" office:value-type="string" office:string-value="FFFFFFFFF8" calcext:value-type="string">
            <text:p>FFFFFFFFF8</text:p>
          </table:table-cell>
          <table:table-cell table:formula="of:=ATAN2([.B211];[.C211])/(2*PI())" office:value-type="float" office:value="-0.161096157755324" calcext:value-type="float">
            <text:p>-0.161096157755324</text:p>
          </table:table-cell>
          <table:table-cell table:formula="of:=DEC2HEX(INT([.F211]*(2^8-1));2)" office:value-type="string" office:string-value="FFFFFFFFD6" calcext:value-type="string">
            <text:p>FFFFFFFFD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NT([.A212]/2^4)" office:value-type="float" office:value="5" calcext:value-type="float">
            <text:p>5</text:p>
          </table:table-cell>
          <table:table-cell table:formula="of:=[.A212]-INT([.A212]/2^4)*2^4-8" office:value-type="float" office:value="-7" calcext:value-type="float">
            <text:p>-7</text:p>
          </table:table-cell>
          <table:table-cell table:formula="of:=DEC2HEX([.B212])" office:value-type="string" office:string-value="5" calcext:value-type="string">
            <text:p>5</text:p>
          </table:table-cell>
          <table:table-cell table:formula="of:=DEC2HEX([.C212])" office:value-type="string" office:string-value="FFFFFFFFF9" calcext:value-type="string">
            <text:p>FFFFFFFFF9</text:p>
          </table:table-cell>
          <table:table-cell table:formula="of:=ATAN2([.B212];[.C212])/(2*PI())" office:value-type="float" office:value="-0.151284228355627" calcext:value-type="float">
            <text:p>-0.151284228355627</text:p>
          </table:table-cell>
          <table:table-cell table:formula="of:=DEC2HEX(INT([.F212]*(2^8-1));2)" office:value-type="string" office:string-value="FFFFFFFFD9" calcext:value-type="string">
            <text:p>FFFFFFFFD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T([.A213]/2^4)" office:value-type="float" office:value="5" calcext:value-type="float">
            <text:p>5</text:p>
          </table:table-cell>
          <table:table-cell table:formula="of:=[.A213]-INT([.A213]/2^4)*2^4-8" office:value-type="float" office:value="-6" calcext:value-type="float">
            <text:p>-6</text:p>
          </table:table-cell>
          <table:table-cell table:formula="of:=DEC2HEX([.B213])" office:value-type="string" office:string-value="5" calcext:value-type="string">
            <text:p>5</text:p>
          </table:table-cell>
          <table:table-cell table:formula="of:=DEC2HEX([.C213])" office:value-type="string" office:string-value="FFFFFFFFFA" calcext:value-type="string">
            <text:p>FFFFFFFFFA</text:p>
          </table:table-cell>
          <table:table-cell table:formula="of:=ATAN2([.B213];[.C213])/(2*PI())" office:value-type="float" office:value="-0.139428969188152" calcext:value-type="float">
            <text:p>-0.139428969188152</text:p>
          </table:table-cell>
          <table:table-cell table:formula="of:=DEC2HEX(INT([.F213]*(2^8-1));2)" office:value-type="string" office:string-value="FFFFFFFFDC" calcext:value-type="string">
            <text:p>FFFFFFFFDC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NT([.A214]/2^4)" office:value-type="float" office:value="5" calcext:value-type="float">
            <text:p>5</text:p>
          </table:table-cell>
          <table:table-cell table:formula="of:=[.A214]-INT([.A214]/2^4)*2^4-8" office:value-type="float" office:value="-5" calcext:value-type="float">
            <text:p>-5</text:p>
          </table:table-cell>
          <table:table-cell table:formula="of:=DEC2HEX([.B214])" office:value-type="string" office:string-value="5" calcext:value-type="string">
            <text:p>5</text:p>
          </table:table-cell>
          <table:table-cell table:formula="of:=DEC2HEX([.C214])" office:value-type="string" office:string-value="FFFFFFFFFB" calcext:value-type="string">
            <text:p>FFFFFFFFFB</text:p>
          </table:table-cell>
          <table:table-cell table:formula="of:=ATAN2([.B214];[.C214])/(2*PI())" office:value-type="float" office:value="-0.125" calcext:value-type="float">
            <text:p>-0.125</text:p>
          </table:table-cell>
          <table:table-cell table:formula="of:=DEC2HEX(INT([.F214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NT([.A215]/2^4)" office:value-type="float" office:value="5" calcext:value-type="float">
            <text:p>5</text:p>
          </table:table-cell>
          <table:table-cell table:formula="of:=[.A215]-INT([.A215]/2^4)*2^4-8" office:value-type="float" office:value="-4" calcext:value-type="float">
            <text:p>-4</text:p>
          </table:table-cell>
          <table:table-cell table:formula="of:=DEC2HEX([.B215])" office:value-type="string" office:string-value="5" calcext:value-type="string">
            <text:p>5</text:p>
          </table:table-cell>
          <table:table-cell table:formula="of:=DEC2HEX([.C215])" office:value-type="string" office:string-value="FFFFFFFFFC" calcext:value-type="string">
            <text:p>FFFFFFFFFC</text:p>
          </table:table-cell>
          <table:table-cell table:formula="of:=ATAN2([.B215];[.C215])/(2*PI())" office:value-type="float" office:value="-0.107388356261361" calcext:value-type="float">
            <text:p>-0.107388356261361</text:p>
          </table:table-cell>
          <table:table-cell table:formula="of:=DEC2HEX(INT([.F215]*(2^8-1));2)" office:value-type="string" office:string-value="FFFFFFFFE4" calcext:value-type="string">
            <text:p>FFFFFFFFE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NT([.A216]/2^4)" office:value-type="float" office:value="5" calcext:value-type="float">
            <text:p>5</text:p>
          </table:table-cell>
          <table:table-cell table:formula="of:=[.A216]-INT([.A216]/2^4)*2^4-8" office:value-type="float" office:value="-3" calcext:value-type="float">
            <text:p>-3</text:p>
          </table:table-cell>
          <table:table-cell table:formula="of:=DEC2HEX([.B216])" office:value-type="string" office:string-value="5" calcext:value-type="string">
            <text:p>5</text:p>
          </table:table-cell>
          <table:table-cell table:formula="of:=DEC2HEX([.C216])" office:value-type="string" office:string-value="FFFFFFFFFD" calcext:value-type="string">
            <text:p>FFFFFFFFFD</text:p>
          </table:table-cell>
          <table:table-cell table:formula="of:=ATAN2([.B216];[.C216])/(2*PI())" office:value-type="float" office:value="-0.0860104348113153" calcext:value-type="float">
            <text:p>-0.086010434811315</text:p>
          </table:table-cell>
          <table:table-cell table:formula="of:=DEC2HEX(INT([.F216]*(2^8-1));2)" office:value-type="string" office:string-value="FFFFFFFFEA" calcext:value-type="string">
            <text:p>FFFFFFFFEA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NT([.A217]/2^4)" office:value-type="float" office:value="5" calcext:value-type="float">
            <text:p>5</text:p>
          </table:table-cell>
          <table:table-cell table:formula="of:=[.A217]-INT([.A217]/2^4)*2^4-8" office:value-type="float" office:value="-2" calcext:value-type="float">
            <text:p>-2</text:p>
          </table:table-cell>
          <table:table-cell table:formula="of:=DEC2HEX([.B217])" office:value-type="string" office:string-value="5" calcext:value-type="string">
            <text:p>5</text:p>
          </table:table-cell>
          <table:table-cell table:formula="of:=DEC2HEX([.C217])" office:value-type="string" office:string-value="FFFFFFFFFE" calcext:value-type="string">
            <text:p>FFFFFFFFFE</text:p>
          </table:table-cell>
          <table:table-cell table:formula="of:=ATAN2([.B217];[.C217])/(2*PI())" office:value-type="float" office:value="-0.0605594707954217" calcext:value-type="float">
            <text:p>-0.060559470795422</text:p>
          </table:table-cell>
          <table:table-cell table:formula="of:=DEC2HEX(INT([.F217]*(2^8-1));2)" office:value-type="string" office:string-value="FFFFFFFFF0" calcext:value-type="string">
            <text:p>FFFFFFFFF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NT([.A218]/2^4)" office:value-type="float" office:value="5" calcext:value-type="float">
            <text:p>5</text:p>
          </table:table-cell>
          <table:table-cell table:formula="of:=[.A218]-INT([.A218]/2^4)*2^4-8" office:value-type="float" office:value="-1" calcext:value-type="float">
            <text:p>-1</text:p>
          </table:table-cell>
          <table:table-cell table:formula="of:=DEC2HEX([.B218])" office:value-type="string" office:string-value="5" calcext:value-type="string">
            <text:p>5</text:p>
          </table:table-cell>
          <table:table-cell table:formula="of:=DEC2HEX([.C218])" office:value-type="string" office:string-value="FFFFFFFFFF" calcext:value-type="string">
            <text:p>FFFFFFFFFF</text:p>
          </table:table-cell>
          <table:table-cell table:formula="of:=ATAN2([.B218];[.C218])/(2*PI())" office:value-type="float" office:value="-0.0314164790945006" calcext:value-type="float">
            <text:p>-0.031416479094501</text:p>
          </table:table-cell>
          <table:table-cell table:formula="of:=DEC2HEX(INT([.F218]*(2^8-1));2)" office:value-type="string" office:string-value="FFFFFFFFF7" calcext:value-type="string">
            <text:p>FFFFFFFFF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NT([.A219]/2^4)" office:value-type="float" office:value="5" calcext:value-type="float">
            <text:p>5</text:p>
          </table:table-cell>
          <table:table-cell table:formula="of:=[.A219]-INT([.A219]/2^4)*2^4-8" office:value-type="float" office:value="0" calcext:value-type="float">
            <text:p>0</text:p>
          </table:table-cell>
          <table:table-cell table:formula="of:=DEC2HEX([.B219])" office:value-type="string" office:string-value="5" calcext:value-type="string">
            <text:p>5</text:p>
          </table:table-cell>
          <table:table-cell table:formula="of:=DEC2HEX([.C219])" office:value-type="string" office:string-value="0" calcext:value-type="string">
            <text:p>0</text:p>
          </table:table-cell>
          <table:table-cell table:formula="of:=ATAN2([.B219];[.C219])/(2*PI())" office:value-type="float" office:value="0" calcext:value-type="float">
            <text:p>0</text:p>
          </table:table-cell>
          <table:table-cell table:formula="of:=DEC2HEX(INT([.F219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NT([.A220]/2^4)" office:value-type="float" office:value="5" calcext:value-type="float">
            <text:p>5</text:p>
          </table:table-cell>
          <table:table-cell table:formula="of:=[.A220]-INT([.A220]/2^4)*2^4-8" office:value-type="float" office:value="1" calcext:value-type="float">
            <text:p>1</text:p>
          </table:table-cell>
          <table:table-cell table:formula="of:=DEC2HEX([.B220])" office:value-type="string" office:string-value="5" calcext:value-type="string">
            <text:p>5</text:p>
          </table:table-cell>
          <table:table-cell table:formula="of:=DEC2HEX([.C220])" office:value-type="string" office:string-value="1" calcext:value-type="string">
            <text:p>1</text:p>
          </table:table-cell>
          <table:table-cell table:formula="of:=ATAN2([.B220];[.C220])/(2*PI())" office:value-type="float" office:value="0.0314164790945006" calcext:value-type="float">
            <text:p>0.031416479094501</text:p>
          </table:table-cell>
          <table:table-cell table:formula="of:=DEC2HEX(INT([.F220]*(2^8-1));2)" office:value-type="string" office:string-value="08" calcext:value-type="string">
            <text:p>0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NT([.A221]/2^4)" office:value-type="float" office:value="5" calcext:value-type="float">
            <text:p>5</text:p>
          </table:table-cell>
          <table:table-cell table:formula="of:=[.A221]-INT([.A221]/2^4)*2^4-8" office:value-type="float" office:value="2" calcext:value-type="float">
            <text:p>2</text:p>
          </table:table-cell>
          <table:table-cell table:formula="of:=DEC2HEX([.B221])" office:value-type="string" office:string-value="5" calcext:value-type="string">
            <text:p>5</text:p>
          </table:table-cell>
          <table:table-cell table:formula="of:=DEC2HEX([.C221])" office:value-type="string" office:string-value="2" calcext:value-type="string">
            <text:p>2</text:p>
          </table:table-cell>
          <table:table-cell table:formula="of:=ATAN2([.B221];[.C221])/(2*PI())" office:value-type="float" office:value="0.0605594707954217" calcext:value-type="float">
            <text:p>0.060559470795422</text:p>
          </table:table-cell>
          <table:table-cell table:formula="of:=DEC2HEX(INT([.F221]*(2^8-1));2)" office:value-type="string" office:string-value="0F" calcext:value-type="string">
            <text:p>0F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NT([.A222]/2^4)" office:value-type="float" office:value="5" calcext:value-type="float">
            <text:p>5</text:p>
          </table:table-cell>
          <table:table-cell table:formula="of:=[.A222]-INT([.A222]/2^4)*2^4-8" office:value-type="float" office:value="3" calcext:value-type="float">
            <text:p>3</text:p>
          </table:table-cell>
          <table:table-cell table:formula="of:=DEC2HEX([.B222])" office:value-type="string" office:string-value="5" calcext:value-type="string">
            <text:p>5</text:p>
          </table:table-cell>
          <table:table-cell table:formula="of:=DEC2HEX([.C222])" office:value-type="string" office:string-value="3" calcext:value-type="string">
            <text:p>3</text:p>
          </table:table-cell>
          <table:table-cell table:formula="of:=ATAN2([.B222];[.C222])/(2*PI())" office:value-type="float" office:value="0.0860104348113153" calcext:value-type="float">
            <text:p>0.086010434811315</text:p>
          </table:table-cell>
          <table:table-cell table:formula="of:=DEC2HEX(INT([.F222]*(2^8-1));2)" office:value-type="string" office:string-value="15" calcext:value-type="string">
            <text:p>1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T([.A223]/2^4)" office:value-type="float" office:value="5" calcext:value-type="float">
            <text:p>5</text:p>
          </table:table-cell>
          <table:table-cell table:formula="of:=[.A223]-INT([.A223]/2^4)*2^4-8" office:value-type="float" office:value="4" calcext:value-type="float">
            <text:p>4</text:p>
          </table:table-cell>
          <table:table-cell table:formula="of:=DEC2HEX([.B223])" office:value-type="string" office:string-value="5" calcext:value-type="string">
            <text:p>5</text:p>
          </table:table-cell>
          <table:table-cell table:formula="of:=DEC2HEX([.C223])" office:value-type="string" office:string-value="4" calcext:value-type="string">
            <text:p>4</text:p>
          </table:table-cell>
          <table:table-cell table:formula="of:=ATAN2([.B223];[.C223])/(2*PI())" office:value-type="float" office:value="0.107388356261361" calcext:value-type="float">
            <text:p>0.107388356261361</text:p>
          </table:table-cell>
          <table:table-cell table:formula="of:=DEC2HEX(INT([.F223]*(2^8-1));2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NT([.A224]/2^4)" office:value-type="float" office:value="5" calcext:value-type="float">
            <text:p>5</text:p>
          </table:table-cell>
          <table:table-cell table:formula="of:=[.A224]-INT([.A224]/2^4)*2^4-8" office:value-type="float" office:value="5" calcext:value-type="float">
            <text:p>5</text:p>
          </table:table-cell>
          <table:table-cell table:formula="of:=DEC2HEX([.B224])" office:value-type="string" office:string-value="5" calcext:value-type="string">
            <text:p>5</text:p>
          </table:table-cell>
          <table:table-cell table:formula="of:=DEC2HEX([.C224])" office:value-type="string" office:string-value="5" calcext:value-type="string">
            <text:p>5</text:p>
          </table:table-cell>
          <table:table-cell table:formula="of:=ATAN2([.B224];[.C224])/(2*PI())" office:value-type="float" office:value="0.125" calcext:value-type="float">
            <text:p>0.125</text:p>
          </table:table-cell>
          <table:table-cell table:formula="of:=DEC2HEX(INT([.F224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NT([.A225]/2^4)" office:value-type="float" office:value="5" calcext:value-type="float">
            <text:p>5</text:p>
          </table:table-cell>
          <table:table-cell table:formula="of:=[.A225]-INT([.A225]/2^4)*2^4-8" office:value-type="float" office:value="6" calcext:value-type="float">
            <text:p>6</text:p>
          </table:table-cell>
          <table:table-cell table:formula="of:=DEC2HEX([.B225])" office:value-type="string" office:string-value="5" calcext:value-type="string">
            <text:p>5</text:p>
          </table:table-cell>
          <table:table-cell table:formula="of:=DEC2HEX([.C225])" office:value-type="string" office:string-value="6" calcext:value-type="string">
            <text:p>6</text:p>
          </table:table-cell>
          <table:table-cell table:formula="of:=ATAN2([.B225];[.C225])/(2*PI())" office:value-type="float" office:value="0.139428969188152" calcext:value-type="float">
            <text:p>0.139428969188152</text:p>
          </table:table-cell>
          <table:table-cell table:formula="of:=DEC2HEX(INT([.F225]*(2^8-1));2)" office:value-type="string" office:string-value="23" calcext:value-type="string">
            <text:p>2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NT([.A226]/2^4)" office:value-type="float" office:value="5" calcext:value-type="float">
            <text:p>5</text:p>
          </table:table-cell>
          <table:table-cell table:formula="of:=[.A226]-INT([.A226]/2^4)*2^4-8" office:value-type="float" office:value="7" calcext:value-type="float">
            <text:p>7</text:p>
          </table:table-cell>
          <table:table-cell table:formula="of:=DEC2HEX([.B226])" office:value-type="string" office:string-value="5" calcext:value-type="string">
            <text:p>5</text:p>
          </table:table-cell>
          <table:table-cell table:formula="of:=DEC2HEX([.C226])" office:value-type="string" office:string-value="7" calcext:value-type="string">
            <text:p>7</text:p>
          </table:table-cell>
          <table:table-cell table:formula="of:=ATAN2([.B226];[.C226])/(2*PI())" office:value-type="float" office:value="0.151284228355627" calcext:value-type="float">
            <text:p>0.151284228355627</text:p>
          </table:table-cell>
          <table:table-cell table:formula="of:=DEC2HEX(INT([.F226]*(2^8-1));2)" office:value-type="string" office:string-value="26" calcext:value-type="string">
            <text:p>2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NT([.A227]/2^4)" office:value-type="float" office:value="6" calcext:value-type="float">
            <text:p>6</text:p>
          </table:table-cell>
          <table:table-cell table:formula="of:=[.A227]-INT([.A227]/2^4)*2^4-8" office:value-type="float" office:value="-8" calcext:value-type="float">
            <text:p>-8</text:p>
          </table:table-cell>
          <table:table-cell table:formula="of:=DEC2HEX([.B227])" office:value-type="string" office:string-value="6" calcext:value-type="string">
            <text:p>6</text:p>
          </table:table-cell>
          <table:table-cell table:formula="of:=DEC2HEX([.C227])" office:value-type="string" office:string-value="FFFFFFFFF8" calcext:value-type="string">
            <text:p>FFFFFFFFF8</text:p>
          </table:table-cell>
          <table:table-cell table:formula="of:=ATAN2([.B227];[.C227])/(2*PI())" office:value-type="float" office:value="-0.147583617650433" calcext:value-type="float">
            <text:p>-0.147583617650433</text:p>
          </table:table-cell>
          <table:table-cell table:formula="of:=DEC2HEX(INT([.F227]*(2^8-1));2)" office:value-type="string" office:string-value="FFFFFFFFDA" calcext:value-type="string">
            <text:p>FFFFFFFFDA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NT([.A228]/2^4)" office:value-type="float" office:value="6" calcext:value-type="float">
            <text:p>6</text:p>
          </table:table-cell>
          <table:table-cell table:formula="of:=[.A228]-INT([.A228]/2^4)*2^4-8" office:value-type="float" office:value="-7" calcext:value-type="float">
            <text:p>-7</text:p>
          </table:table-cell>
          <table:table-cell table:formula="of:=DEC2HEX([.B228])" office:value-type="string" office:string-value="6" calcext:value-type="string">
            <text:p>6</text:p>
          </table:table-cell>
          <table:table-cell table:formula="of:=DEC2HEX([.C228])" office:value-type="string" office:string-value="FFFFFFFFF9" calcext:value-type="string">
            <text:p>FFFFFFFFF9</text:p>
          </table:table-cell>
          <table:table-cell table:formula="of:=ATAN2([.B228];[.C228])/(2*PI())" office:value-type="float" office:value="-0.137218625986099" calcext:value-type="float">
            <text:p>-0.137218625986099</text:p>
          </table:table-cell>
          <table:table-cell table:formula="of:=DEC2HEX(INT([.F228]*(2^8-1));2)" office:value-type="string" office:string-value="FFFFFFFFDD" calcext:value-type="string">
            <text:p>FFFFFFFFDD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NT([.A229]/2^4)" office:value-type="float" office:value="6" calcext:value-type="float">
            <text:p>6</text:p>
          </table:table-cell>
          <table:table-cell table:formula="of:=[.A229]-INT([.A229]/2^4)*2^4-8" office:value-type="float" office:value="-6" calcext:value-type="float">
            <text:p>-6</text:p>
          </table:table-cell>
          <table:table-cell table:formula="of:=DEC2HEX([.B229])" office:value-type="string" office:string-value="6" calcext:value-type="string">
            <text:p>6</text:p>
          </table:table-cell>
          <table:table-cell table:formula="of:=DEC2HEX([.C229])" office:value-type="string" office:string-value="FFFFFFFFFA" calcext:value-type="string">
            <text:p>FFFFFFFFFA</text:p>
          </table:table-cell>
          <table:table-cell table:formula="of:=ATAN2([.B229];[.C229])/(2*PI())" office:value-type="float" office:value="-0.125" calcext:value-type="float">
            <text:p>-0.125</text:p>
          </table:table-cell>
          <table:table-cell table:formula="of:=DEC2HEX(INT([.F229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NT([.A230]/2^4)" office:value-type="float" office:value="6" calcext:value-type="float">
            <text:p>6</text:p>
          </table:table-cell>
          <table:table-cell table:formula="of:=[.A230]-INT([.A230]/2^4)*2^4-8" office:value-type="float" office:value="-5" calcext:value-type="float">
            <text:p>-5</text:p>
          </table:table-cell>
          <table:table-cell table:formula="of:=DEC2HEX([.B230])" office:value-type="string" office:string-value="6" calcext:value-type="string">
            <text:p>6</text:p>
          </table:table-cell>
          <table:table-cell table:formula="of:=DEC2HEX([.C230])" office:value-type="string" office:string-value="FFFFFFFFFB" calcext:value-type="string">
            <text:p>FFFFFFFFFB</text:p>
          </table:table-cell>
          <table:table-cell table:formula="of:=ATAN2([.B230];[.C230])/(2*PI())" office:value-type="float" office:value="-0.110571030811848" calcext:value-type="float">
            <text:p>-0.110571030811848</text:p>
          </table:table-cell>
          <table:table-cell table:formula="of:=DEC2HEX(INT([.F230]*(2^8-1));2)" office:value-type="string" office:string-value="FFFFFFFFE3" calcext:value-type="string">
            <text:p>FFFFFFFFE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NT([.A231]/2^4)" office:value-type="float" office:value="6" calcext:value-type="float">
            <text:p>6</text:p>
          </table:table-cell>
          <table:table-cell table:formula="of:=[.A231]-INT([.A231]/2^4)*2^4-8" office:value-type="float" office:value="-4" calcext:value-type="float">
            <text:p>-4</text:p>
          </table:table-cell>
          <table:table-cell table:formula="of:=DEC2HEX([.B231])" office:value-type="string" office:string-value="6" calcext:value-type="string">
            <text:p>6</text:p>
          </table:table-cell>
          <table:table-cell table:formula="of:=DEC2HEX([.C231])" office:value-type="string" office:string-value="FFFFFFFFFC" calcext:value-type="string">
            <text:p>FFFFFFFFFC</text:p>
          </table:table-cell>
          <table:table-cell table:formula="of:=ATAN2([.B231];[.C231])/(2*PI())" office:value-type="float" office:value="-0.0935835209054994" calcext:value-type="float">
            <text:p>-0.093583520905499</text:p>
          </table:table-cell>
          <table:table-cell table:formula="of:=DEC2HEX(INT([.F231]*(2^8-1));2)" office:value-type="string" office:string-value="FFFFFFFFE8" calcext:value-type="string">
            <text:p>FFFFFFFFE8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NT([.A232]/2^4)" office:value-type="float" office:value="6" calcext:value-type="float">
            <text:p>6</text:p>
          </table:table-cell>
          <table:table-cell table:formula="of:=[.A232]-INT([.A232]/2^4)*2^4-8" office:value-type="float" office:value="-3" calcext:value-type="float">
            <text:p>-3</text:p>
          </table:table-cell>
          <table:table-cell table:formula="of:=DEC2HEX([.B232])" office:value-type="string" office:string-value="6" calcext:value-type="string">
            <text:p>6</text:p>
          </table:table-cell>
          <table:table-cell table:formula="of:=DEC2HEX([.C232])" office:value-type="string" office:string-value="FFFFFFFFFD" calcext:value-type="string">
            <text:p>FFFFFFFFFD</text:p>
          </table:table-cell>
          <table:table-cell table:formula="of:=ATAN2([.B232];[.C232])/(2*PI())" office:value-type="float" office:value="-0.0737918088252166" calcext:value-type="float">
            <text:p>-0.073791808825217</text:p>
          </table:table-cell>
          <table:table-cell table:formula="of:=DEC2HEX(INT([.F232]*(2^8-1));2)" office:value-type="string" office:string-value="FFFFFFFFED" calcext:value-type="string">
            <text:p>FFFFFFFFED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T([.A233]/2^4)" office:value-type="float" office:value="6" calcext:value-type="float">
            <text:p>6</text:p>
          </table:table-cell>
          <table:table-cell table:formula="of:=[.A233]-INT([.A233]/2^4)*2^4-8" office:value-type="float" office:value="-2" calcext:value-type="float">
            <text:p>-2</text:p>
          </table:table-cell>
          <table:table-cell table:formula="of:=DEC2HEX([.B233])" office:value-type="string" office:string-value="6" calcext:value-type="string">
            <text:p>6</text:p>
          </table:table-cell>
          <table:table-cell table:formula="of:=DEC2HEX([.C233])" office:value-type="string" office:string-value="FFFFFFFFFE" calcext:value-type="string">
            <text:p>FFFFFFFFFE</text:p>
          </table:table-cell>
          <table:table-cell table:formula="of:=ATAN2([.B233];[.C233])/(2*PI())" office:value-type="float" office:value="-0.0512081911747834" calcext:value-type="float">
            <text:p>-0.051208191174783</text:p>
          </table:table-cell>
          <table:table-cell table:formula="of:=DEC2HEX(INT([.F233]*(2^8-1));2)" office:value-type="string" office:string-value="FFFFFFFFF2" calcext:value-type="string">
            <text:p>FFFFFFFFF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NT([.A234]/2^4)" office:value-type="float" office:value="6" calcext:value-type="float">
            <text:p>6</text:p>
          </table:table-cell>
          <table:table-cell table:formula="of:=[.A234]-INT([.A234]/2^4)*2^4-8" office:value-type="float" office:value="-1" calcext:value-type="float">
            <text:p>-1</text:p>
          </table:table-cell>
          <table:table-cell table:formula="of:=DEC2HEX([.B234])" office:value-type="string" office:string-value="6" calcext:value-type="string">
            <text:p>6</text:p>
          </table:table-cell>
          <table:table-cell table:formula="of:=DEC2HEX([.C234])" office:value-type="string" office:string-value="FFFFFFFFFF" calcext:value-type="string">
            <text:p>FFFFFFFFFF</text:p>
          </table:table-cell>
          <table:table-cell table:formula="of:=ATAN2([.B234];[.C234])/(2*PI())" office:value-type="float" office:value="-0.0262842283556267" calcext:value-type="float">
            <text:p>-0.026284228355627</text:p>
          </table:table-cell>
          <table:table-cell table:formula="of:=DEC2HEX(INT([.F234]*(2^8-1));2)" office:value-type="string" office:string-value="FFFFFFFFF9" calcext:value-type="string">
            <text:p>FFFFFFFFF9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NT([.A235]/2^4)" office:value-type="float" office:value="6" calcext:value-type="float">
            <text:p>6</text:p>
          </table:table-cell>
          <table:table-cell table:formula="of:=[.A235]-INT([.A235]/2^4)*2^4-8" office:value-type="float" office:value="0" calcext:value-type="float">
            <text:p>0</text:p>
          </table:table-cell>
          <table:table-cell table:formula="of:=DEC2HEX([.B235])" office:value-type="string" office:string-value="6" calcext:value-type="string">
            <text:p>6</text:p>
          </table:table-cell>
          <table:table-cell table:formula="of:=DEC2HEX([.C235])" office:value-type="string" office:string-value="0" calcext:value-type="string">
            <text:p>0</text:p>
          </table:table-cell>
          <table:table-cell table:formula="of:=ATAN2([.B235];[.C235])/(2*PI())" office:value-type="float" office:value="0" calcext:value-type="float">
            <text:p>0</text:p>
          </table:table-cell>
          <table:table-cell table:formula="of:=DEC2HEX(INT([.F235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NT([.A236]/2^4)" office:value-type="float" office:value="6" calcext:value-type="float">
            <text:p>6</text:p>
          </table:table-cell>
          <table:table-cell table:formula="of:=[.A236]-INT([.A236]/2^4)*2^4-8" office:value-type="float" office:value="1" calcext:value-type="float">
            <text:p>1</text:p>
          </table:table-cell>
          <table:table-cell table:formula="of:=DEC2HEX([.B236])" office:value-type="string" office:string-value="6" calcext:value-type="string">
            <text:p>6</text:p>
          </table:table-cell>
          <table:table-cell table:formula="of:=DEC2HEX([.C236])" office:value-type="string" office:string-value="1" calcext:value-type="string">
            <text:p>1</text:p>
          </table:table-cell>
          <table:table-cell table:formula="of:=ATAN2([.B236];[.C236])/(2*PI())" office:value-type="float" office:value="0.0262842283556267" calcext:value-type="float">
            <text:p>0.026284228355627</text:p>
          </table:table-cell>
          <table:table-cell table:formula="of:=DEC2HEX(INT([.F236]*(2^8-1));2)" office:value-type="string" office:string-value="06" calcext:value-type="string">
            <text:p>0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NT([.A237]/2^4)" office:value-type="float" office:value="6" calcext:value-type="float">
            <text:p>6</text:p>
          </table:table-cell>
          <table:table-cell table:formula="of:=[.A237]-INT([.A237]/2^4)*2^4-8" office:value-type="float" office:value="2" calcext:value-type="float">
            <text:p>2</text:p>
          </table:table-cell>
          <table:table-cell table:formula="of:=DEC2HEX([.B237])" office:value-type="string" office:string-value="6" calcext:value-type="string">
            <text:p>6</text:p>
          </table:table-cell>
          <table:table-cell table:formula="of:=DEC2HEX([.C237])" office:value-type="string" office:string-value="2" calcext:value-type="string">
            <text:p>2</text:p>
          </table:table-cell>
          <table:table-cell table:formula="of:=ATAN2([.B237];[.C237])/(2*PI())" office:value-type="float" office:value="0.0512081911747834" calcext:value-type="float">
            <text:p>0.051208191174783</text:p>
          </table:table-cell>
          <table:table-cell table:formula="of:=DEC2HEX(INT([.F237]*(2^8-1));2)" office:value-type="string" office:string-value="0D" calcext:value-type="string">
            <text:p>0D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NT([.A238]/2^4)" office:value-type="float" office:value="6" calcext:value-type="float">
            <text:p>6</text:p>
          </table:table-cell>
          <table:table-cell table:formula="of:=[.A238]-INT([.A238]/2^4)*2^4-8" office:value-type="float" office:value="3" calcext:value-type="float">
            <text:p>3</text:p>
          </table:table-cell>
          <table:table-cell table:formula="of:=DEC2HEX([.B238])" office:value-type="string" office:string-value="6" calcext:value-type="string">
            <text:p>6</text:p>
          </table:table-cell>
          <table:table-cell table:formula="of:=DEC2HEX([.C238])" office:value-type="string" office:string-value="3" calcext:value-type="string">
            <text:p>3</text:p>
          </table:table-cell>
          <table:table-cell table:formula="of:=ATAN2([.B238];[.C238])/(2*PI())" office:value-type="float" office:value="0.0737918088252166" calcext:value-type="float">
            <text:p>0.073791808825217</text:p>
          </table:table-cell>
          <table:table-cell table:formula="of:=DEC2HEX(INT([.F238]*(2^8-1));2)" office:value-type="string" office:string-value="12" calcext:value-type="string">
            <text:p>12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NT([.A239]/2^4)" office:value-type="float" office:value="6" calcext:value-type="float">
            <text:p>6</text:p>
          </table:table-cell>
          <table:table-cell table:formula="of:=[.A239]-INT([.A239]/2^4)*2^4-8" office:value-type="float" office:value="4" calcext:value-type="float">
            <text:p>4</text:p>
          </table:table-cell>
          <table:table-cell table:formula="of:=DEC2HEX([.B239])" office:value-type="string" office:string-value="6" calcext:value-type="string">
            <text:p>6</text:p>
          </table:table-cell>
          <table:table-cell table:formula="of:=DEC2HEX([.C239])" office:value-type="string" office:string-value="4" calcext:value-type="string">
            <text:p>4</text:p>
          </table:table-cell>
          <table:table-cell table:formula="of:=ATAN2([.B239];[.C239])/(2*PI())" office:value-type="float" office:value="0.0935835209054994" calcext:value-type="float">
            <text:p>0.093583520905499</text:p>
          </table:table-cell>
          <table:table-cell table:formula="of:=DEC2HEX(INT([.F239]*(2^8-1));2)" office:value-type="string" office:string-value="17" calcext:value-type="string">
            <text:p>17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NT([.A240]/2^4)" office:value-type="float" office:value="6" calcext:value-type="float">
            <text:p>6</text:p>
          </table:table-cell>
          <table:table-cell table:formula="of:=[.A240]-INT([.A240]/2^4)*2^4-8" office:value-type="float" office:value="5" calcext:value-type="float">
            <text:p>5</text:p>
          </table:table-cell>
          <table:table-cell table:formula="of:=DEC2HEX([.B240])" office:value-type="string" office:string-value="6" calcext:value-type="string">
            <text:p>6</text:p>
          </table:table-cell>
          <table:table-cell table:formula="of:=DEC2HEX([.C240])" office:value-type="string" office:string-value="5" calcext:value-type="string">
            <text:p>5</text:p>
          </table:table-cell>
          <table:table-cell table:formula="of:=ATAN2([.B240];[.C240])/(2*PI())" office:value-type="float" office:value="0.110571030811848" calcext:value-type="float">
            <text:p>0.110571030811848</text:p>
          </table:table-cell>
          <table:table-cell table:formula="of:=DEC2HEX(INT([.F240]*(2^8-1));2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NT([.A241]/2^4)" office:value-type="float" office:value="6" calcext:value-type="float">
            <text:p>6</text:p>
          </table:table-cell>
          <table:table-cell table:formula="of:=[.A241]-INT([.A241]/2^4)*2^4-8" office:value-type="float" office:value="6" calcext:value-type="float">
            <text:p>6</text:p>
          </table:table-cell>
          <table:table-cell table:formula="of:=DEC2HEX([.B241])" office:value-type="string" office:string-value="6" calcext:value-type="string">
            <text:p>6</text:p>
          </table:table-cell>
          <table:table-cell table:formula="of:=DEC2HEX([.C241])" office:value-type="string" office:string-value="6" calcext:value-type="string">
            <text:p>6</text:p>
          </table:table-cell>
          <table:table-cell table:formula="of:=ATAN2([.B241];[.C241])/(2*PI())" office:value-type="float" office:value="0.125" calcext:value-type="float">
            <text:p>0.125</text:p>
          </table:table-cell>
          <table:table-cell table:formula="of:=DEC2HEX(INT([.F241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NT([.A242]/2^4)" office:value-type="float" office:value="6" calcext:value-type="float">
            <text:p>6</text:p>
          </table:table-cell>
          <table:table-cell table:formula="of:=[.A242]-INT([.A242]/2^4)*2^4-8" office:value-type="float" office:value="7" calcext:value-type="float">
            <text:p>7</text:p>
          </table:table-cell>
          <table:table-cell table:formula="of:=DEC2HEX([.B242])" office:value-type="string" office:string-value="6" calcext:value-type="string">
            <text:p>6</text:p>
          </table:table-cell>
          <table:table-cell table:formula="of:=DEC2HEX([.C242])" office:value-type="string" office:string-value="7" calcext:value-type="string">
            <text:p>7</text:p>
          </table:table-cell>
          <table:table-cell table:formula="of:=ATAN2([.B242];[.C242])/(2*PI())" office:value-type="float" office:value="0.137218625986099" calcext:value-type="float">
            <text:p>0.137218625986099</text:p>
          </table:table-cell>
          <table:table-cell table:formula="of:=DEC2HEX(INT([.F242]*(2^8-1));2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T([.A243]/2^4)" office:value-type="float" office:value="7" calcext:value-type="float">
            <text:p>7</text:p>
          </table:table-cell>
          <table:table-cell table:formula="of:=[.A243]-INT([.A243]/2^4)*2^4-8" office:value-type="float" office:value="-8" calcext:value-type="float">
            <text:p>-8</text:p>
          </table:table-cell>
          <table:table-cell table:formula="of:=DEC2HEX([.B243])" office:value-type="string" office:string-value="7" calcext:value-type="string">
            <text:p>7</text:p>
          </table:table-cell>
          <table:table-cell table:formula="of:=DEC2HEX([.C243])" office:value-type="string" office:string-value="FFFFFFFFF8" calcext:value-type="string">
            <text:p>FFFFFFFFF8</text:p>
          </table:table-cell>
          <table:table-cell table:formula="of:=ATAN2([.B243];[.C243])/(2*PI())" office:value-type="float" office:value="-0.135594652317473" calcext:value-type="float">
            <text:p>-0.135594652317473</text:p>
          </table:table-cell>
          <table:table-cell table:formula="of:=DEC2HEX(INT([.F243]*(2^8-1));2)" office:value-type="string" office:string-value="FFFFFFFFDD" calcext:value-type="string">
            <text:p>FFFFFFFFDD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NT([.A244]/2^4)" office:value-type="float" office:value="7" calcext:value-type="float">
            <text:p>7</text:p>
          </table:table-cell>
          <table:table-cell table:formula="of:=[.A244]-INT([.A244]/2^4)*2^4-8" office:value-type="float" office:value="-7" calcext:value-type="float">
            <text:p>-7</text:p>
          </table:table-cell>
          <table:table-cell table:formula="of:=DEC2HEX([.B244])" office:value-type="string" office:string-value="7" calcext:value-type="string">
            <text:p>7</text:p>
          </table:table-cell>
          <table:table-cell table:formula="of:=DEC2HEX([.C244])" office:value-type="string" office:string-value="FFFFFFFFF9" calcext:value-type="string">
            <text:p>FFFFFFFFF9</text:p>
          </table:table-cell>
          <table:table-cell table:formula="of:=ATAN2([.B244];[.C244])/(2*PI())" office:value-type="float" office:value="-0.125" calcext:value-type="float">
            <text:p>-0.125</text:p>
          </table:table-cell>
          <table:table-cell table:formula="of:=DEC2HEX(INT([.F244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NT([.A245]/2^4)" office:value-type="float" office:value="7" calcext:value-type="float">
            <text:p>7</text:p>
          </table:table-cell>
          <table:table-cell table:formula="of:=[.A245]-INT([.A245]/2^4)*2^4-8" office:value-type="float" office:value="-6" calcext:value-type="float">
            <text:p>-6</text:p>
          </table:table-cell>
          <table:table-cell table:formula="of:=DEC2HEX([.B245])" office:value-type="string" office:string-value="7" calcext:value-type="string">
            <text:p>7</text:p>
          </table:table-cell>
          <table:table-cell table:formula="of:=DEC2HEX([.C245])" office:value-type="string" office:string-value="FFFFFFFFFA" calcext:value-type="string">
            <text:p>FFFFFFFFFA</text:p>
          </table:table-cell>
          <table:table-cell table:formula="of:=ATAN2([.B245];[.C245])/(2*PI())" office:value-type="float" office:value="-0.112781374013901" calcext:value-type="float">
            <text:p>-0.112781374013901</text:p>
          </table:table-cell>
          <table:table-cell table:formula="of:=DEC2HEX(INT([.F245]*(2^8-1));2)" office:value-type="string" office:string-value="FFFFFFFFE3" calcext:value-type="string">
            <text:p>FFFFFFFFE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NT([.A246]/2^4)" office:value-type="float" office:value="7" calcext:value-type="float">
            <text:p>7</text:p>
          </table:table-cell>
          <table:table-cell table:formula="of:=[.A246]-INT([.A246]/2^4)*2^4-8" office:value-type="float" office:value="-5" calcext:value-type="float">
            <text:p>-5</text:p>
          </table:table-cell>
          <table:table-cell table:formula="of:=DEC2HEX([.B246])" office:value-type="string" office:string-value="7" calcext:value-type="string">
            <text:p>7</text:p>
          </table:table-cell>
          <table:table-cell table:formula="of:=DEC2HEX([.C246])" office:value-type="string" office:string-value="FFFFFFFFFB" calcext:value-type="string">
            <text:p>FFFFFFFFFB</text:p>
          </table:table-cell>
          <table:table-cell table:formula="of:=ATAN2([.B246];[.C246])/(2*PI())" office:value-type="float" office:value="-0.0987157716443733" calcext:value-type="float">
            <text:p>-0.098715771644373</text:p>
          </table:table-cell>
          <table:table-cell table:formula="of:=DEC2HEX(INT([.F246]*(2^8-1));2)" office:value-type="string" office:string-value="FFFFFFFFE6" calcext:value-type="string">
            <text:p>FFFFFFFFE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NT([.A247]/2^4)" office:value-type="float" office:value="7" calcext:value-type="float">
            <text:p>7</text:p>
          </table:table-cell>
          <table:table-cell table:formula="of:=[.A247]-INT([.A247]/2^4)*2^4-8" office:value-type="float" office:value="-4" calcext:value-type="float">
            <text:p>-4</text:p>
          </table:table-cell>
          <table:table-cell table:formula="of:=DEC2HEX([.B247])" office:value-type="string" office:string-value="7" calcext:value-type="string">
            <text:p>7</text:p>
          </table:table-cell>
          <table:table-cell table:formula="of:=DEC2HEX([.C247])" office:value-type="string" office:string-value="FFFFFFFFFC" calcext:value-type="string">
            <text:p>FFFFFFFFFC</text:p>
          </table:table-cell>
          <table:table-cell table:formula="of:=ATAN2([.B247];[.C247])/(2*PI())" office:value-type="float" office:value="-0.0826246702692839" calcext:value-type="float">
            <text:p>-0.082624670269284</text:p>
          </table:table-cell>
          <table:table-cell table:formula="of:=DEC2HEX(INT([.F247]*(2^8-1));2)" office:value-type="string" office:string-value="FFFFFFFFEA" calcext:value-type="string">
            <text:p>FFFFFFFFEA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NT([.A248]/2^4)" office:value-type="float" office:value="7" calcext:value-type="float">
            <text:p>7</text:p>
          </table:table-cell>
          <table:table-cell table:formula="of:=[.A248]-INT([.A248]/2^4)*2^4-8" office:value-type="float" office:value="-3" calcext:value-type="float">
            <text:p>-3</text:p>
          </table:table-cell>
          <table:table-cell table:formula="of:=DEC2HEX([.B248])" office:value-type="string" office:string-value="7" calcext:value-type="string">
            <text:p>7</text:p>
          </table:table-cell>
          <table:table-cell table:formula="of:=DEC2HEX([.C248])" office:value-type="string" office:string-value="FFFFFFFFFD" calcext:value-type="string">
            <text:p>FFFFFFFFFD</text:p>
          </table:table-cell>
          <table:table-cell table:formula="of:=ATAN2([.B248];[.C248])/(2*PI())" office:value-type="float" office:value="-0.0644405292045783" calcext:value-type="float">
            <text:p>-0.064440529204578</text:p>
          </table:table-cell>
          <table:table-cell table:formula="of:=DEC2HEX(INT([.F248]*(2^8-1));2)" office:value-type="string" office:string-value="FFFFFFFFEF" calcext:value-type="string">
            <text:p>FFFFFFFFEF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NT([.A249]/2^4)" office:value-type="float" office:value="7" calcext:value-type="float">
            <text:p>7</text:p>
          </table:table-cell>
          <table:table-cell table:formula="of:=[.A249]-INT([.A249]/2^4)*2^4-8" office:value-type="float" office:value="-2" calcext:value-type="float">
            <text:p>-2</text:p>
          </table:table-cell>
          <table:table-cell table:formula="of:=DEC2HEX([.B249])" office:value-type="string" office:string-value="7" calcext:value-type="string">
            <text:p>7</text:p>
          </table:table-cell>
          <table:table-cell table:formula="of:=DEC2HEX([.C249])" office:value-type="string" office:string-value="FFFFFFFFFE" calcext:value-type="string">
            <text:p>FFFFFFFFFE</text:p>
          </table:table-cell>
          <table:table-cell table:formula="of:=ATAN2([.B249];[.C249])/(2*PI())" office:value-type="float" office:value="-0.0442927663914524" calcext:value-type="float">
            <text:p>-0.044292766391452</text:p>
          </table:table-cell>
          <table:table-cell table:formula="of:=DEC2HEX(INT([.F249]*(2^8-1));2)" office:value-type="string" office:string-value="FFFFFFFFF4" calcext:value-type="string">
            <text:p>FFFFFFFFF4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NT([.A250]/2^4)" office:value-type="float" office:value="7" calcext:value-type="float">
            <text:p>7</text:p>
          </table:table-cell>
          <table:table-cell table:formula="of:=[.A250]-INT([.A250]/2^4)*2^4-8" office:value-type="float" office:value="-1" calcext:value-type="float">
            <text:p>-1</text:p>
          </table:table-cell>
          <table:table-cell table:formula="of:=DEC2HEX([.B250])" office:value-type="string" office:string-value="7" calcext:value-type="string">
            <text:p>7</text:p>
          </table:table-cell>
          <table:table-cell table:formula="of:=DEC2HEX([.C250])" office:value-type="string" office:string-value="FFFFFFFFFF" calcext:value-type="string">
            <text:p>FFFFFFFFFF</text:p>
          </table:table-cell>
          <table:table-cell table:formula="of:=ATAN2([.B250];[.C250])/(2*PI())" office:value-type="float" office:value="-0.0225836176504333" calcext:value-type="float">
            <text:p>-0.022583617650433</text:p>
          </table:table-cell>
          <table:table-cell table:formula="of:=DEC2HEX(INT([.F250]*(2^8-1));2)" office:value-type="string" office:string-value="FFFFFFFFFA" calcext:value-type="string">
            <text:p>FFFFFFFFFA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NT([.A251]/2^4)" office:value-type="float" office:value="7" calcext:value-type="float">
            <text:p>7</text:p>
          </table:table-cell>
          <table:table-cell table:formula="of:=[.A251]-INT([.A251]/2^4)*2^4-8" office:value-type="float" office:value="0" calcext:value-type="float">
            <text:p>0</text:p>
          </table:table-cell>
          <table:table-cell table:formula="of:=DEC2HEX([.B251])" office:value-type="string" office:string-value="7" calcext:value-type="string">
            <text:p>7</text:p>
          </table:table-cell>
          <table:table-cell table:formula="of:=DEC2HEX([.C251])" office:value-type="string" office:string-value="0" calcext:value-type="string">
            <text:p>0</text:p>
          </table:table-cell>
          <table:table-cell table:formula="of:=ATAN2([.B251];[.C251])/(2*PI())" office:value-type="float" office:value="0" calcext:value-type="float">
            <text:p>0</text:p>
          </table:table-cell>
          <table:table-cell table:formula="of:=DEC2HEX(INT([.F251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NT([.A252]/2^4)" office:value-type="float" office:value="7" calcext:value-type="float">
            <text:p>7</text:p>
          </table:table-cell>
          <table:table-cell table:formula="of:=[.A252]-INT([.A252]/2^4)*2^4-8" office:value-type="float" office:value="1" calcext:value-type="float">
            <text:p>1</text:p>
          </table:table-cell>
          <table:table-cell table:formula="of:=DEC2HEX([.B252])" office:value-type="string" office:string-value="7" calcext:value-type="string">
            <text:p>7</text:p>
          </table:table-cell>
          <table:table-cell table:formula="of:=DEC2HEX([.C252])" office:value-type="string" office:string-value="1" calcext:value-type="string">
            <text:p>1</text:p>
          </table:table-cell>
          <table:table-cell table:formula="of:=ATAN2([.B252];[.C252])/(2*PI())" office:value-type="float" office:value="0.0225836176504333" calcext:value-type="float">
            <text:p>0.022583617650433</text:p>
          </table:table-cell>
          <table:table-cell table:formula="of:=DEC2HEX(INT([.F252]*(2^8-1));2)" office:value-type="string" office:string-value="05" calcext:value-type="string">
            <text:p>05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T([.A253]/2^4)" office:value-type="float" office:value="7" calcext:value-type="float">
            <text:p>7</text:p>
          </table:table-cell>
          <table:table-cell table:formula="of:=[.A253]-INT([.A253]/2^4)*2^4-8" office:value-type="float" office:value="2" calcext:value-type="float">
            <text:p>2</text:p>
          </table:table-cell>
          <table:table-cell table:formula="of:=DEC2HEX([.B253])" office:value-type="string" office:string-value="7" calcext:value-type="string">
            <text:p>7</text:p>
          </table:table-cell>
          <table:table-cell table:formula="of:=DEC2HEX([.C253])" office:value-type="string" office:string-value="2" calcext:value-type="string">
            <text:p>2</text:p>
          </table:table-cell>
          <table:table-cell table:formula="of:=ATAN2([.B253];[.C253])/(2*PI())" office:value-type="float" office:value="0.0442927663914524" calcext:value-type="float">
            <text:p>0.044292766391452</text:p>
          </table:table-cell>
          <table:table-cell table:formula="of:=DEC2HEX(INT([.F253]*(2^8-1));2)" office:value-type="string" office:string-value="0B" calcext:value-type="string">
            <text:p>0B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NT([.A254]/2^4)" office:value-type="float" office:value="7" calcext:value-type="float">
            <text:p>7</text:p>
          </table:table-cell>
          <table:table-cell table:formula="of:=[.A254]-INT([.A254]/2^4)*2^4-8" office:value-type="float" office:value="3" calcext:value-type="float">
            <text:p>3</text:p>
          </table:table-cell>
          <table:table-cell table:formula="of:=DEC2HEX([.B254])" office:value-type="string" office:string-value="7" calcext:value-type="string">
            <text:p>7</text:p>
          </table:table-cell>
          <table:table-cell table:formula="of:=DEC2HEX([.C254])" office:value-type="string" office:string-value="3" calcext:value-type="string">
            <text:p>3</text:p>
          </table:table-cell>
          <table:table-cell table:formula="of:=ATAN2([.B254];[.C254])/(2*PI())" office:value-type="float" office:value="0.0644405292045783" calcext:value-type="float">
            <text:p>0.064440529204578</text:p>
          </table:table-cell>
          <table:table-cell table:formula="of:=DEC2HEX(INT([.F254]*(2^8-1));2)" office:value-type="string" office:string-value="10" calcext:value-type="string">
            <text:p>1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NT([.A255]/2^4)" office:value-type="float" office:value="7" calcext:value-type="float">
            <text:p>7</text:p>
          </table:table-cell>
          <table:table-cell table:formula="of:=[.A255]-INT([.A255]/2^4)*2^4-8" office:value-type="float" office:value="4" calcext:value-type="float">
            <text:p>4</text:p>
          </table:table-cell>
          <table:table-cell table:formula="of:=DEC2HEX([.B255])" office:value-type="string" office:string-value="7" calcext:value-type="string">
            <text:p>7</text:p>
          </table:table-cell>
          <table:table-cell table:formula="of:=DEC2HEX([.C255])" office:value-type="string" office:string-value="4" calcext:value-type="string">
            <text:p>4</text:p>
          </table:table-cell>
          <table:table-cell table:formula="of:=ATAN2([.B255];[.C255])/(2*PI())" office:value-type="float" office:value="0.0826246702692839" calcext:value-type="float">
            <text:p>0.082624670269284</text:p>
          </table:table-cell>
          <table:table-cell table:formula="of:=DEC2HEX(INT([.F255]*(2^8-1));2)" office:value-type="string" office:string-value="15" calcext:value-type="string">
            <text:p>1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NT([.A256]/2^4)" office:value-type="float" office:value="7" calcext:value-type="float">
            <text:p>7</text:p>
          </table:table-cell>
          <table:table-cell table:formula="of:=[.A256]-INT([.A256]/2^4)*2^4-8" office:value-type="float" office:value="5" calcext:value-type="float">
            <text:p>5</text:p>
          </table:table-cell>
          <table:table-cell table:formula="of:=DEC2HEX([.B256])" office:value-type="string" office:string-value="7" calcext:value-type="string">
            <text:p>7</text:p>
          </table:table-cell>
          <table:table-cell table:formula="of:=DEC2HEX([.C256])" office:value-type="string" office:string-value="5" calcext:value-type="string">
            <text:p>5</text:p>
          </table:table-cell>
          <table:table-cell table:formula="of:=ATAN2([.B256];[.C256])/(2*PI())" office:value-type="float" office:value="0.0987157716443733" calcext:value-type="float">
            <text:p>0.098715771644373</text:p>
          </table:table-cell>
          <table:table-cell table:formula="of:=DEC2HEX(INT([.F256]*(2^8-1));2)" office:value-type="string" office:string-value="19" calcext:value-type="string">
            <text:p>19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NT([.A257]/2^4)" office:value-type="float" office:value="7" calcext:value-type="float">
            <text:p>7</text:p>
          </table:table-cell>
          <table:table-cell table:formula="of:=[.A257]-INT([.A257]/2^4)*2^4-8" office:value-type="float" office:value="6" calcext:value-type="float">
            <text:p>6</text:p>
          </table:table-cell>
          <table:table-cell table:formula="of:=DEC2HEX([.B257])" office:value-type="string" office:string-value="7" calcext:value-type="string">
            <text:p>7</text:p>
          </table:table-cell>
          <table:table-cell table:formula="of:=DEC2HEX([.C257])" office:value-type="string" office:string-value="6" calcext:value-type="string">
            <text:p>6</text:p>
          </table:table-cell>
          <table:table-cell table:formula="of:=ATAN2([.B257];[.C257])/(2*PI())" office:value-type="float" office:value="0.112781374013901" calcext:value-type="float">
            <text:p>0.112781374013901</text:p>
          </table:table-cell>
          <table:table-cell table:formula="of:=DEC2HEX(INT([.F257]*(2^8-1));2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NT([.A258]/2^4)" office:value-type="float" office:value="7" calcext:value-type="float">
            <text:p>7</text:p>
          </table:table-cell>
          <table:table-cell table:formula="of:=[.A258]-INT([.A258]/2^4)*2^4-8" office:value-type="float" office:value="7" calcext:value-type="float">
            <text:p>7</text:p>
          </table:table-cell>
          <table:table-cell table:formula="of:=DEC2HEX([.B258])" office:value-type="string" office:string-value="7" calcext:value-type="string">
            <text:p>7</text:p>
          </table:table-cell>
          <table:table-cell table:formula="of:=DEC2HEX([.C258])" office:value-type="string" office:string-value="7" calcext:value-type="string">
            <text:p>7</text:p>
          </table:table-cell>
          <table:table-cell table:formula="of:=ATAN2([.B258];[.C258])/(2*PI())" office:value-type="float" office:value="0.125" calcext:value-type="float">
            <text:p>0.125</text:p>
          </table:table-cell>
          <table:table-cell table:formula="of:=DEC2HEX(INT([.F258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 table:number-rows-repeated="104831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6:07:52.613886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5:12:31.947297839</meta:creation-date>
    <meta:editing-duration>PT4H55M44S</meta:editing-duration>
    <meta:editing-cycles>3</meta:editing-cycles>
    <meta:generator>LibreOffice/6.0.7.3$Linux_X86_64 LibreOffice_project/00m0$Build-3</meta:generator>
    <dc:date>2020-10-14T21:54:00.548961025</dc:date>
    <meta:document-statistic meta:table-count="1" meta:cell-count="18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97cm" xlink:href=".." xlink:type="simple" chart:class="chart:scatter" chart:style-name="ch1">
        <chart:legend chart:legend-position="end" svg:x="13.182cm" svg:y="4.199cm" style:legend-expansion="high" chart:style-name="ch2"/>
        <chart:plot-area chart:style-name="ch3" table:cell-range-address="Sheet1.F3:Sheet1.F258" svg:x="0.32cm" svg:y="0.179cm" svg:width="12.542cm" svg:height="8.639cm">
          <chartooo:coordinate-region svg:x="1.153cm" svg:y="0.378cm" svg:width="11.42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258" chart:class="chart:scatter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75">
                <text:p>-0.375</text:p>
                <draw:g>
                  <svg:desc>Sheet1.F3:Sheet1.F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85594652317473">
                <text:p>-0.385594652317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97583617650433">
                <text:p>-0.397583617650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11096157755324">
                <text:p>-0.411096157755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42899874390046">
                <text:p>-0.44289987439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61010434811315">
                <text:p>-0.461010434811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80208287919717">
                <text:p>-0.480208287919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0208287919717">
                <text:p>0.480208287919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010434811315">
                <text:p>0.461010434811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2899874390046">
                <text:p>0.442899874390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1096157755324">
                <text:p>0.411096157755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7583617650433">
                <text:p>0.397583617650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5594652317473">
                <text:p>0.385594652317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64405347682527">
                <text:p>-0.3644053476825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87218625986099">
                <text:p>-0.387218625986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01284228355627">
                <text:p>-0.401284228355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17375329730716">
                <text:p>-0.417375329730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35559470795422">
                <text:p>-0.435559470795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55707233608548">
                <text:p>-0.455707233608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77416382349567">
                <text:p>-0.477416382349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77416382349567">
                <text:p>0.477416382349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5707233608548">
                <text:p>0.455707233608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5559470795422">
                <text:p>0.435559470795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7375329730716">
                <text:p>0.4173753297307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1284228355627">
                <text:p>0.401284228355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7218625986099">
                <text:p>0.387218625986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52416382349567">
                <text:p>-0.3524163823495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62781374013901">
                <text:p>-0.362781374013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89428969188152">
                <text:p>-0.389428969188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06416479094501">
                <text:p>-0.406416479094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48791808825217">
                <text:p>-0.448791808825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73715771644373">
                <text:p>-0.473715771644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73715771644373">
                <text:p>0.473715771644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8791808825217">
                <text:p>0.448791808825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6416479094501">
                <text:p>0.406416479094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9428969188152">
                <text:p>0.389428969188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781374013901">
                <text:p>0.362781374013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38903842244676">
                <text:p>-0.338903842244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48715771644373">
                <text:p>-0.348715771644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60571030811848">
                <text:p>-0.360571030811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92611643738639">
                <text:p>-0.3926116437386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13989565188685">
                <text:p>-0.4139895651886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39440529204578">
                <text:p>-0.439440529204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68583520905499">
                <text:p>-0.4685835209054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68583520905499">
                <text:p>0.4685835209054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9440529204578">
                <text:p>0.439440529204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3989565188685">
                <text:p>0.4139895651886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92611643738639">
                <text:p>0.3926116437386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60571030811848">
                <text:p>0.360571030811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8715771644373">
                <text:p>0.3487157716443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32624670269284">
                <text:p>-0.332624670269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3583520905499">
                <text:p>-0.3435835209054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57388356261361">
                <text:p>-0.3573883562613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97583617650433">
                <text:p>-0.3975836176504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461010434811315">
                <text:p>-0.4610104348113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1010434811315">
                <text:p>0.4610104348113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7583617650433">
                <text:p>0.3975836176504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7388356261361">
                <text:p>0.3573883562613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43583520905499">
                <text:p>0.3435835209054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2624670269284">
                <text:p>0.332624670269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07100125609954">
                <text:p>-0.307100125609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14440529204578">
                <text:p>-0.3144405292045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36010434811315">
                <text:p>-0.3360104348113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352416382349567">
                <text:p>-0.3524163823495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06416479094501">
                <text:p>-0.406416479094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48791808825217">
                <text:p>-0.448791808825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8791808825217">
                <text:p>0.4487918088252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06416479094501">
                <text:p>0.4064164790945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2416382349567">
                <text:p>0.3524163823495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6010434811315">
                <text:p>0.3360104348113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3791808825217">
                <text:p>0.3237918088252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4440529204578">
                <text:p>0.3144405292045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88989565188685">
                <text:p>-0.2889895651886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94292766391452">
                <text:p>-0.2942927663914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01208191174783">
                <text:p>-0.3012081911747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10559470795422">
                <text:p>-0.3105594707954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43583520905499">
                <text:p>-0.3435835209054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3583520905499">
                <text:p>0.3435835209054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3791808825217">
                <text:p>0.323791808825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10559470795422">
                <text:p>0.3105594707954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01208191174783">
                <text:p>0.3012081911747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94292766391452">
                <text:p>0.294292766391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69791712080283">
                <text:p>-0.269791712080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72583617650433">
                <text:p>-0.2725836176504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76284228355627">
                <text:p>-0.2762842283556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281416479094501">
                <text:p>-0.281416479094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288989565188685">
                <text:p>-0.2889895651886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01208191174783">
                <text:p>-0.3012081911747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3791808825217">
                <text:p>0.3237918088252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1208191174783">
                <text:p>0.3012081911747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88989565188685">
                <text:p>0.2889895651886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81416479094501">
                <text:p>0.2814164790945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6284228355627">
                <text:p>0.2762842283556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2583617650433">
                <text:p>0.2725836176504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30208287919717">
                <text:p>-0.2302082879197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227416382349567">
                <text:p>-0.2274163823495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23715771644373">
                <text:p>-0.2237157716443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18583520905499">
                <text:p>-0.2185835209054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11010434811315">
                <text:p>-0.211010434811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98791808825217">
                <text:p>-0.1987918088252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76208191174783">
                <text:p>0.1762081911747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8791808825217">
                <text:p>0.1987918088252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11010434811315">
                <text:p>0.2110104348113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18583520905499">
                <text:p>0.2185835209054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23715771644373">
                <text:p>0.2237157716443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7416382349567">
                <text:p>0.2274163823495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211010434811315">
                <text:p>-0.2110104348113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05707233608548">
                <text:p>-0.2057072336085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98791808825217">
                <text:p>-0.1987918088252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89440529204578">
                <text:p>-0.1894405292045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56416479094501">
                <text:p>-0.1564164790945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737918088252166">
                <text:p>-0.07379180882521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737918088252166">
                <text:p>0.07379180882521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6416479094501">
                <text:p>0.1564164790945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6208191174783">
                <text:p>0.176208191174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89440529204578">
                <text:p>0.1894405292045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8791808825217">
                <text:p>0.1987918088252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05707233608548">
                <text:p>0.205707233608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92899874390046">
                <text:p>-0.1928998743900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85559470795422">
                <text:p>-0.185559470795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63989565188685">
                <text:p>-0.1639895651886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47583617650433">
                <text:p>-0.1475836176504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935835209054994">
                <text:p>-0.09358352090549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512081911747834">
                <text:p>-0.0512081911747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12081911747834">
                <text:p>0.05120819117478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35835209054994">
                <text:p>0.09358352090549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47583617650433">
                <text:p>0.1475836176504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3989565188685">
                <text:p>0.1639895651886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76208191174783">
                <text:p>0.1762081911747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5559470795422">
                <text:p>0.1855594707954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67375329730716">
                <text:p>-0.1673753297307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56416479094501">
                <text:p>-0.1564164790945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42611643738639">
                <text:p>-0.1426116437386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02416382349567">
                <text:p>-0.1024163823495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737918088252166">
                <text:p>-0.07379180882521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389895651886847">
                <text:p>-0.03898956518868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89895651886847">
                <text:p>0.03898956518868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37918088252166">
                <text:p>0.07379180882521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02416382349567">
                <text:p>0.1024163823495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42611643738639">
                <text:p>0.1426116437386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6416479094501">
                <text:p>0.1564164790945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7375329730716">
                <text:p>0.1673753297307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61096157755324">
                <text:p>-0.161096157755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51284228355627">
                <text:p>-0.1512842283556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39428969188152">
                <text:p>-0.1394289691881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07388356261361">
                <text:p>-0.1073883562613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860104348113153">
                <text:p>-0.08601043481131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605594707954217">
                <text:p>-0.0605594707954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314164790945006">
                <text:p>-0.0314164790945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14164790945006">
                <text:p>0.03141647909450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05594707954217">
                <text:p>0.06055947079542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60104348113153">
                <text:p>0.08601043481131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07388356261361">
                <text:p>0.1073883562613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39428969188152">
                <text:p>0.139428969188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1284228355627">
                <text:p>0.1512842283556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47583617650433">
                <text:p>-0.1475836176504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37218625986099">
                <text:p>-0.1372186259860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10571030811848">
                <text:p>-0.1105710308118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935835209054994">
                <text:p>-0.09358352090549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737918088252166">
                <text:p>-0.0737918088252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512081911747834">
                <text:p>-0.05120819117478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262842283556267">
                <text:p>-0.02628422835562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62842283556267">
                <text:p>0.02628422835562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12081911747834">
                <text:p>0.05120819117478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37918088252166">
                <text:p>0.07379180882521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35835209054994">
                <text:p>0.09358352090549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0571030811848">
                <text:p>0.1105710308118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37218625986099">
                <text:p>0.1372186259860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35594652317473">
                <text:p>-0.1355946523174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112781374013901">
                <text:p>-0.1127813740139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987157716443733">
                <text:p>-0.0987157716443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826246702692839">
                <text:p>-0.08262467026928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644405292045783">
                <text:p>-0.06444052920457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442927663914524">
                <text:p>-0.04429276639145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225836176504333">
                <text:p>-0.0225836176504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25836176504333">
                <text:p>0.0225836176504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42927663914524">
                <text:p>0.04429276639145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44405292045783">
                <text:p>0.06444052920457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26246702692839">
                <text:p>0.08262467026928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987157716443733">
                <text:p>0.09871577164437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12781374013901">
                <text:p>0.1127813740139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